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6B0000006BB88C1583500BCB62.png" manifest:media-type="image/png"/>
  <manifest:file-entry manifest:full-path="Pictures/1000112B00000B0F00000B0F847FCFB5700C6F86.svg" manifest:media-type="image/svg+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0.889in"/>
    </style:style>
    <style:style style:name="co3" style:family="table-column">
      <style:table-column-properties fo:break-before="auto" style:column-width="1.4075in"/>
    </style:style>
    <style:style style:name="co4" style:family="table-column">
      <style:table-column-properties fo:break-before="auto" style:column-width="6.0075in"/>
    </style:style>
    <style:style style:name="co5" style:family="table-column">
      <style:table-column-properties fo:break-before="auto" style:column-width="7.4008in"/>
    </style:style>
    <style:style style:name="co6" style:family="table-column">
      <style:table-column-properties fo:break-before="auto" style:column-width="0.6291in"/>
    </style:style>
    <style:style style:name="co7" style:family="table-column">
      <style:table-column-properties fo:break-before="auto" style:column-width="1.2339in"/>
    </style:style>
    <style:style style:name="co8" style:family="table-column">
      <style:table-column-properties fo:break-before="auto" style:column-width="0.7047in"/>
    </style:style>
    <style:style style:name="co9" style:family="table-column">
      <style:table-column-properties fo:break-before="auto" style:column-width="1.7846in"/>
    </style:style>
    <style:style style:name="co10" style:family="table-column">
      <style:table-column-properties fo:break-before="auto" style:column-width="0.3098in"/>
    </style:style>
    <style:style style:name="co11" style:family="table-column">
      <style:table-column-properties fo:break-before="auto" style:column-width="1.5465in"/>
    </style:style>
    <style:style style:name="co12" style:family="table-column">
      <style:table-column-properties fo:break-before="auto" style:column-width="0.672in"/>
    </style:style>
    <style:style style:name="co13" style:family="table-column">
      <style:table-column-properties fo:break-before="auto" style:column-width="1.1134in"/>
    </style:style>
    <style:style style:name="co14" style:family="table-column">
      <style:table-column-properties fo:break-before="auto" style:column-width="1.0846in"/>
    </style:style>
    <style:style style:name="co15" style:family="table-column">
      <style:table-column-properties fo:break-before="auto" style:column-width="0.6717in"/>
    </style:style>
    <style:style style:name="co16" style:family="table-column">
      <style:table-column-properties fo:break-before="auto" style:column-width="0.7236in"/>
    </style:style>
    <style:style style:name="co17" style:family="table-column">
      <style:table-column-properties fo:break-before="auto" style:column-width="1.1102in"/>
    </style:style>
    <style:style style:name="co18" style:family="table-column">
      <style:table-column-properties fo:break-before="auto" style:column-width="0.6591in"/>
    </style:style>
    <style:style style:name="co19" style:family="table-column">
      <style:table-column-properties fo:break-before="auto" style:column-width="0.9299in"/>
    </style:style>
    <style:style style:name="co20" style:family="table-column">
      <style:table-column-properties fo:break-before="auto" style:column-width="1.772in"/>
    </style:style>
    <style:style style:name="co21" style:family="table-column">
      <style:table-column-properties fo:break-before="auto" style:column-width="3.702in"/>
    </style:style>
    <style:style style:name="co22" style:family="table-column">
      <style:table-column-properties fo:break-before="auto" style:column-width="0.7354in"/>
    </style:style>
    <style:style style:name="co23" style:family="table-column">
      <style:table-column-properties fo:break-before="auto" style:column-width="2.1063in"/>
    </style:style>
    <style:style style:name="co24" style:family="table-column">
      <style:table-column-properties fo:break-before="auto" style:column-width="2.0035in"/>
    </style:style>
    <style:style style:name="co25" style:family="table-column">
      <style:table-column-properties fo:break-before="auto" style:column-width="3.9862in"/>
    </style:style>
    <style:style style:name="co26" style:family="table-column">
      <style:table-column-properties fo:break-before="auto" style:column-width="4.4028in"/>
    </style:style>
    <style:style style:name="co27" style:family="table-column">
      <style:table-column-properties fo:break-before="auto" style:column-width="6.3327in"/>
    </style:style>
    <style:style style:name="co28" style:family="table-column">
      <style:table-column-properties fo:break-before="auto" style:column-width="2.1181in"/>
    </style:style>
    <style:style style:name="co29" style:family="table-column">
      <style:table-column-properties fo:break-before="auto" style:column-width="0.6071in"/>
    </style:style>
    <style:style style:name="co30" style:family="table-column">
      <style:table-column-properties fo:break-before="auto" style:column-width="1.2453in"/>
    </style:style>
    <style:style style:name="co31" style:family="table-column">
      <style:table-column-properties fo:break-before="auto" style:column-width="4.3201in"/>
    </style:style>
    <style:style style:name="co32" style:family="table-column">
      <style:table-column-properties fo:break-before="auto" style:column-width="1.411in"/>
    </style:style>
    <style:style style:name="co33" style:family="table-column">
      <style:table-column-properties fo:break-before="auto" style:column-width="0.4272in"/>
    </style:style>
    <style:style style:name="co34" style:family="table-column">
      <style:table-column-properties fo:break-before="auto" style:column-width="1.0327in"/>
    </style:style>
    <style:style style:name="co35" style:family="table-column">
      <style:table-column-properties fo:break-before="auto" style:column-width="1.1382in"/>
    </style:style>
    <style:style style:name="co36" style:family="table-column">
      <style:table-column-properties fo:break-before="auto" style:column-width="0.9728in"/>
    </style:style>
    <style:style style:name="co37" style:family="table-column">
      <style:table-column-properties fo:break-before="auto" style:column-width="0.9043in"/>
    </style:style>
    <style:style style:name="co38" style:family="table-column">
      <style:table-column-properties fo:break-before="auto" style:column-width="1.0992in"/>
    </style:style>
    <style:style style:name="co39" style:family="table-column">
      <style:table-column-properties fo:break-before="auto" style:column-width="1.1217in"/>
    </style:style>
    <style:style style:name="co40" style:family="table-column">
      <style:table-column-properties fo:break-before="auto" style:column-width="1.5098in"/>
    </style:style>
    <style:style style:name="co41" style:family="table-column">
      <style:table-column-properties fo:break-before="auto" style:column-width="0.5319in"/>
    </style:style>
    <style:style style:name="co42" style:family="table-column">
      <style:table-column-properties fo:break-before="auto" style:column-width="0.3689in"/>
    </style:style>
    <style:style style:name="co43" style:family="table-column">
      <style:table-column-properties fo:break-before="auto" style:column-width="0.9953in"/>
    </style:style>
    <style:style style:name="co44" style:family="table-column">
      <style:table-column-properties fo:break-before="auto" style:column-width="0.9335in"/>
    </style:style>
    <style:style style:name="co45" style:family="table-column">
      <style:table-column-properties fo:break-before="auto" style:column-width="0.5193in"/>
    </style:style>
    <style:style style:name="co46" style:family="table-column">
      <style:table-column-properties fo:break-before="auto" style:column-width="0.4335in"/>
    </style:style>
    <style:style style:name="co47" style:family="table-column">
      <style:table-column-properties fo:break-before="auto" style:column-width="0.9307in"/>
    </style:style>
    <style:style style:name="co48" style:family="table-column">
      <style:table-column-properties fo:break-before="auto" style:column-width="0.9193in"/>
    </style:style>
    <style:style style:name="co49" style:family="table-column">
      <style:table-column-properties fo:break-before="auto" style:column-width="0.5575in"/>
    </style:style>
    <style:style style:name="co50" style:family="table-column">
      <style:table-column-properties fo:break-before="auto" style:column-width="1.1047in"/>
    </style:style>
    <style:style style:name="co51" style:family="table-column">
      <style:table-column-properties fo:break-before="auto" style:column-width="1.4984in"/>
    </style:style>
    <style:style style:name="co52" style:family="table-column">
      <style:table-column-properties fo:break-before="auto" style:column-width="0.7984in"/>
    </style:style>
    <style:style style:name="co53" style:family="table-column">
      <style:table-column-properties fo:break-before="auto" style:column-width="0.8492in"/>
    </style:style>
    <style:style style:name="co54" style:family="table-column">
      <style:table-column-properties fo:break-before="auto" style:column-width="0.5957in"/>
    </style:style>
    <style:style style:name="co55" style:family="table-column">
      <style:table-column-properties fo:break-before="auto" style:column-width="1.0398in"/>
    </style:style>
    <style:style style:name="co56" style:family="table-column">
      <style:table-column-properties fo:break-before="auto" style:column-width="0.8874in"/>
    </style:style>
    <style:style style:name="co57" style:family="table-column">
      <style:table-column-properties fo:break-before="auto" style:column-width="0.5835in"/>
    </style:style>
    <style:style style:name="co58" style:family="table-column">
      <style:table-column-properties fo:break-before="auto" style:column-width="4.2984in"/>
    </style:style>
    <style:style style:name="co59" style:family="table-column">
      <style:table-column-properties fo:break-before="auto" style:column-width="1.0547in"/>
    </style:style>
    <style:style style:name="co60" style:family="table-column">
      <style:table-column-properties fo:break-before="auto" style:column-width="0.9138in"/>
    </style:style>
    <style:style style:name="co61" style:family="table-column">
      <style:table-column-properties fo:break-before="auto" style:column-width="1.0429in"/>
    </style:style>
    <style:style style:name="co62" style:family="table-column">
      <style:table-column-properties fo:break-before="auto" style:column-width="1.6252in"/>
    </style:style>
    <style:style style:name="co63" style:family="table-column">
      <style:table-column-properties fo:break-before="auto" style:column-width="0.6209in"/>
    </style:style>
    <style:style style:name="co64" style:family="table-column">
      <style:table-column-properties fo:break-before="auto" style:column-width="0.7862in"/>
    </style:style>
    <style:style style:name="co65" style:family="table-column">
      <style:table-column-properties fo:break-before="auto" style:column-width="0.5453in"/>
    </style:style>
    <style:style style:name="co66" style:family="table-column">
      <style:table-column-properties fo:break-before="auto" style:column-width="0.4134in"/>
    </style:style>
    <style:style style:name="co67" style:family="table-column">
      <style:table-column-properties fo:break-before="auto" style:column-width="0.9508in"/>
    </style:style>
    <style:style style:name="co68" style:family="table-column">
      <style:table-column-properties fo:break-before="auto" style:column-width="1.0882in"/>
    </style:style>
    <style:style style:name="co69" style:family="table-column">
      <style:table-column-properties fo:break-before="auto" style:column-width="1.7402in"/>
    </style:style>
    <style:style style:name="co70" style:family="table-column">
      <style:table-column-properties fo:break-before="auto" style:column-width="1.0646in"/>
    </style:style>
    <style:style style:name="co71" style:family="table-column">
      <style:table-column-properties fo:break-before="auto" style:column-width="0.8693in"/>
    </style:style>
    <style:style style:name="co72" style:family="table-column">
      <style:table-column-properties fo:break-before="auto" style:column-width="0.9634in"/>
    </style:style>
    <style:style style:name="co73" style:family="table-column">
      <style:table-column-properties fo:break-before="auto" style:column-width="0.9126in"/>
    </style:style>
    <style:style style:name="co74" style:family="table-column">
      <style:table-column-properties fo:break-before="auto" style:column-width="0.561in"/>
    </style:style>
    <style:style style:name="co75" style:family="table-column">
      <style:table-column-properties fo:break-before="auto" style:column-width="3.2835in"/>
    </style:style>
    <style:style style:name="co76" style:family="table-column">
      <style:table-column-properties fo:break-before="auto" style:column-width="0.9472in"/>
    </style:style>
    <style:style style:name="co77" style:family="table-column">
      <style:table-column-properties fo:break-before="auto" style:column-width="1.0591in"/>
    </style:style>
    <style:style style:name="co78" style:family="table-column">
      <style:table-column-properties fo:break-before="auto" style:column-width="0.9209in"/>
    </style:style>
    <style:style style:name="co79" style:family="table-column">
      <style:table-column-properties fo:break-before="auto" style:column-width="1.2965in"/>
    </style:style>
    <style:style style:name="co80" style:family="table-column">
      <style:table-column-properties fo:break-before="auto" style:column-width="0.8181in"/>
    </style:style>
    <style:style style:name="co81" style:family="table-column">
      <style:table-column-properties fo:break-before="auto" style:column-width="0.2965in"/>
    </style:style>
    <style:style style:name="co82" style:family="table-column">
      <style:table-column-properties fo:break-before="auto" style:column-width="5.0256in"/>
    </style:style>
    <style:style style:name="co83" style:family="table-column">
      <style:table-column-properties fo:break-before="auto" style:column-width="1.2535in"/>
    </style:style>
    <style:style style:name="co84" style:family="table-column">
      <style:table-column-properties fo:break-before="auto" style:column-width="1.1244in"/>
    </style:style>
    <style:style style:name="co85" style:family="table-column">
      <style:table-column-properties fo:break-before="auto" style:column-width="2.5583in"/>
    </style:style>
    <style:style style:name="co86" style:family="table-column">
      <style:table-column-properties fo:break-before="auto" style:column-width="1.189in"/>
    </style:style>
    <style:style style:name="co87" style:family="table-column">
      <style:table-column-properties fo:break-before="auto" style:column-width="0.3492in"/>
    </style:style>
    <style:style style:name="co88" style:family="table-column">
      <style:table-column-properties fo:break-before="auto" style:column-width="1.9516in"/>
    </style:style>
    <style:style style:name="co89" style:family="table-column">
      <style:table-column-properties fo:break-before="auto" style:column-width="1.7445in"/>
    </style:style>
    <style:style style:name="co90" style:family="table-column">
      <style:table-column-properties fo:break-before="auto" style:column-width="0.7626in"/>
    </style:style>
    <style:style style:name="ro1" style:family="table-row">
      <style:table-row-properties style:row-height="0.178in" fo:break-before="auto" style:use-optimal-row-height="false"/>
    </style:style>
    <style:style style:name="ro2" style:family="table-row">
      <style:table-row-properties style:row-height="0.3528in" fo:break-before="auto" style:use-optimal-row-height="false"/>
    </style:style>
    <style:style style:name="ro3" style:family="table-row">
      <style:table-row-properties style:row-height="0.3283in" fo:break-before="auto" style:use-optimal-row-height="false"/>
    </style:style>
    <style:style style:name="ro4" style:family="table-row">
      <style:table-row-properties style:row-height="0.2307in" fo:break-before="auto" style:use-optimal-row-height="false"/>
    </style:style>
    <style:style style:name="ro5" style:family="table-row">
      <style:table-row-properties style:row-height="0.3937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8728in" fo:break-before="auto" style:use-optimal-row-height="false"/>
    </style:style>
    <style:style style:name="ro9" style:family="table-row">
      <style:table-row-properties style:row-height="0.3992in" fo:break-before="auto" style:use-optimal-row-height="false"/>
    </style:style>
    <style:style style:name="ro10" style:family="table-row">
      <style:table-row-properties style:row-height="1.1984in" fo:break-before="auto" style:use-optimal-row-height="false"/>
    </style:style>
    <style:style style:name="ro11" style:family="table-row">
      <style:table-row-properties style:row-height="3.7492in" fo:break-before="auto" style:use-optimal-row-height="false"/>
    </style:style>
    <style:style style:name="ro12" style:family="table-row">
      <style:table-row-properties style:row-height="1.2909in" fo:break-before="auto" style:use-optimal-row-height="false"/>
    </style:style>
    <style:style style:name="ro13" style:family="table-row">
      <style:table-row-properties style:row-height="0.5366in" fo:break-before="auto" style:use-optimal-row-height="false"/>
    </style:style>
    <style:style style:name="ro14" style:family="table-row">
      <style:table-row-properties style:row-height="0.1484in" fo:break-before="auto" style:use-optimal-row-height="false"/>
    </style:style>
    <style:style style:name="ro15" style:family="table-row">
      <style:table-row-properties style:row-height="0.3063in" fo:break-before="auto" style:use-optimal-row-height="false"/>
    </style:style>
    <style:style style:name="ro16" style:family="table-row">
      <style:table-row-properties style:row-height="0.1465in" fo:break-before="auto" style:use-optimal-row-height="false"/>
    </style:style>
    <style:style style:name="ro17" style:family="table-row">
      <style:table-row-properties style:row-height="0.1807in" fo:break-before="auto" style:use-optimal-row-height="false"/>
    </style:style>
    <style:style style:name="ro18" style:family="table-row">
      <style:table-row-properties style:row-height="0.1846in" fo:break-before="auto" style:use-optimal-row-height="false"/>
    </style:style>
    <style:style style:name="ro19" style:family="table-row">
      <style:table-row-properties style:row-height="0.1957in" fo:break-before="auto" style:use-optimal-row-height="false"/>
    </style:style>
    <style:style style:name="ro20" style:family="table-row">
      <style:table-row-properties style:row-height="0.3075in" fo:break-before="auto" style:use-optimal-row-height="false"/>
    </style:style>
    <style:style style:name="ro21" style:family="table-row">
      <style:table-row-properties style:row-height="0.1835in" fo:break-before="auto" style:use-optimal-row-height="false"/>
    </style:style>
    <style:style style:name="ro22" style:family="table-row">
      <style:table-row-properties style:row-height="0.3118in" fo:break-before="auto" style:use-optimal-row-height="false"/>
    </style:style>
    <style:style style:name="ro23" style:family="table-row">
      <style:table-row-properties style:row-height="0.1591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4299in" fo:break-before="auto" style:use-optimal-row-height="false"/>
    </style:style>
    <style:style style:name="ro26" style:family="table-row">
      <style:table-row-properties style:row-height="0.2673in" fo:break-before="auto" style:use-optimal-row-height="false"/>
    </style:style>
    <style:style style:name="ro27" style:family="table-row">
      <style:table-row-properties style:row-height="0.1665in" fo:break-before="auto" style:use-optimal-row-height="false"/>
    </style:style>
    <style:style style:name="ro28" style:family="table-row">
      <style:table-row-properties style:row-height="0.2083in" fo:break-before="auto" style:use-optimal-row-height="false"/>
    </style:style>
    <style:style style:name="ro29" style:family="table-row">
      <style:table-row-properties style:row-height="0.3866in" fo:break-before="auto" style:use-optimal-row-height="false"/>
    </style:style>
    <style:style style:name="ro30" style:family="table-row">
      <style:table-row-properties style:row-height="0.4618in" fo:break-before="auto" style:use-optimal-row-height="false"/>
    </style:style>
    <style:style style:name="ro31" style:family="table-row">
      <style:table-row-properties style:row-height="0.2992in" fo:break-before="auto" style:use-optimal-row-height="false"/>
    </style:style>
    <style:style style:name="ro32" style:family="table-row">
      <style:table-row-properties style:row-height="0.2362in" fo:break-before="auto" style:use-optimal-row-height="false"/>
    </style:style>
    <style:style style:name="ro33" style:family="table-row">
      <style:table-row-properties style:row-height="0.2465in" fo:break-before="auto" style:use-optimal-row-height="false"/>
    </style:style>
    <style:style style:name="ro34" style:family="table-row">
      <style:table-row-properties style:row-height="0.2516in" fo:break-before="auto" style:use-optimal-row-height="false"/>
    </style:style>
    <style:style style:name="ro35" style:family="table-row">
      <style:table-row-properties style:row-height="0.252in" fo:break-before="auto" style:use-optimal-row-height="false"/>
    </style:style>
    <style:style style:name="ro36" style:family="table-row">
      <style:table-row-properties style:row-height="0.2311in" fo:break-before="auto" style:use-optimal-row-height="false"/>
    </style:style>
    <style:style style:name="ro37" style:family="table-row">
      <style:table-row-properties style:row-height="0.2555in" fo:break-before="auto" style:use-optimal-row-height="false"/>
    </style:style>
    <style:style style:name="ro38" style:family="table-row">
      <style:table-row-properties style:row-height="0.2799in" fo:break-before="auto" style:use-optimal-row-height="false"/>
    </style:style>
    <style:style style:name="ro39" style:family="table-row">
      <style:table-row-properties style:row-height="0.1965in" fo:break-before="auto" style:use-optimal-row-height="false"/>
    </style:style>
    <style:style style:name="ro40" style:family="table-row">
      <style:table-row-properties style:row-height="0.3744in" fo:break-before="auto" style:use-optimal-row-height="false"/>
    </style:style>
    <style:style style:name="ro41" style:family="table-row">
      <style:table-row-properties style:row-height="0.3618in" fo:break-before="auto" style:use-optimal-row-height="false"/>
    </style:style>
    <style:style style:name="ro42" style:family="table-row">
      <style:table-row-properties style:row-height="0.1618in" fo:break-before="auto" style:use-optimal-row-height="false"/>
    </style:style>
    <style:style style:name="ro43" style:family="table-row">
      <style:table-row-properties style:row-height="0.1744in" fo:break-before="auto" style:use-optimal-row-height="false"/>
    </style:style>
    <style:style style:name="ro44" style:family="table-row">
      <style:table-row-properties style:row-height="0.2618in" fo:break-before="auto" style:use-optimal-row-height="false"/>
    </style:style>
    <style:style style:name="ro45" style:family="table-row">
      <style:table-row-properties style:row-height="0.2366in" fo:break-before="auto" style:use-optimal-row-height="false"/>
    </style:style>
    <style:style style:name="ro46" style:family="table-row">
      <style:table-row-properties style:row-height="0.3508in" fo:break-before="auto" style:use-optimal-row-height="false"/>
    </style:style>
    <style:style style:name="ro47" style:family="table-row">
      <style:table-row-properties style:row-height="0.4134in" fo:break-before="auto" style:use-optimal-row-height="false"/>
    </style:style>
    <style:style style:name="ro48" style:family="table-row">
      <style:table-row-properties style:row-height="0.4472in" fo:break-before="auto" style:use-optimal-row-height="false"/>
    </style:style>
    <style:style style:name="ro49" style:family="table-row">
      <style:table-row-properties style:row-height="0.4543in" fo:break-before="auto" style:use-optimal-row-height="false"/>
    </style:style>
    <style:style style:name="ro50" style:family="table-row">
      <style:table-row-properties style:row-height="0.1819in" fo:break-before="auto" style:use-optimal-row-height="false"/>
    </style:style>
    <style:style style:name="ro51" style:family="table-row">
      <style:table-row-properties style:row-height="0.4209in" fo:break-before="auto" style:use-optimal-row-height="false"/>
    </style:style>
    <style:style style:name="ro52" style:family="table-row">
      <style:table-row-properties style:row-height="0.2571in" fo:break-before="auto" style:use-optimal-row-height="false"/>
    </style:style>
    <style:style style:name="ro53" style:family="table-row">
      <style:table-row-properties style:row-height="0.3236in" fo:break-before="auto" style:use-optimal-row-height="false"/>
    </style:style>
    <style:style style:name="ro54" style:family="table-row">
      <style:table-row-properties style:row-height="0.1917in" fo:break-before="auto" style:use-optimal-row-height="true"/>
    </style:style>
    <style:style style:name="ro55" style:family="table-row">
      <style:table-row-properties style:row-height="0.2646in" fo:break-before="auto" style:use-optimal-row-height="false"/>
    </style:style>
    <style:style style:name="ro56" style:family="table-row">
      <style:table-row-properties style:row-height="0.4744in" fo:break-before="auto" style:use-optimal-row-height="false"/>
    </style:style>
    <style:style style:name="ro57" style:family="table-row">
      <style:table-row-properties style:row-height="0.1681in" fo:break-before="auto" style:use-optimal-row-height="false"/>
    </style:style>
    <style:style style:name="ro58" style:family="table-row">
      <style:table-row-properties style:row-height="0.4047in" fo:break-before="auto" style:use-optimal-row-height="true"/>
    </style:style>
    <style:style style:name="ro59" style:family="table-row">
      <style:table-row-properties style:row-height="0.2354in" fo:break-before="auto" style:use-optimal-row-height="true"/>
    </style:style>
    <style:style style:name="ro60" style:family="table-row">
      <style:table-row-properties style:row-height="0.1701in" fo:break-before="auto" style:use-optimal-row-height="false"/>
    </style:style>
    <style:style style:name="ro61" style:family="table-row">
      <style:table-row-properties style:row-height="0.3102in" fo:break-before="auto" style:use-optimal-row-height="true"/>
    </style:style>
    <style:style style:name="ro62" style:family="table-row">
      <style:table-row-properties style:row-height="0.3398in" fo:break-before="auto" style:use-optimal-row-height="true"/>
    </style:style>
    <style:style style:name="ro63" style:family="table-row">
      <style:table-row-properties style:row-height="0.3063in" fo:break-before="auto" style:use-optimal-row-height="true"/>
    </style:style>
    <style:style style:name="ro64" style:family="table-row">
      <style:table-row-properties style:row-height="1.0362in"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ext-properties fo:color="#3465a4" style:font-name="Arial2" fo:font-size="20pt" fo:font-weight="normal" style:font-size-asian="20pt" style:font-weight-asian="normal" style:font-size-complex="20pt" style:font-weight-complex="normal"/>
    </style:style>
    <style:style style:name="ce19"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 style:family="table-cell" style:parent-style-name="Default">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23"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25"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dee6ef" fo:border-left="none" fo:border-right="none" fo:border-top="0.06pt solid #729fcf"/>
    </style:style>
    <style:style style:name="ce2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ee6ef"/>
    </style:style>
    <style:style style:name="ce30"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in"/>
    </style:style>
    <style:style style:name="ce17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in"/>
    </style:style>
    <style:style style:name="ce9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in"/>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in"/>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in"/>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in"/>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in"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1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1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1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1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1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8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4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4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4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4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9"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in"/>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in"/>
    </style:style>
    <style:style style:name="ce222" style:family="table-cell" style:parent-style-name="Default">
      <style:table-cell-properties style:text-align-source="fix" style:repeat-content="false"/>
      <style:paragraph-properties fo:text-align="end" fo:margin-left="0in"/>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0.0591in 0.0591in" fo:border-top="2.49pt solid #000000"/>
      <style:paragraph-properties fo:text-align="center" fo:margin-left="0in"/>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0.0591in 0.0591in" fo:border-top="1.5pt solid #000000"/>
      <style:paragraph-properties fo:text-align="center" fo:margin-left="0in"/>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in"/>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in"/>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0.0193in" style:vertical-align="middle"/>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0.0193in"/>
      <style:paragraph-properties fo:text-align="center"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2"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13"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14" style:family="table-cell" style:parent-style-name="Default">
      <style:text-properties fo:font-size="11pt" style:font-size-asian="11pt" style:font-size-complex="11pt"/>
    </style:style>
    <style:style style:name="ce415" style:family="table-cell" style:parent-style-name="Default">
      <style:table-cell-properties fo:background-color="#cccccc"/>
    </style:style>
    <style:style style:name="ce416"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17" style:family="table-cell" style:parent-style-name="Default" style:data-style-name="N131"/>
    <style:style style:name="ce418" style:family="table-cell" style:parent-style-name="Default" style:data-style-name="N131">
      <style:text-properties fo:font-size="11pt" style:font-size-asian="11pt" style:font-size-complex="11pt"/>
    </style:style>
    <style:style style:name="ce419"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in"/>
    </style:style>
    <style:style style:name="ce263" style:family="table-cell" style:parent-style-name="Default" style:data-style-name="N99">
      <style:table-cell-properties style:text-align-source="fix" style:repeat-content="false"/>
      <style:paragraph-properties fo:text-align="end" fo:margin-left="0in"/>
    </style:style>
    <style:style style:name="ce264" style:family="table-cell" style:parent-style-name="Default" style:data-style-name="N0"/>
    <style:style style:name="ce40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width="0.0787in" draw:marker-start-center="false" draw:fill="solid" draw:fill-color="#ffffc0" draw:auto-grow-height="true" draw:auto-grow-width="false" fo:min-height="0.359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width="0.0787in" draw:marker-start-center="false" draw:fill="solid" draw:fill-color="#ffffc0" draw:auto-grow-height="true" draw:auto-grow-width="false" fo:min-height="1.5382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width="0.0787in" draw:marker-start-center="false" draw:fill="solid" draw:fill-color="#ffffc0" draw:auto-grow-height="true" draw:auto-grow-width="false" fo:min-height="0.7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width="0.0787in" draw:marker-start-center="false" draw:fill="solid" draw:fill-color="#ffffc0" draw:auto-grow-height="true" draw:auto-grow-width="false" fo:min-height="2.5634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width="0.0787in" draw:marker-start-center="false" draw:fill="solid" draw:fill-color="#ffffc0" draw:auto-grow-height="true" draw:auto-grow-width="false" fo:min-height="1.352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textarea-horizontal-align="justify" draw:textarea-vertical-align="middle" draw:auto-grow-height="false" fo:min-height="0.1252in" fo:min-width="0.3827in"/>
    </style:style>
    <style:style style:name="gr7" style:family="graphic">
      <style:graphic-properties draw:marker-start-width="0.0787in" draw:marker-start-center="false" draw:fill="solid" draw:fill-color="#ffffc0" draw:auto-grow-height="true" draw:auto-grow-width="false" fo:min-height="2.778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width="0.0787in" draw:marker-start-center="false" draw:fill="solid" draw:fill-color="#ffffc0" draw:auto-grow-height="true" draw:auto-grow-width="false" fo:min-height="0.256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width="0.0787in" draw:marker-start-center="false" draw:fill="solid" draw:fill-color="#ffffc0" draw:auto-grow-height="true" draw:auto-grow-width="false" fo:min-height="1.7091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width="0.0787in" draw:marker-start-center="false" draw:fill="solid" draw:fill-color="#ffffc0" draw:auto-grow-height="true" draw:auto-grow-width="false" fo:min-height="0.3421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none" svg:stroke-color="#000000" draw:fill="solid" draw:fill-color="#dddddd" fo:min-height="4.4213in" fo:padding-top="0.1181in" fo:padding-bottom="0.1181in" fo:padding-left="0.1181in" fo:padding-right="0.1181in"/>
      <style:paragraph-properties style:writing-mode="lr-tb"/>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4" style:family="graphic">
      <style:graphic-properties draw:stroke="none" svg:stroke-color="#000000" draw:fill="solid" draw:fill-color="#dddddd" fo:min-height="3.2638in" fo:padding-top="0.1181in" fo:padding-bottom="0.1181in" fo:padding-left="0.1181in" fo:padding-right="0.1181in"/>
      <style:paragraph-properties style:writing-mode="lr-tb"/>
    </style:style>
    <style:style style:name="gr15" style:family="graphic">
      <style:graphic-properties draw:stroke="none" svg:stroke-color="#000000" draw:fill="solid" draw:fill-color="#dddddd" fo:min-height="3.5138in" fo:padding-top="0.1181in" fo:padding-bottom="0.1181in" fo:padding-left="0.1181in" fo:padding-right="0.1181in"/>
      <style:paragraph-properties style:writing-mode="lr-tb"/>
    </style:style>
    <style:style style:name="gr16" style:family="graphic">
      <style:graphic-properties draw:stroke="none" svg:stroke-color="#000000" draw:fill="solid" draw:fill-color="#dddddd" fo:min-height="1.2421in" fo:padding-top="0.1181in" fo:padding-bottom="0.1181in" fo:padding-left="0.1181in" fo:padding-right="0.1181in"/>
      <style:paragraph-properties style:writing-mode="lr-tb"/>
    </style:style>
    <style:style style:name="gr17" style:family="graphic">
      <style:graphic-properties draw:stroke="none" svg:stroke-color="#000000" draw:fill="solid" draw:fill-color="#dddddd" fo:min-height="3.7232in" fo:padding-top="0.1181in" fo:padding-bottom="0.1181in" fo:padding-left="0.1181in" fo:padding-right="0.1181in"/>
      <style:paragraph-properties style:writing-mode="lr-tb"/>
    </style:style>
    <style:style style:name="gr18" style:family="graphic">
      <style:graphic-properties draw:stroke="none" svg:stroke-color="#000000" draw:fill="solid" draw:fill-color="#dddddd" fo:min-height="3.2579in" fo:padding-top="0.1181in" fo:padding-bottom="0.1181in" fo:padding-left="0.1181in" fo:padding-right="0.1181in"/>
      <style:paragraph-properties style:writing-mode="lr-tb"/>
    </style:style>
    <style:style style:name="gr19" style:family="graphic">
      <style:graphic-properties draw:stroke="none" svg:stroke-color="#000000" draw:fill="solid" draw:fill-color="#dddddd" fo:min-height="2.3272in" fo:padding-top="0.1181in" fo:padding-bottom="0.1181in" fo:padding-left="0.1181in" fo:padding-right="0.1181in"/>
      <style:paragraph-properties style:writing-mode="lr-tb"/>
    </style:style>
    <style:style style:name="gr20" style:family="graphic">
      <style:graphic-properties draw:stroke="none" svg:stroke-color="#000000" draw:fill="solid" draw:fill-color="#dddddd" fo:min-height="1.3965in" fo:padding-top="0.1181in" fo:padding-bottom="0.1181in" fo:padding-left="0.1181in" fo:padding-right="0.1181in"/>
      <style:paragraph-properties style:writing-mode="lr-tb"/>
    </style:style>
    <style:style style:name="gr21" style:family="graphic">
      <style:graphic-properties draw:stroke="none" svg:stroke-color="#000000" draw:fill="solid" draw:fill-color="#dddddd" fo:min-height="2.0945in" fo:padding-top="0.1181in" fo:padding-bottom="0.1181in" fo:padding-left="0.1181in" fo:padding-right="0.1181in"/>
      <style:paragraph-properties style:writing-mode="lr-tb"/>
    </style:style>
    <style:style style:name="gr22" style:family="graphic">
      <style:graphic-properties draw:stroke="none" svg:stroke-color="#000000" draw:fill="solid" draw:fill-color="#dddddd" fo:min-height="1.4921in" fo:padding-top="0.1181in" fo:padding-bottom="0.1181in" fo:padding-left="0.1181in" fo:padding-right="0.1181in"/>
      <style:paragraph-properties style:writing-mode="lr-tb"/>
    </style:style>
    <style:style style:name="gr23" style:family="graphic">
      <style:graphic-properties draw:stroke="none" svg:stroke-color="#000000" draw:fill="solid" draw:fill-color="#dddddd" fo:min-height="1.2638in" fo:padding-top="0.1181in" fo:padding-bottom="0.1181in" fo:padding-left="0.1181in" fo:padding-right="0.1181in"/>
      <style:paragraph-properties style:writing-mode="lr-tb"/>
    </style:style>
    <style:style style:name="gr24" style:family="graphic">
      <style:graphic-properties draw:stroke="none" svg:stroke-color="#000000" draw:fill="solid" draw:fill-color="#dddddd" fo:min-height="1.1638in" fo:padding-top="0.1181in" fo:padding-bottom="0.1181in" fo:padding-left="0.1181in" fo:padding-right="0.1181in"/>
      <style:paragraph-properties style:writing-mode="lr-tb"/>
    </style:style>
    <style:style style:name="gr25" style:family="graphic">
      <style:graphic-properties draw:stroke="none" svg:stroke-color="#000000" draw:fill="solid" draw:fill-color="#dddddd" draw:auto-grow-height="false" fo:min-height="2.7087in" draw:shadow="hidden"/>
      <style:paragraph-properties style:writing-mode="lr-tb"/>
    </style:style>
    <style:style style:name="gr26" style:family="graphic">
      <style:graphic-properties draw:stroke="none" svg:stroke-color="#000000" draw:fill="solid" draw:fill-color="#dddddd" fo:min-height="2.7421in"/>
      <style:paragraph-properties style:writing-mode="lr-tb"/>
    </style:style>
    <style:style style:name="gr27" style:family="graphic">
      <style:graphic-properties draw:marker-start-width="0.0787in" draw:marker-start-center="false" draw:fill="solid" draw:fill-color="#ffffc0" draw:auto-grow-height="true" draw:auto-grow-width="false" fo:min-height="0.3736in" fo:padding-top="0.0394in" fo:padding-bottom="0.0394in" fo:padding-left="0.0394in" fo:padding-right="0.0394in" draw:shadow="hidden" draw:shadow-offset-x="0.0394in" draw:shadow-offset-y="0.0394in" draw:caption-escape-direction="auto"/>
      <style:paragraph-properties style:writing-mode="lr-tb"/>
    </style:style>
    <style:style style:name="gr28" style:family="graphic">
      <style:graphic-properties draw:marker-start-width="0.0787in" draw:marker-start-center="false" draw:fill="solid" draw:fill-color="#ffffc0" draw:auto-grow-height="true" draw:auto-grow-width="false" fo:min-height="0.7469in" fo:padding-top="0.0394in" fo:padding-bottom="0.0394in" fo:padding-left="0.0394in" fo:padding-right="0.0394in" draw:shadow="hidden" draw:shadow-offset-x="0.0394in" draw:shadow-offset-y="0.0394in" draw:caption-escape-direction="auto"/>
      <style:paragraph-properties style:writing-mode="lr-tb"/>
    </style:style>
    <style:style style:name="gr29" style:family="graphic">
      <style:graphic-properties draw:stroke="none" svg:stroke-color="#000000" draw:fill="solid" draw:fill-color="#dddddd" draw:auto-grow-height="false" fo:min-height="2.7087in"/>
      <style:paragraph-properties style:writing-mode="lr-tb"/>
    </style:style>
    <style:style style:name="gr30" style:family="graphic">
      <style:graphic-properties draw:stroke="none" svg:stroke-color="#000000" draw:fill="solid" draw:fill-color="#dddddd" fo:min-height="3.4287in" fo:padding-top="0.1181in" fo:padding-bottom="0.1181in" fo:padding-left="0.1181in" fo:padding-right="0.1181in"/>
      <style:paragraph-properties style:writing-mode="lr-tb"/>
    </style:style>
    <style:style style:name="gr31" style:family="graphic">
      <style:graphic-properties draw:stroke="none" svg:stroke-color="#000000" draw:fill="solid" draw:fill-color="#dddddd" fo:min-height="1.8618in" fo:padding-top="0.1181in" fo:padding-bottom="0.1181in" fo:padding-left="0.1181in" fo:padding-right="0.1181in"/>
      <style:paragraph-properties style:writing-mode="lr-tb"/>
    </style:style>
    <style:style style:name="gr32" style:family="graphic">
      <style:graphic-properties draw:stroke="none" svg:stroke-color="#000000" draw:fill="solid" draw:fill-color="#dddddd" fo:min-height="3.8906in" fo:padding-top="0.1181in" fo:padding-bottom="0.1181in" fo:padding-left="0.1181in" fo:padding-right="0.1181in"/>
      <style:paragraph-properties style:writing-mode="lr-tb"/>
    </style:style>
    <style:style style:name="gr33" style:family="graphic">
      <style:graphic-properties draw:stroke="none" svg:stroke-color="#000000" draw:fill="solid" draw:fill-color="#dddddd" fo:min-height="1.4102in" fo:padding-top="0.1181in" fo:padding-bottom="0.1181in" fo:padding-left="0.1181in" fo:padding-right="0.1181in"/>
      <style:paragraph-properties style:writing-mode="lr-tb"/>
    </style:style>
    <style:style style:name="gr34" style:family="graphic">
      <style:graphic-properties draw:stroke="none" svg:stroke-color="#000000" draw:fill="solid" draw:fill-color="#dddddd" fo:min-height="1.1882in" fo:padding-top="0.1181in" fo:padding-bottom="0.1181in" fo:padding-left="0.1181in" fo:padding-right="0.1181in"/>
      <style:paragraph-properties style:writing-mode="lr-tb"/>
    </style:style>
    <style:style style:name="gr35" style:family="graphic">
      <style:graphic-properties draw:stroke="none" svg:stroke-color="#000000" draw:fill="solid" draw:fill-color="#dddddd" fo:min-height="1.6291in" fo:padding-top="0.1181in" fo:padding-bottom="0.1181in" fo:padding-left="0.1181in" fo:padding-right="0.1181in"/>
      <style:paragraph-properties style:writing-mode="lr-tb"/>
    </style:style>
    <style:style style:name="gr36" style:family="graphic">
      <style:graphic-properties draw:stroke="none" svg:stroke-color="#000000" draw:fill="solid" draw:fill-color="#dddddd" fo:min-height="2.7925in" fo:padding-top="0.1181in" fo:padding-bottom="0.1181in" fo:padding-left="0.1181in" fo:padding-right="0.1181in"/>
      <style:paragraph-properties style:writing-mode="lr-tb"/>
    </style:style>
    <style:style style:name="gr37" style:family="graphic">
      <style:graphic-properties draw:stroke="none" svg:stroke-color="#000000" draw:fill="solid" draw:fill-color="#dddddd" fo:min-height="3.9559in" fo:padding-top="0.1181in" fo:padding-bottom="0.1181in" fo:padding-left="0.1181in" fo:padding-right="0.1181in"/>
      <style:paragraph-properties style:writing-mode="lr-tb"/>
    </style:style>
    <style:style style:name="gr38" style:family="graphic">
      <style:graphic-properties draw:stroke="none" svg:stroke-color="#000000" draw:fill="solid" draw:fill-color="#dddddd" fo:min-height="3.6614in"/>
      <style:paragraph-properties style:writing-mode="lr-tb"/>
    </style:style>
    <style:style style:name="gr39" style:family="graphic">
      <style:graphic-properties draw:stroke="none" svg:stroke-color="#000000" draw:fill="solid" draw:fill-color="#dddddd" fo:min-height="3.1008in"/>
      <style:paragraph-properties style:writing-mode="lr-tb"/>
    </style:style>
    <style:style style:name="gr40" style:family="graphic">
      <style:graphic-properties draw:stroke="none" svg:stroke-color="#000000" draw:fill="solid" draw:fill-color="#dddddd" fo:min-height="4.4154in" fo:padding-top="0.1181in" fo:padding-bottom="0.1181in" fo:padding-left="0.1181in" fo:padding-right="0.1181in"/>
      <style:paragraph-properties style:writing-mode="lr-tb"/>
    </style:style>
    <style:style style:name="gr41" style:family="graphic">
      <style:graphic-properties draw:stroke="none" svg:stroke-color="#000000" draw:fill="solid" draw:fill-color="#dddddd" fo:min-height="1.6602in" fo:padding-top="0.1181in" fo:padding-bottom="0.1181in" fo:padding-left="0.1181in" fo:padding-right="0.1181in"/>
      <style:paragraph-properties style:writing-mode="lr-tb"/>
    </style:style>
    <style:style style:name="gr42" style:family="graphic">
      <style:graphic-properties draw:stroke="none" svg:stroke-color="#000000" draw:fill="solid" draw:fill-color="#dddddd" fo:min-height="1.1638in"/>
      <style:paragraph-properties style:writing-mode="lr-tb"/>
    </style:style>
    <style:style style:name="gr43" style:family="graphic">
      <style:graphic-properties draw:stroke="none" svg:stroke-color="#000000" draw:fill="solid" draw:fill-color="#dddddd" fo:min-height="1.6406in"/>
      <style:paragraph-properties style:writing-mode="lr-tb"/>
    </style:style>
    <style:style style:name="gr44" style:family="graphic">
      <style:graphic-properties draw:stroke="none" svg:stroke-color="#000000" draw:fill="solid" draw:fill-color="#dddddd" fo:min-height="1.7417in"/>
      <style:paragraph-properties style:writing-mode="lr-tb"/>
    </style:style>
    <style:style style:name="gr45" style:family="graphic">
      <style:graphic-properties draw:stroke="none" svg:stroke-color="#000000" draw:fill="solid" draw:fill-color="#dddddd" fo:min-height="3.9559in"/>
      <style:paragraph-properties style:writing-mode="lr-tb"/>
    </style:style>
    <style:style style:name="gr46" style:family="graphic">
      <style:graphic-properties draw:marker-start-width="0.0787in" draw:marker-start-center="false" draw:fill="solid" draw:fill-color="#ffffc0" draw:auto-grow-height="true" draw:auto-grow-width="false" fo:min-height="6.553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6" style:family="paragraph">
      <loext:graphic-properties draw:fill="solid" draw:fill-color="#dddddd"/>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9" style:family="paragraph">
      <style:paragraph-properties style:writing-mode="lr-tb"/>
    </style:style>
    <style:style style:name="P10" style:family="paragraph">
      <loext:graphic-properties draw:fill="solid" draw:fill-color="#dddddd"/>
      <style:paragraph-properties style:writing-mode="lr-tb"/>
    </style:style>
    <style:style style:name="P11" style:family="paragraph">
      <style:paragraph-properties style:text-autospace="none" style:line-break="normal" style:writing-mode="page"/>
      <style:text-properties fo:hyphenate="false"/>
    </style:style>
    <style:style style:name="P12" style:family="paragraph">
      <style:paragraph-properties fo:text-align="justify"/>
    </style:style>
    <style:style style:name="P13" style:family="paragraph">
      <style:paragraph-properties style:text-autospace="none" style:writing-mode="lr-tb"/>
    </style:style>
    <style:style style:name="P14" style:family="paragraph">
      <style:paragraph-properties fo:margin-left="0.5in" fo:margin-right="0in" fo:text-indent="-0.25in" style:text-autospace="none" style:writing-mode="lr-tb"/>
    </style:style>
    <style:style style:name="P15"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font-family="Sans-serif" style:font-family-generic="swiss" fo:font-size="15pt" style:font-size-asian="15pt" style:font-size-complex="15pt"/>
    </style:style>
    <style:style style:name="T9" style:family="text">
      <style:text-properties fo:color="#3465a4" fo:font-family="Sans-serif" style:font-family-generic="swiss" fo:font-size="15pt" fo:font-weight="bold" style:font-size-asian="15pt" style:font-weight-asian="bold" style:font-size-complex="15pt" style:font-weight-complex="bold"/>
    </style:style>
    <style:style style:name="T10"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17"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9" style:family="text">
      <style:text-properties fo:font-size="12pt" fo:font-weight="bold" style:font-size-asian="12pt" style:font-size-complex="12pt" style:font-weight-asian="bold" style:font-weight-complex="bold"/>
    </style:style>
    <style:style style:name="T20" style:family="text">
      <style:text-properties fo:font-size="12pt" style:font-size-asian="12pt" style:font-size-complex="12pt"/>
    </style:style>
    <style:style style:name="T21" style:family="text">
      <style:text-properties fo:font-size="12pt" style:font-size-asian="12pt" style:font-size-complex="12pt" fo:font-weight="bold" style:font-weight-asian="bold" style:font-weight-complex="bold"/>
    </style:style>
    <style:style style:name="T22" style:family="text">
      <style:text-properties fo:font-size="12pt" fo:font-weight="normal" style:font-size-asian="12pt" style:font-size-complex="12pt" style:font-weight-asian="normal" style:font-weight-complex="normal"/>
    </style:style>
    <style:style style:name="T23" style:family="text">
      <style:text-properties fo:font-weight="normal" style:font-size-asian="12pt" style:font-size-complex="12pt" style:font-weight-asian="normal" style:font-weight-complex="normal" fo:font-size="12pt"/>
    </style:style>
    <style:style style:name="T24" style:family="text">
      <style:text-properties style:font-size-asian="12pt" style:font-size-complex="12pt" fo:font-size="12pt" style:font-weight-complex="bold" style:font-weight-asian="bold" fo:font-weight="bold"/>
    </style:style>
    <style:style style:name="T25" style:family="text">
      <style:text-properties style:font-size-asian="12pt" style:font-size-complex="12pt" fo:font-size="12pt" fo:font-weight="normal" style:font-weight-asian="normal" style:font-weight-complex="normal"/>
    </style:style>
    <style:style style:name="T26" style:family="text">
      <style:text-properties style:font-size-asian="12pt" style:font-size-complex="12pt" fo:font-size="12pt" fo:font-weight="bold" style:font-weight-asian="bold" style:font-weight-complex="bold"/>
    </style:style>
    <style:style style:name="T27"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28"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29"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000000"/>
    </style:style>
    <style:style style:name="T34"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3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7"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38"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39"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5"/>
          <table:table-cell table:style-name="ce16"/>
          <table:table-cell table:style-name="ce43" table:number-columns-repeated="24"/>
          <table:table-cell table:number-columns-repeated="38"/>
        </table:table-row>
        <table:table-row table:style-name="ro2">
          <table:table-cell table:style-name="ce15"/>
          <table:table-cell table:style-name="ce17" office:value-type="string" calcext:value-type="string">
            <text:p>Informe de revisión de la accesibilidad</text:p>
          </table:table-cell>
          <table:table-cell table:style-name="ce43" table:number-columns-repeated="11"/>
          <table:table-cell table:style-name="ce30" office:value-type="string" calcext:value-type="string">
            <text:p>Versión: 1.0.1</text:p>
          </table:table-cell>
          <table:table-cell table:style-name="ce43" table:number-columns-repeated="12"/>
          <table:table-cell table:number-columns-repeated="38"/>
        </table:table-row>
        <table:table-row table:style-name="ro3">
          <table:table-cell table:style-name="ce15"/>
          <table:table-cell table:style-name="ce18" office:value-type="string" calcext:value-type="string">
            <text:p>Análisis de accesibilidad en profundidad de un sitio web</text:p>
          </table:table-cell>
          <table:table-cell table:style-name="ce43" table:number-columns-repeated="24"/>
          <table:table-cell table:number-columns-repeated="38"/>
        </table:table-row>
        <table:table-row table:style-name="ro4">
          <table:table-cell table:style-name="ce15"/>
          <table:table-cell table:style-name="ce19"/>
          <table:table-cell table:style-name="ce43" table:number-columns-repeated="24"/>
          <table:table-cell table:number-columns-repeated="38"/>
        </table:table-row>
        <table:table-row table:style-name="ro5">
          <table:table-cell/>
          <table:table-cell table:style-name="ce20" office:value-type="string" calcext:value-type="string">
            <text:p><text:s/>Información General</text:p>
          </table:table-cell>
          <table:table-cell table:style-name="ce20"/>
          <table:table-cell table:style-name="ce28" table:number-columns-repeated="11"/>
          <table:table-cell table:style-name="ce31" table:number-columns-repeated="12"/>
          <table:table-cell table:style-name="ce32" table:number-columns-repeated="38"/>
        </table:table-row>
        <table:table-row table:style-name="ro6">
          <table:table-cell table:number-columns-repeated="64"/>
        </table:table-row>
        <table:table-row table:style-name="ro7">
          <table:table-cell/>
          <table:table-cell table:style-name="ce21"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22" office:value-type="string" calcext:value-type="string" table:number-columns-spanned="13" table:number-rows-spanned="1">
            <text:p><text:span text:style-name="T19">Objeto</text:span></text:p>
            <text:p/>
            <text:p><text:span text:style-name="T20">El documento sirve como soporte para la revisión de accesibilidad en profundidad, es decir, permite anotar los resultados del análisis automático y manual realizado sobre un </text:span><text:span text:style-name="T21">sitio web</text:span><text:span text:style-name="T20">. Para las aplicaciones para dispositivos móviles se definirá un modelo diferente.</text:span></text:p>
            <text:p/>
            <text:p><text:span text:style-name="T20">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27"/>
          <table:covered-table-cell table:number-columns-repeated="5" table:style-name="ce29"/>
          <table:table-cell table:number-columns-repeated="50"/>
        </table:table-row>
        <table:table-row table:style-name="ro9">
          <table:table-cell table:number-columns-repeated="64"/>
        </table:table-row>
        <table:table-row table:style-name="ro10">
          <table:table-cell/>
          <table:table-cell table:style-name="ce22" office:value-type="string" calcext:value-type="string" table:number-columns-spanned="13" table:number-rows-spanned="1">
            <text:p><text:span text:style-name="T19">Cómo utilizar el documento</text:span></text:p>
            <text:p/>
            <text:p><text:span text:style-name="T22">El orden recomendado para cumplimentar la información es el siguiente:</text:span></text:p>
            <text:p/>
            <text:p><text:span text:style-name="T23">1. Rellenar en primer lugar la información de las pestañas "</text:span><text:span text:style-name="T24">01.Definición de ámbito</text:span><text:span text:style-name="T25">" y "</text:span><text:span text:style-name="T26">02. Tecnologías</text:span><text:span text:style-name="T25">"</text:span></text:p>
          </table:table-cell>
          <table:covered-table-cell table:number-columns-repeated="7" table:style-name="ce27"/>
          <table:covered-table-cell table:number-columns-repeated="5" table:style-name="ce29"/>
          <table:table-cell table:number-columns-repeated="50"/>
        </table:table-row>
        <table:table-row table:style-name="ro6">
          <table:table-cell table:number-columns-repeated="64"/>
        </table:table-row>
        <table:table-row table:style-name="ro11">
          <table:table-cell/>
          <table:table-cell table:style-name="ce23" office:value-type="string" calcext:value-type="string" table:number-columns-spanned="13" table:number-rows-spanned="1">
            <text:p><text:span text:style-name="T27">2. En la pestaña "</text:span><text:span text:style-name="T28">03. Muestra</text:span><text:span text:style-name="T29">" deberán indicarse las páginas que forman parte de la muestra. </text:span></text:p>
            <text:p><text:span text:style-name="T30">Para su selección deberá tenerse en cuenta lo indicado en el apdo. 3.2 de la </text:span><text:span text:style-name="T30"><text:a xlink:href="https://eur-lex.europa.eu/legal-content/ES/TXT/?uri=uriserv:OJ.L_.2018.256.01.0108.01.SPA&amp;toc=OJ:L:2018:256:FULL" xlink:type="simple">Decisión de Ejecución (UE) 2018/1524</text:a></text:span><text:span text:style-name="T30">.</text:span></text:p>
            <text:p/>
            <text:p><text:span text:style-name="T30">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0">-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0">- También debe tenerse en cuenta que al menos un 10% de la muestra debe ser aleatorio e indicarse en al columna tipo.</text:span></text:p>
            <text:p/>
            <text:p><text:span text:style-name="T30">-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0">- Cuando la muestra sea menor de 35 URLs, las URLs restantes se dejarán vacías. </text:span></text:p>
          </table:table-cell>
          <table:covered-table-cell table:number-columns-repeated="7" table:style-name="ce27"/>
          <table:covered-table-cell table:number-columns-repeated="5" table:style-name="ce29"/>
          <table:table-cell table:number-columns-repeated="50"/>
        </table:table-row>
        <table:table-row table:style-name="ro6">
          <table:table-cell table:number-columns-repeated="64"/>
        </table:table-row>
        <table:table-row table:style-name="ro12">
          <table:table-cell/>
          <table:table-cell table:style-name="ce24"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1"> </text:span><text:span text:style-name="T32">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24"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25"/>
          <table:table-cell table:number-columns-repeated="62"/>
        </table:table-row>
      </table:table>
      <table:table table:name="01.Definición de ámbito" table:style-name="ta2">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15"/>
          <table:table-cell table:style-name="ce16"/>
          <table:table-cell table:style-name="ce43" table:number-columns-repeated="24"/>
          <table:table-cell table:number-columns-repeated="38"/>
        </table:table-row>
        <table:table-row table:style-name="ro2">
          <table:table-cell table:style-name="ce15"/>
          <table:table-cell table:style-name="ce17" office:value-type="string" calcext:value-type="string">
            <text:p>Informe de revisión de la accesibilidad</text:p>
          </table:table-cell>
          <table:table-cell table:style-name="ce43" table:number-columns-repeated="24"/>
          <table:table-cell table:number-columns-repeated="38"/>
        </table:table-row>
        <table:table-row table:style-name="ro3">
          <table:table-cell table:style-name="ce15"/>
          <table:table-cell table:style-name="ce18" office:value-type="string" calcext:value-type="string">
            <text:p>Análisis de accesibilidad en profundidad de un sitio web</text:p>
          </table:table-cell>
          <table:table-cell table:style-name="ce43" table:number-columns-repeated="24"/>
          <table:table-cell table:number-columns-repeated="38"/>
        </table:table-row>
        <table:table-row table:style-name="ro4">
          <table:table-cell table:style-name="ce15"/>
          <table:table-cell table:style-name="ce19"/>
          <table:table-cell table:style-name="ce43"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20"/>
          <table:table-cell table:style-name="ce28" table:number-columns-repeated="11"/>
          <table:table-cell table:style-name="ce31" table:number-columns-repeated="12"/>
          <table:table-cell table:style-name="ce32" table:number-columns-repeated="38"/>
        </table:table-row>
        <table:table-row table:style-name="ro14">
          <table:table-cell table:number-columns-repeated="2"/>
          <table:table-cell table:style-name="ce71"/>
          <table:table-cell table:style-name="ce43"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46">
            <office:annotation draw:style-name="gr1" draw:text-style-name="P2" svg:width="3.2807in" svg:height="0.4382in" svg:x="14.6618in" svg:y="1.4264in" draw:caption-point-x="-0.3689in" draw:caption-point-y="0.2094in">
              <dc:date>2020-10-01T00:00:00</dc:date>
              <text:p text:style-name="P1"><text:span text:style-name="T1">URA: Unidad Responsable de Accesibilidad</text:span></text:p>
            </office:annotation>
          </table:table-cell>
          <table:table-cell table:style-name="ce43" table:number-columns-repeated="23"/>
          <table:table-cell table:number-columns-repeated="38"/>
        </table:table-row>
        <table:table-row table:style-name="ro16">
          <table:table-cell/>
          <table:table-cell table:style-name="ce65"/>
          <table:table-cell table:style-name="ce73"/>
          <table:table-cell table:style-name="ce43"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46">
            <office:annotation draw:style-name="gr2" draw:text-style-name="P2" svg:width="3.8587in" svg:height="1.6169in" svg:x="14.6059in" svg:y="1.4941in" draw:caption-point-x="-0.313in" draw:caption-point-y="0.5945in">
              <dc:date>2020-10-01T00:00:00</dc:date>
              <text:p text:style-name="P1"><text:span text:style-name="T1">DIR3: Directorio Común de Unidades Orgánicas y Oficinas</text:span></text:p>
              <text:p text:style-name="P1"><text:span text:style-name="T1"/></text:p>
              <text:p text:style-name="P1"><text:span text:style-name="T1">En el siguiente enlace del Portal de Administración electrónica, se indica como acceder a la aplicación DIR3-Directorio común donde poder buscar los códigos DIR3 necesarios para rellenar este informe.</text:span></text:p>
              <text:p text:style-name="P1"><text:span text:style-name="T1"/></text:p>
              <text:p text:style-name="P1"><text:span text:style-name="T1">https://administracionelectronica.gob.es/ctt/dir3</text:span></text:p>
            </office:annotation>
          </table:table-cell>
          <table:table-cell table:style-name="ce43" office:value-type="string" calcext:value-type="string">
            <text:p>(i) Indic<text:span text:style-name="T33">ar </text:span><text:span text:style-name="T34">el código DIR3 de la URA indicada en el campo anterior. Esto es, si la URA es la Subdirección General XXX, indicar el código DIR3 de la Subdirección General XXX. </text:span></text:p>
          </table:table-cell>
          <table:table-cell table:style-name="ce43" table:number-columns-repeated="22"/>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46">
            <office:annotation draw:style-name="gr3" draw:text-style-name="P2" svg:width="6.9043in" svg:height="0.8012in" svg:x="14.4756in" svg:y="2.1551in" draw:caption-point-x="-0.1827in" draw:caption-point-y="0.3882in">
              <dc:date>2020-10-01T00:00:00</dc:date>
              <text:p text:style-name="P1"><text:span text:style-name="T2">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43" table:number-columns-repeated="23"/>
          <table:table-cell table:number-columns-repeated="38"/>
        </table:table-row>
        <table:table-row table:style-name="ro17">
          <table:table-cell/>
          <table:table-cell table:style-name="ce65"/>
          <table:table-cell table:style-name="ce69"/>
          <table:table-cell table:style-name="ce43"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46"/>
          <table:table-cell table:style-name="ce43" office:value-type="string" calcext:value-type="string">
            <text:p>(i) <text:span text:style-name="T35">Indicar el código DIR3 del ámbito competencial de la URA indicando en el campo anterior.</text:span></text:p>
          </table:table-cell>
          <table:table-cell table:style-name="ce43" table:number-columns-repeated="22"/>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43"/>
          <table:table-cell table:style-name="ce43" table:number-columns-repeated="12"/>
          <table:table-cell table:number-columns-repeated="38"/>
        </table:table-row>
        <table:table-row table:style-name="ro16">
          <table:table-cell/>
          <table:table-cell table:style-name="ce66"/>
          <table:table-cell/>
          <table:table-cell table:style-name="ce43"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46"/>
          <table:table-cell table:style-name="ce43" office:value-type="string" calcext:value-type="string">
            <text:p>(i) Indicar el nombre de la Entidad responsable del sitio web, p.e. la Subdirección General XXX</text:p>
          </table:table-cell>
          <table:table-cell table:style-name="ce43" table:number-columns-repeated="22"/>
          <table:table-cell table:number-columns-repeated="38"/>
        </table:table-row>
        <table:table-row table:style-name="ro16">
          <table:table-cell/>
          <table:table-cell table:style-name="ce65"/>
          <table:table-cell table:style-name="ce73"/>
          <table:table-cell table:style-name="ce43"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46"/>
          <table:table-cell table:style-name="ce43" office:value-type="string" calcext:value-type="string">
            <text:p>(i) Indicar el código DIR3 de la Entidad responsable del Sitio web indicada en el campo anterior.</text:p>
          </table:table-cell>
          <table:table-cell table:style-name="ce43" table:number-columns-repeated="22"/>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46"/>
          <table:table-cell table:style-name="ce43" office:value-type="string" calcext:value-type="string">
            <text:p>(i) Indicar el correo electrónico de contacto de la entidad o de la persona responsable del sitio web</text:p>
          </table:table-cell>
          <table:table-cell table:style-name="ce43" table:number-columns-repeated="22"/>
          <table:table-cell table:number-columns-repeated="38"/>
        </table:table-row>
        <table:table-row table:style-name="ro19">
          <table:table-cell/>
          <table:table-cell table:style-name="ce65"/>
          <table:table-cell table:style-name="ce71"/>
          <table:table-cell table:style-name="ce43"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43"/>
          <table:table-cell table:style-name="ce43" table:number-columns-repeated="12"/>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46" table:content-validation-name="val1"/>
          <table:table-cell table:style-name="ce43" table:number-columns-repeated="23"/>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46"/>
          <table:table-cell table:style-name="ce43" table:number-columns-repeated="23"/>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46"/>
          <table:table-cell table:style-name="ce76" office:value-type="string" calcext:value-type="string">
            <text:p><text:span text:style-name="T36">(i)</text:span><text:span text:style-name="T37"> </text:span>Identifica la URL del sitio web</text:p>
          </table:table-cell>
          <table:table-cell table:style-name="ce43" table:number-columns-repeated="22"/>
          <table:table-cell table:number-columns-repeated="38"/>
        </table:table-row>
        <table:table-row table:style-name="ro21">
          <table:table-cell/>
          <table:table-cell table:style-name="ce65"/>
          <table:table-cell table:style-name="ce69"/>
          <table:table-cell table:style-name="ce76"/>
          <table:table-cell table:style-name="ce43"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46">
            <office:annotation draw:style-name="gr4" draw:text-style-name="P2" svg:width="6.9043in" svg:height="2.6421in" svg:x="14.5043in" svg:y="5.6898in" draw:caption-point-x="-0.2114in" draw:caption-point-y="1.2701in">
              <dc:date>2020-10-01T00:00:00</dc:date>
              <text:p text:style-name="P1"><text:span text:style-name="T1">Precisar si hay parte o partes del sitio web / app móvil que NO se va a analizar por quedar </text:span><text:span text:style-name="T3">fuera del 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3">fuera del ámbito del RD 1112/2018.</text:span><text:span text:style-name="T1"> </text:span></text:p>
              <text:p text:style-name="P1"><text:span text:style-name="T1">Por ejemplo, habría que indicar que los documentos PDF localizados en XXX no se analizan porque fueron 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office:value-type="string" calcext:value-type="string" table:number-columns-spanned="10" table:number-rows-spanned="1">
            <text:p><text:span text:style-name="T38">(i)</text:span><text:span text:style-name="T39"> Precisar si hay parte o partes del sitio web que NO se va a analizar por quedar fuera del ámbito</text:span></text:p>
          </table:table-cell>
          <table:covered-table-cell table:number-columns-repeated="9" table:style-name="ce43"/>
          <table:table-cell table:style-name="ce43" table:number-columns-repeated="6"/>
          <table:table-cell table:number-columns-repeated="2"/>
          <table:table-cell table:style-name="ce43" table:number-columns-repeated="5"/>
          <table:table-cell table:number-columns-repeated="38"/>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46"/>
          <table:table-cell table:number-columns-repeated="61"/>
        </table:table-row>
        <table:table-row table:style-name="ro14">
          <table:table-cell/>
          <table:table-cell table:style-name="ce66"/>
          <table:table-cell table:style-name="ce71"/>
          <table:table-cell table:style-name="ce43"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46"/>
          <table:table-cell table:style-name="ce80" office:value-type="string" calcext:value-type="string" table:number-columns-spanned="10" table:number-rows-spanned="1">
            <text:p><text:span text:style-name="T38">(i)</text:span><text:span text:style-name="T39">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43"/>
          <table:table-cell table:number-columns-repeated="50"/>
        </table:table-row>
        <table:table-row table:style-name="ro14">
          <table:table-cell/>
          <table:table-cell table:style-name="ce66"/>
          <table:table-cell table:style-name="ce76"/>
          <table:table-cell table:style-name="ce43" table:number-columns-repeated="16"/>
          <table:table-cell/>
          <table:table-cell table:style-name="ce43"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46" office:value-type="string" calcext:value-type="string">
            <text:p>UNE-EN 301549 : 2019 - AA WCAG 2.1 <text:span text:style-name="T32">(excluyendo el contenido excluido por el RD 1112/2018)</text:span></text:p>
          </table:table-cell>
          <table:table-cell table:style-name="ce73"/>
          <table:table-cell table:style-name="ce43" table:number-columns-repeated="11"/>
          <table:table-cell/>
          <table:table-cell table:style-name="ce43" table:number-columns-repeated="3"/>
          <table:table-cell/>
          <table:table-cell table:style-name="ce43" table:number-columns-repeated="6"/>
          <table:table-cell table:number-columns-repeated="38"/>
        </table:table-row>
        <table:table-row table:style-name="ro14">
          <table:table-cell/>
          <table:table-cell table:style-name="ce66"/>
          <table:table-cell table:style-name="ce76"/>
          <table:table-cell table:style-name="ce43" table:number-columns-repeated="12"/>
          <table:table-cell/>
          <table:table-cell table:style-name="ce43" table:number-columns-repeated="3"/>
          <table:table-cell/>
          <table:table-cell table:style-name="ce43"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46">
            <office:annotation draw:style-name="gr5" draw:text-style-name="P4" svg:width="6.4988in" svg:height="1.4307in" svg:x="14.5063in" svg:y="8.4051in" draw:caption-point-x="-0.2134in" draw:caption-point-y="0.7402in">
              <dc:date>2020-10-01T00:00:00</dc:date>
              <text:p text:style-name="P3"><text:span text:style-name="T1">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3"><text:span text:style-name="T1">En concreto indicar con qué</text:span><text:span text:style-name="T4"> sistema operativo y navegador se ha realizado la revisión (incluyendo la versión exacta) y si</text:span><text:span text:style-name="T1">, una vez completada la revisión o en paralelo, </text:span><text:span text:style-name="T4">se ha probado el sitio web con algún producto de apoyo</text:span><text:span text:style-name="T1">, como NVDA, Jaws, VoiceOver...</text:span></text:p>
              <text:p text:style-name="P3"><text:span text:style-name="T5"/></text:p>
            </office:annotation>
          </table:table-cell>
          <table:table-cell table:style-name="ce73"/>
          <table:table-cell table:style-name="ce43" table:number-columns-repeated="11"/>
          <table:table-cell/>
          <table:table-cell table:style-name="ce43" table:number-columns-repeated="3"/>
          <table:table-cell/>
          <table:table-cell table:style-name="ce43" table:number-columns-repeated="6"/>
          <table:table-cell table:number-columns-repeated="38"/>
        </table:table-row>
        <table:table-row table:style-name="ro14">
          <table:table-cell/>
          <table:table-cell table:style-name="ce66"/>
          <table:table-cell table:style-name="ce76"/>
          <table:table-cell table:style-name="ce43" table:number-columns-repeated="12"/>
          <table:table-cell/>
          <table:table-cell table:style-name="ce43" table:number-columns-repeated="3"/>
          <table:table-cell/>
          <table:table-cell table:style-name="ce43"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43"/>
          <table:table-cell table:number-columns-repeated="50"/>
        </table:table-row>
        <table:table-row table:style-name="ro14">
          <table:table-cell/>
          <table:table-cell table:style-name="ce66"/>
          <table:table-cell table:style-name="ce76"/>
          <table:table-cell table:style-name="ce43" table:number-columns-repeated="12"/>
          <table:table-cell/>
          <table:table-cell table:style-name="ce43" table:number-columns-repeated="3"/>
          <table:table-cell/>
          <table:table-cell table:style-name="ce43"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46" table:content-validation-name="val2"/>
          <table:table-cell table:style-name="ce73" office:value-type="string" calcext:value-type="string">
            <text:p><text:s/></text:p>
          </table:table-cell>
          <table:table-cell table:style-name="ce43" table:number-columns-repeated="11"/>
          <table:table-cell/>
          <table:table-cell table:style-name="ce43" table:number-columns-repeated="3"/>
          <table:table-cell/>
          <table:table-cell table:style-name="ce43" table:number-columns-repeated="6"/>
          <table:table-cell table:number-columns-repeated="38"/>
        </table:table-row>
        <table:table-row table:style-name="ro14">
          <table:table-cell/>
          <table:table-cell table:style-name="ce66"/>
          <table:table-cell table:style-name="ce76"/>
          <table:table-cell table:style-name="ce43" table:number-columns-repeated="12"/>
          <table:table-cell/>
          <table:table-cell table:style-name="ce43" table:number-columns-repeated="3"/>
          <table:table-cell/>
          <table:table-cell table:style-name="ce43"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43"/>
          <table:table-cell table:style-name="ce173"/>
          <table:table-cell table:style-name="ce43" table:number-columns-repeated="8"/>
          <table:table-cell/>
          <table:table-cell table:style-name="ce43" table:number-columns-repeated="3"/>
          <table:table-cell/>
          <table:table-cell table:style-name="ce43"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173"/>
          <table:table-cell table:number-columns-repeated="57"/>
        </table:table-row>
        <table:table-row table:style-name="ro21">
          <table:table-cell/>
          <table:table-cell table:style-name="ce69"/>
          <table:table-cell table:style-name="ce73" table:number-columns-repeated="2"/>
          <table:table-cell table:style-name="ce43" table:number-columns-repeated="2"/>
          <table:table-cell table:style-name="ce174"/>
          <table:table-cell table:style-name="ce43" table:number-columns-repeated="12"/>
          <table:table-cell/>
          <table:table-cell table:style-name="ce43"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46" table:content-validation-name="val3"/>
          <table:table-cell table:style-name="ce73"/>
          <table:table-cell table:style-name="ce43" table:number-columns-repeated="15"/>
          <table:table-cell/>
          <table:table-cell table:style-name="ce43" table:number-columns-repeated="6"/>
          <table:table-cell table:number-columns-repeated="38"/>
        </table:table-row>
        <table:table-row table:style-name="ro14">
          <table:table-cell/>
          <table:table-cell table:style-name="ce70"/>
          <table:table-cell table:style-name="ce73"/>
          <table:table-cell table:style-name="ce43" table:number-columns-repeated="16"/>
          <table:table-cell/>
          <table:table-cell table:style-name="ce43"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46"/>
          <table:table-cell table:style-name="ce73" office:value-type="string" calcext:value-type="string">
            <text:p><text:s/>(i) Nombre de la empresa que ha realizado la evaluación</text:p>
          </table:table-cell>
          <table:table-cell table:style-name="ce43" table:number-columns-repeated="15"/>
          <table:table-cell/>
          <table:table-cell table:style-name="ce43" table:number-columns-repeated="6"/>
          <table:table-cell table:number-columns-repeated="38"/>
        </table:table-row>
        <table:table-row table:style-name="ro14">
          <table:table-cell/>
          <table:table-cell table:style-name="ce70"/>
          <table:table-cell table:style-name="ce73"/>
          <table:table-cell table:style-name="ce43" table:number-columns-repeated="16"/>
          <table:table-cell/>
          <table:table-cell table:style-name="ce43"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43" table:number-columns-repeated="15"/>
          <table:table-cell/>
          <table:table-cell table:style-name="ce43" table:number-columns-repeated="6"/>
          <table:table-cell table:number-columns-repeated="38"/>
        </table:table-row>
        <table:table-row table:style-name="ro26">
          <table:table-cell table:number-columns-repeated="3"/>
          <table:table-cell table:style-name="ce43" table:number-columns-repeated="23"/>
          <table:table-cell table:number-columns-repeated="38"/>
        </table:table-row>
        <table:table-row table:style-name="ro27" table:number-rows-repeated="5">
          <table:table-cell/>
          <table:table-cell table:style-name="ce43" table:number-columns-repeated="25"/>
          <table:table-cell table:number-columns-repeated="38"/>
        </table:table-row>
        <table:table-row table:style-name="ro27" table:number-rows-repeated="11">
          <table:table-cell/>
          <table:table-cell table:style-name="ce43"/>
          <table:table-cell table:style-name="ce79"/>
          <table:table-cell table:style-name="ce43" table:number-columns-repeated="23"/>
          <table:table-cell table:number-columns-repeated="38"/>
        </table:table-row>
        <table:table-row table:style-name="ro27" table:number-rows-repeated="957">
          <table:table-cell/>
          <table:table-cell table:style-name="ce43"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5" svg:width="0.437in" svg:height="0.25in" svg:x="7.8957in" svg:y="3.315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15"/>
          <table:table-cell table:style-name="ce16"/>
          <table:table-cell table:style-name="ce43" table:number-columns-repeated="20"/>
          <table:table-cell table:number-columns-repeated="38"/>
        </table:table-row>
        <table:table-row table:style-name="ro2">
          <table:table-cell table:style-name="ce15"/>
          <table:table-cell table:style-name="ce17" office:value-type="string" calcext:value-type="string">
            <text:p>Informe de revisión de la accesibilidad</text:p>
          </table:table-cell>
          <table:table-cell table:style-name="ce43" table:number-columns-repeated="20"/>
          <table:table-cell table:number-columns-repeated="38"/>
        </table:table-row>
        <table:table-row table:style-name="ro3">
          <table:table-cell table:style-name="ce15"/>
          <table:table-cell table:style-name="ce18" office:value-type="string" calcext:value-type="string">
            <text:p>Análisis de accesibilidad en profundidad de un sitio web</text:p>
          </table:table-cell>
          <table:table-cell table:style-name="ce43" table:number-columns-repeated="20"/>
          <table:table-cell table:number-columns-repeated="38"/>
        </table:table-row>
        <table:table-row table:style-name="ro4">
          <table:table-cell table:style-name="ce15"/>
          <table:table-cell table:style-name="ce19"/>
          <table:table-cell table:style-name="ce43"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20"/>
          <table:table-cell table:style-name="ce28" table:number-columns-repeated="9"/>
          <table:table-cell table:style-name="ce31" table:number-columns-repeated="10"/>
          <table:table-cell table:style-name="ce32" table:number-columns-repeated="38"/>
        </table:table-row>
        <table:table-row table:style-name="ro29">
          <table:table-cell/>
          <table:table-cell table:style-name="ce86" office:value-type="string" calcext:value-type="string" table:number-columns-spanned="11" table:number-rows-spanned="1">
            <office:annotation draw:style-name="gr7" draw:text-style-name="P4" svg:width="6.7724in" svg:height="2.8575in" svg:x="14.2276in" svg:y="0.8925in" draw:caption-point-x="-0.2402in" draw:caption-point-y="0.5945in">
              <dc:date>2020-10-01T00:00:00</dc:date>
              <text:p text:style-name="P3"><text:span text:style-name="T1">Indicar las tecnologías web</text:span><text:span text:style-name="T4"> en las que se ha confiado la conformidad de la accesibilidad de acuerdo con WCAG 2</text:span><text:span text:style-name="T1"> para desarrollar el sitio web. </text:span></text:p>
              <text:p text:style-name="P3"><text:span text:style-name="T1">Esto incluye</text:span><text:span text:style-name="T4"> tecnologías web base</text:span><text:span text:style-name="T1"> como HTML y CSS,</text:span><text:span text:style-name="T4"> tecnologías web auxiliares</text:span><text:span text:style-name="T1"> como JavaScript y WAI-ARIA, así como </text:span><text:span text:style-name="T4">tecnologías web específicas</text:span><text:span text:style-name="T1"> como SMIL, SVG y PDF.</text:span></text:p>
              <text:p text:style-name="P3"><text:span text:style-name="T1"/></text:p>
              <text:p text:style-name="P3"><text:span text:style-name="T4">Nota</text:span><text:span text:style-name="T1">: Cuando sea posible, a menudo también es útil identificar el</text:span><text:span text:style-name="T4"> sistema de gestión de contenido, versión y configuración</text:span><text:span text:style-name="T1">, ya que puede ser relevante para explicar los resultados de la evaluación. </text:span></text:p>
              <text:p text:style-name="P3"><text:span text:style-name="T1">Además, las </text:span><text:span text:style-name="T4">bibliotecas y componentes</text:span><text:span text:style-name="T1">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3"><text:span text:style-name="T1"/></text:p>
              <text:p text:style-name="P3"><text:span text:style-name="T4">Nota: </text:span><text:span text:style-name="T1">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15"/>
          <table:table-cell table:style-name="ce16"/>
          <table:table-cell table:style-name="ce43" table:number-columns-repeated="23"/>
          <table:table-cell table:number-columns-repeated="39"/>
        </table:table-row>
        <table:table-row table:style-name="ro2">
          <table:table-cell table:style-name="ce15"/>
          <table:table-cell table:style-name="ce17" office:value-type="string" calcext:value-type="string">
            <text:p>Informe de revisión de la accesibilidad</text:p>
          </table:table-cell>
          <table:table-cell table:style-name="ce43" table:number-columns-repeated="23"/>
          <table:table-cell table:number-columns-repeated="39"/>
        </table:table-row>
        <table:table-row table:style-name="ro3">
          <table:table-cell table:style-name="ce15"/>
          <table:table-cell table:style-name="ce18" office:value-type="string" calcext:value-type="string">
            <text:p>Análisis de accesibilidad en profundidad de un sitio web</text:p>
          </table:table-cell>
          <table:table-cell table:style-name="ce43" table:number-columns-repeated="3"/>
          <table:table-cell table:style-name="ce109" office:value-type="string" calcext:value-type="string">
            <text:p>* Campos obligatorios</text:p>
          </table:table-cell>
          <table:table-cell table:style-name="ce43" table:number-columns-repeated="19"/>
          <table:table-cell table:number-columns-repeated="39"/>
        </table:table-row>
        <table:table-row table:style-name="ro4">
          <table:table-cell table:style-name="ce15"/>
          <table:table-cell table:style-name="ce19"/>
          <table:table-cell table:style-name="ce43"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31"/>
          <table:table-cell table:style-name="ce31" table:number-columns-repeated="18"/>
          <table:table-cell table:style-name="ce32" table:number-columns-repeated="39"/>
        </table:table-row>
        <table:table-row table:style-name="ro33">
          <table:table-cell table:style-name="ce94" table:number-columns-repeated="5"/>
          <table:table-cell table:style-name="ce43"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6.2697in" svg:height="0.3354in" svg:x="5.6484in" svg:y="1.265in" draw:caption-point-x="0.0917in" draw:caption-point-y="0.4685in">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6.7843in" svg:height="1.7878in" svg:x="14.1343in" svg:y="0.0563in" draw:caption-point-x="-0.0051in" draw:caption-point-y="1.6772in">
              <dc:date>2020-10-01T00:00:00</dc:date>
              <text:p text:style-name="P1"><text:span text:style-name="T1">- Cuando la página NO forme parte de un PROCESO, indicar separados por “&gt;” la navegación que hay que hacer por el sitio web.</text:span></text:p>
              <text:p text:style-name="P1"><text:span text:style-name="T1"><text:line-break/></text:span><text:span text:style-name="T1">-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0" draw:text-style-name="P2" svg:width="5.25in" svg:height="0.4209in" svg:x="15.2008in" svg:y="1.0681in" draw:caption-point-x="5.261in" draw:caption-point-y="0.6654in">
              <dc:date>2020-10-01T00:00:00</dc:date>
              <text:p text:style-name="P1"><text:span text:style-name="T1">Indicar los tipos de elementos más característicos que tiene la página, que indica el motivo por el que se ha decidido incluir dicha página.</text:span></text:p>
            </office:annotation>
            <text:p>Tipos de elementos</text:p>
          </table:table-cell>
          <table:table-cell table:style-name="ce43"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43"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43"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2"/>
          <table:table-cell/>
          <table:table-cell table:style-name="ce43"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43"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43" table:number-columns-repeated="17"/>
          <table:table-cell table:number-columns-repeated="40"/>
        </table:table-row>
        <table:table-row table:style-name="ro27">
          <table:table-cell/>
          <table:table-cell table:style-name="ce97" table:number-columns-repeated="5"/>
          <table:table-cell table:style-name="ce43"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43"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43" table:number-columns-repeated="19"/>
          <table:table-cell table:number-columns-repeated="40"/>
        </table:table-row>
        <table:table-row table:style-name="ro35">
          <table:table-cell/>
          <table:table-cell table:style-name="ce43" table:number-columns-repeated="4"/>
          <table:table-cell/>
          <table:table-cell table:style-name="ce43"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43" table:number-columns-repeated="20"/>
          <table:table-cell table:number-columns-repeated="40"/>
        </table:table-row>
        <table:table-row table:style-name="ro36">
          <table:table-cell/>
          <table:table-cell table:style-name="ce31"/>
          <table:table-cell table:style-name="ce32" table:number-columns-repeated="3"/>
          <table:table-cell table:style-name="ce31"/>
          <table:table-cell table:style-name="ce43"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43" table:number-columns-repeated="20"/>
          <table:table-cell table:number-columns-repeated="40"/>
        </table:table-row>
        <table:table-row table:style-name="ro27">
          <table:table-cell/>
          <table:table-cell table:style-name="ce43" table:number-columns-repeated="6"/>
          <table:table-cell/>
          <table:table-cell table:style-name="ce43" table:number-columns-repeated="16"/>
          <table:table-cell table:number-columns-repeated="40"/>
        </table:table-row>
        <table:table-row table:style-name="ro27">
          <table:table-cell/>
          <table:table-cell table:style-name="ce43"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4" svg:width="6.7697in" svg:height="1.0122in" svg:x="5.9803in" svg:y="12.0988in" draw:caption-point-x="-0.2402in" draw:caption-point-y="0.5945in">
              <dc:date>2020-09-08T00:00:00</dc:date>
              <text:p text:style-name="P3"><text:span text:style-name="T5">La muestra es correcta cuando se cumplen las siguientes condiciones (todas):</text:span></text:p>
              <text:p text:style-name="P3"><text:span text:style-name="T5">- Para cada una de las páginas analizadas se rellenan los campos Nombre Corto, Tipo y URL de la página</text:span></text:p>
              <text:p text:style-name="P3"><text:span text:style-name="T5">- Nº páginas aleatorias &gt;= 10% páginas no aleatorias</text:span></text:p>
              <text:p text:style-name="P3"><text:span text:style-name="T5">- Nº páginas aleatorias &gt; 0</text:span></text:p>
              <text:p text:style-name="P3"><text:span text:style-name="T5">- Existen al menos las páginas con Tipo: Inicio y Declaración de accesibilidad</text:span></text:p>
            </office:annotation>
            <text:p>NO</text:p>
          </table:table-cell>
          <table:table-cell/>
          <table:table-cell table:style-name="ce43" table:number-columns-repeated="19"/>
          <table:table-cell table:number-columns-repeated="40"/>
        </table:table-row>
        <table:table-row table:style-name="ro27" table:number-rows-repeated="2">
          <table:table-cell/>
          <table:table-cell table:style-name="ce43" table:number-columns-repeated="23"/>
          <table:table-cell table:number-columns-repeated="40"/>
        </table:table-row>
        <table:table-row table:style-name="ro27">
          <table:table-cell/>
          <table:table-cell table:style-name="ce43" table:number-columns-repeated="2"/>
          <table:table-cell/>
          <table:table-cell table:style-name="ce43" table:number-columns-repeated="20"/>
          <table:table-cell table:number-columns-repeated="40"/>
        </table:table-row>
        <table:table-row table:style-name="ro27" table:number-rows-repeated="926">
          <table:table-cell table:style-name="ce43"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office:forms form:automatic-focus="false" form:apply-design-mode="false"/>
        <table:shapes>
          <draw:frame draw:z-index="0" draw:style-name="gr12" draw:text-style-name="P6" svg:width="6.75in" svg:height="5.3295in" svg:x="8in" svg:y="138.7965in">
            <draw:text-box>
              <text:p><text:span text:style-name="T6">Si al recibir y luego eliminar el puntero o el foco del teclado se activa el contenido adicional para que se haga visible y luego se oculte, lo siguiente es cierto: </text:span></text:p>
              <text:p><text:span text:style-name="T6"/></text:p>
              <text:p><text:span text:style-name="T6">- Puede retirarse: Un mecanismo está disponible para descartar el contenido adicional sin mover el puntero o el foco del teclado, a menos que el contenido adicional comunique un error de entrada o no oscurezca o reemplace otro contenido;</text:span></text:p>
              <text:p><text:span text:style-name="T6"/></text:p>
              <text:p><text:span text:style-name="T6">- Hoverable: Si el puntero puede activar el contenido adicional, entonces el puntero puede moverse sobre el contenido adicional sin que el contenido adicional desaparezca;</text:span></text:p>
              <text:p><text:span text:style-name="T6"/></text:p>
              <text:p><text:span text:style-name="T6">- Persistente: El contenido adicional permanece visible hasta que se elimina el cursor o el disparador de enfoque, el usuario lo despide o su información deja de ser válida.</text:span></text:p>
              <text:p><text:span text:style-name="T6"/></text:p>
              <text:p><text:span text:style-name="T6"/></text:p>
              <text:p><text:span text:style-name="T7"><text:a xlink:href="https://www.w3.org/TR/WCAG/#content-on-hover-or-focus" xlink:type="simple">https://www.w3.org/TR/WCAG/#content-on-hover-or-focus</text:a></text:span></text:p>
            </draw:text-box>
          </draw:frame>
          <draw:frame draw:z-index="1" draw:name="Image 1" draw:style-name="gr13" draw:text-style-name="P7" svg:width="0.6791in" svg:height="0.7579in" svg:x="11.0909in" svg:y="6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 draw:style-name="gr12" draw:text-style-name="P6" svg:width="6.75in" svg:height="5.087in" svg:x="8in" svg:y="131.1291in">
            <draw:text-box>
              <text:p><text:span text:style-name="T6">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6"/></text:p>
              <text:p><text:span text:style-name="T6">- Altura de línea (espaciado de línea) de al menos 1,5 veces el tamaño de la fuente;</text:span></text:p>
              <text:p><text:span text:style-name="T6"/></text:p>
              <text:p><text:span text:style-name="T6">- Espaciando los párrafos siguientes a por lo menos 2 veces el tamaño de la fuente;</text:span></text:p>
              <text:p><text:span text:style-name="T6"/></text:p>
              <text:p><text:span text:style-name="T6">- Espaciado de letras (rastreo) a por lo menos 0.12 veces el tamaño de la fuente;</text:span></text:p>
              <text:p><text:span text:style-name="T6"/></text:p>
              <text:p><text:span text:style-name="T6">- Espacio entre palabras de al menos 0.16 veces el tamaño de la fuente.</text:span></text:p>
              <text:p><text:span text:style-name="T6"/></text:p>
              <text:p><text:span text:style-name="T6"/></text:p>
              <text:p><text:span text:style-name="T7"><text:a xlink:href="https://www.w3.org/TR/WCAG/#text-spacing" xlink:type="simple">https://www.w3.org/TR/WCAG/#text-spacing</text:a></text:span></text:p>
            </draw:text-box>
          </draw:frame>
          <draw:frame draw:z-index="3" draw:style-name="gr14" draw:text-style-name="P6" svg:width="6.75in" svg:height="4.3594in" svg:x="8in" svg:y="123.3224in">
            <draw:text-box>
              <text:p><text:span text:style-name="T6">La presentación visual de los siguientes elementos <text:s/>tiene una relación de contraste de al menos 3:1 con respecto a los colores adyacentes: </text:span></text:p>
              <text:p><text:span text:style-name="T6"/></text:p>
              <text:p><text:span text:style-name="T6">-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6"/></text:p>
              <text:p><text:span text:style-name="T6">- Objetos gráficos: Partes de los gráficos necesarios para comprender el contenido, excepto cuando una presentación particular de los gráficos es esencial para la información que se transmite</text:span></text:p>
              <text:p><text:span text:style-name="T6"><text:tab/></text:span></text:p>
              <text:p><text:span text:style-name="T7"><text:a xlink:href="https://www.w3.org/TR/WCAG/#non-text-contrast" xlink:type="simple">https://www.w3.org/TR/WCAG/#non-text-contrast</text:a></text:span></text:p>
            </draw:text-box>
          </draw:frame>
          <draw:frame draw:z-index="4" draw:style-name="gr14" draw:text-style-name="P6" svg:width="6.75in" svg:height="3.8744in" svg:x="8in" svg:y="116.5in">
            <draw:text-box>
              <text:p><text:span text:style-name="T6">El contenido puede ser presentado sin pérdida de información o funcionalidad, y sin necesidad de desplazarse en dos dimensiones: </text:span></text:p>
              <text:p><text:span text:style-name="T6"/></text:p>
              <text:p><text:span text:style-name="T6">- Contenido de desplazamiento vertical con un ancho equivalente a 320 píxeles CSS;</text:span></text:p>
              <text:p><text:span text:style-name="T6"/></text:p>
              <text:p><text:span text:style-name="T6">- Contenido de desplazamiento horizontal a una altura equivalente a 256 píxeles CSS;</text:span></text:p>
              <text:p><text:span text:style-name="T6"/></text:p>
              <text:p><text:span text:style-name="T6">- Excepto para partes del contenido que requieren un diseño bidimensional para su uso o significado.</text:span></text:p>
              <text:p><text:span text:style-name="T6"/></text:p>
              <text:p><text:span text:style-name="T6"/></text:p>
              <text:p><text:span text:style-name="T7"><text:a xlink:href="https://www.w3.org/TR/WCAG/#reflow" xlink:type="simple">https://www.w3.org/TR/WCAG/#reflow</text:a></text:span></text:p>
            </draw:text-box>
          </draw:frame>
          <draw:frame draw:z-index="5" draw:style-name="gr15" draw:text-style-name="P6" svg:width="6.75in" svg:height="4.1169in" svg:x="8in" svg:y="109.5724in">
            <draw:text-box>
              <text:p><text:span text:style-name="T6">Si las tecnologías que se utilizan pueden lograr la presentación visual, el texto se utiliza para transmitir información en lugar de imágenes de texto, con la excepción de lo siguiente: </text:span></text:p>
              <text:p><text:span text:style-name="T6"/></text:p>
              <text:p><text:span text:style-name="T6">- Personalizable: La imagen del texto se puede personalizar visualmente según las necesidades del usuario;</text:span></text:p>
              <text:p><text:span text:style-name="T6"/></text:p>
              <text:p><text:span text:style-name="T6">- Esencial: Una presentación particular del texto es esencial para la información que se transmite.</text:span></text:p>
              <text:p><text:span text:style-name="T6"/></text:p>
              <text:p><text:span text:style-name="T6">Nota: Los logotipos (texto que forma parte de un logotipo o marca) se consideran esenciales.</text:span></text:p>
              <text:p><text:span text:style-name="T6"/></text:p>
              <text:p><text:span text:style-name="T6"/></text:p>
              <text:p><text:span text:style-name="T7"><text:a xlink:href="https://www.w3.org/TR/WCAG/#images-of-text" xlink:type="simple">https://www.w3.org/TR/WCAG/#images-of-text</text:a></text:span></text:p>
            </draw:text-box>
          </draw:frame>
          <draw:frame draw:z-index="6" draw:style-name="gr16" draw:text-style-name="P6" svg:width="6.75in" svg:height="1.4783in" svg:x="8in" svg:y="102.7717in">
            <draw:text-box>
              <text:p><text:span text:style-name="T6">A excepción de los subtítulos y las imágenes de texto, el texto puede redimensionarse sin tecnología de asistencia hasta un 200% sin pérdida de contenido o funcionalidad.</text:span></text:p>
              <text:p><text:span text:style-name="T6"/></text:p>
              <text:p><text:span text:style-name="T7"><text:a xlink:href="https://www.w3.org/TR/WCAG/#resize-text" xlink:type="simple">https://www.w3.org/TR/WCAG/#resize-text</text:a></text:span></text:p>
            </draw:text-box>
          </draw:frame>
          <draw:frame draw:z-index="7" draw:style-name="gr17" draw:text-style-name="P6" svg:width="6.75in" svg:height="4.602in" svg:x="8in" svg:y="95.5406in">
            <draw:text-box>
              <text:p><text:span text:style-name="T6">La presentación visual de texto e imágenes de texto tiene una relación de contraste de al menos 4,5:1, excepto para lo siguiente: </text:span></text:p>
              <text:p><text:span text:style-name="T6"/></text:p>
              <text:p><text:span text:style-name="T6">- Texto grande: El texto y las imágenes a gran escala de texto a gran escala tienen una relación de contraste de al menos 3:1;</text:span></text:p>
              <text:p><text:span text:style-name="T6"/></text:p>
              <text:p><text:span text:style-name="T6">-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6"/></text:p>
              <text:p><text:span text:style-name="T6">- Logotipos: El texto que forma parte de un logotipo o marca no tiene un requisito de contraste mínimo.</text:span></text:p>
              <text:p><text:span text:style-name="T6"/></text:p>
              <text:p><text:span text:style-name="T7"><text:a xlink:href="https://www.w3.org/TR/WCAG/#contrast-minimum" xlink:type="simple">https://www.w3.org/TR/WCAG/#contrast-minimum</text:a></text:span></text:p>
            </draw:text-box>
          </draw:frame>
          <draw:frame draw:z-index="8" draw:style-name="gr18" draw:text-style-name="P6" svg:width="6.75in" svg:height="3.6319in" svg:x="8in" svg:y="88.7559in">
            <draw:text-box>
              <text:p><text:span text:style-name="T6">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6"/></text:p>
              <text:p><text:span text:style-name="T6">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6"/></text:p>
              <text:p><text:span text:style-name="T7"><text:a xlink:href="https://www.w3.org/TR/WCAG/#audio-control" xlink:type="simple">https://www.w3.org/TR/WCAG/#audio-control</text:a></text:span></text:p>
            </draw:text-box>
          </draw:frame>
          <draw:frame draw:z-index="9" draw:style-name="gr19" draw:text-style-name="P6" svg:width="6.75in" svg:height="2.6618in" svg:x="8in" svg:y="81.8224in">
            <draw:text-box>
              <text:p><text:span text:style-name="T6">El color no se usa como único medio visual para transmitir la información, indicar una acción, solicitar una respuesta o distinguir un elemento visual. (Nivel A)</text:span></text:p>
              <text:p><text:span text:style-name="T6"/></text:p>
              <text:p><text:span text:style-name="T6">Nota: Este criterio de conformidad trata específicamente acerca de la percepción del color. En la Pauta 1.3 se recogen otras formas de percepción, incluyendo el acceso por software al color y a otros códigos de presentación visual.</text:span></text:p>
              <text:p><text:span text:style-name="T6"/></text:p>
              <text:p><text:span text:style-name="T7"><text:a xlink:href="https://www.w3.org/TR/WCAG/#use-of-color" xlink:type="simple">https://www.w3.org/TR/WCAG/#use-of-color</text:a></text:span></text:p>
            </draw:text-box>
          </draw:frame>
          <draw:frame draw:z-index="10" draw:style-name="gr19" draw:text-style-name="P6" svg:width="6.75in" svg:height="3.1469in" svg:x="8in" svg:y="74.9366in">
            <draw:text-box>
              <text:p><text:span text:style-name="T6">El propósito de cada campo de entrada que recoge información sobre el usuario puede ser determinado programáticamente cuando:</text:span></text:p>
              <text:p><text:span text:style-name="T6"/></text:p>
              <text:p><text:span text:style-name="T6">- El campo de entrada sirve a un propósito identificado en los propósitos de entrada de los componentes de la interfaz de usuario; y</text:span></text:p>
              <text:p><text:span text:style-name="T6">- El contenido se implementa usando tecnologías con soporte para identificar el significado esperado de los datos de entrada en formularios.</text:span></text:p>
              <text:p><text:span text:style-name="T6"/></text:p>
              <text:p><text:span text:style-name="T7"><text:a xlink:href="https://www.w3.org/TR/WCAG/#identify-input-purpose" xlink:type="simple">https://www.w3.org/TR/WCAG/#identify-input-purpose</text:a></text:span></text:p>
            </draw:text-box>
          </draw:frame>
          <draw:frame draw:z-index="11" draw:style-name="gr20" draw:text-style-name="P6" svg:width="6.75in" svg:height="1.9343in" svg:x="8in" svg:y="68.0724in">
            <draw:text-box>
              <text:p><text:span text:style-name="T6">El contenido no restringe su visualización y funcionamiento a una única orientación de pantalla, como vertical u horizontal, a menos que sea esencial una orientación de pantalla específica.</text:span></text:p>
              <text:p><text:span text:style-name="T6"/></text:p>
              <text:p><text:span text:style-name="T6"/></text:p>
              <text:p><text:span text:style-name="T7"><text:a xlink:href="https://www.w3.org/TR/WCAG/#orientation" xlink:type="simple">https://www.w3.org/TR/WCAG/#orientation</text:a></text:span></text:p>
            </draw:text-box>
          </draw:frame>
          <draw:frame draw:z-index="12" draw:style-name="gr21" draw:text-style-name="P6" svg:width="6.75in" svg:height="2.4193in" svg:x="8in" svg:y="61.1693in">
            <draw:text-box>
              <text:p><text:span text:style-name="T6">Las instrucciones proporcionadas para entender y operar el contenido no dependen exclusivamente en las características sensoriales de los componentes como su forma, tamaño, ubicación visual, orientación o sonido. (Nivel A)</text:span></text:p>
              <text:p><text:span text:style-name="T6"/></text:p>
              <text:p><text:span text:style-name="T6">Nota: Para los requisitos relacionados con el color, véase la Pauta 1.4.</text:span></text:p>
              <text:p><text:span text:style-name="T6"/></text:p>
              <text:p><text:span text:style-name="T7"><text:a xlink:href="https://www.w3.org/TR/WCAG/#sensory-characteristics" xlink:type="simple">https://www.w3.org/TR/WCAG/#sensory-characteristics</text:a></text:span></text:p>
            </draw:text-box>
          </draw:frame>
          <draw:frame draw:z-index="13" draw:style-name="gr20" draw:text-style-name="P6" svg:width="6.75in" svg:height="1.6917in" svg:x="8in" svg:y="53.9984in">
            <draw:text-box>
              <text:p><text:span text:style-name="T6">Cuando la secuencia en que se presenta el contenido afecta a su significado, se puede determinar por software la secuencia correcta de lectura. </text:span></text:p>
              <text:p><text:span text:style-name="T6"/></text:p>
              <text:p><text:span text:style-name="T7"/></text:p>
              <text:p><text:span text:style-name="T7"><text:a xlink:href="https://www.w3.org/TR/WCAG/#meaningful-sequence" xlink:type="simple">https://www.w3.org/TR/WCAG/#meaningful-sequence</text:a></text:span></text:p>
            </draw:text-box>
          </draw:frame>
          <draw:frame draw:z-index="14" draw:style-name="gr22" draw:text-style-name="P6" svg:width="6.75in" svg:height="1.7283in" svg:x="8in" svg:y="47.2717in">
            <draw:text-box>
              <text:p><text:span text:style-name="T6">La información, estructura y relaciones comunicadas a través de la presentación pueden ser determinadas por software o están disponibles como texto. </text:span></text:p>
              <text:p><text:span text:style-name="T6"/></text:p>
              <text:p><text:span text:style-name="T6"/></text:p>
              <text:p><text:span text:style-name="T7"><text:a xlink:href="https://www.w3.org/TR/WCAG/#info-and-relationships" xlink:type="simple">https://www.w3.org/TR/WCAG/#info-and-relationships</text:a></text:span></text:p>
            </draw:text-box>
          </draw:frame>
          <draw:frame draw:z-index="15" draw:style-name="gr23" draw:text-style-name="P6" svg:width="6.75in" svg:height="1.6917in" svg:x="8in" svg:y="40in">
            <draw:text-box>
              <text:p><text:span text:style-name="T6">Se proporciona una audiodescripción para todo el contenido de vídeo grabado dentro de contenido multimedia sincronizado. </text:span></text:p>
              <text:p><text:span text:style-name="T6"/></text:p>
              <text:p><text:span text:style-name="T6"/></text:p>
              <text:p><text:span text:style-name="T7"><text:a xlink:href="https://www.w3.org/TR/WCAG/#audio-description-prerecorded" xlink:type="simple">https://www.w3.org/TR/WCAG/#audio-description-prerecorded</text:a></text:span></text:p>
            </draw:text-box>
          </draw:frame>
          <draw:frame draw:z-index="16" draw:style-name="gr24" draw:text-style-name="P6" svg:width="6.75in" svg:height="1.4492in" svg:x="8in" svg:y="33.2673in">
            <draw:text-box>
              <text:p><text:span text:style-name="T6">Se proporcionan subtítulos para todo el contenido de audio en directo de los multimedia sincronizados. </text:span></text:p>
              <text:p><text:span text:style-name="T6"/></text:p>
              <text:p><text:span text:style-name="T6"/></text:p>
              <text:p><text:span text:style-name="T7"><text:a xlink:href="https://www.w3.org/TR/WCAG/#captions-live" xlink:type="simple">https://www.w3.org/TR/WCAG/#captions-live</text:a></text:span></text:p>
            </draw:text-box>
          </draw:frame>
          <draw:frame draw:z-index="17" draw:style-name="gr21" draw:text-style-name="P8" svg:width="6.75in" svg:height="2.4193in" svg:x="7.9646in" svg:y="26.4193in">
            <draw:text-box>
              <text:p><text:span text:style-name="T6">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6"/></text:p>
              <text:p><text:span text:style-name="T6"/></text:p>
              <text:p><text:span text:style-name="T7"><text:a xlink:href="https://www.w3.org/TR/WCAG/#audio-description-or-media-alternative-prerecorded" xlink:type="simple">https://www.w3.org/TR/WCAG/#audio-description-or-media-alternative-prerecorded</text:a></text:span></text:p>
              <text:p><text:span text:style-name="T6"/></text:p>
            </draw:text-box>
          </draw:frame>
          <draw:frame draw:z-index="18" draw:style-name="gr25" draw:text-style-name="P10" svg:width="6.75in" svg:height="1.5in" svg:x="7.8354in" svg:y="19.5906in">
            <draw:text-box>
              <text:p text:style-name="P9"><text:span text:style-name="T8">Se proporcionan subtítulos para el contenido de audio grabado dentro de contenido multimedia sincronizado, excepto cuando la presentación es un contenido multimedia alternativo al texto y está claramente identificado como tal. (Nivel A)</text:span></text:p>
              <text:p text:style-name="P9"><text:span text:style-name="T8"/></text:p>
              <text:p text:style-name="P9"><text:span text:style-name="T9"><text:a xlink:href="https://www.w3.org/TR/WCAG/#audio-description-or-media-alternative-prerecorded" xlink:type="simple">https://www.w3.org/TR/WCAG/#captions-prerecorded</text:a></text:span></text:p>
            </draw:text-box>
          </draw:frame>
          <draw:frame draw:z-index="19" draw:style-name="gr26" draw:text-style-name="P10" svg:width="6.75in" svg:height="2.7421in" svg:x="8in" svg:y="12.7657in">
            <draw:text-box>
              <text:p><text:span text:style-name="T10">Sólo audio grabado: </text:span><text:span text:style-name="T6">Se proporciona una alternativa para los medios tempodependientes que presenta información equivalente para el contenido sólo audio grabado.</text:span></text:p>
              <text:p><text:span text:style-name="T6"/></text:p>
              <text:p><text:span text:style-name="T10">Sólo vídeo grabado:</text:span><text:span text:style-name="T6"> Se proporciona una alternativa para los medios tempodependientes o se proporciona una pista sonora que presenta información equivalente al contenido del medio de sólo vídeo grabado.</text:span></text:p>
              <text:p><text:span text:style-name="T7"/></text:p>
              <text:p><text:span text:style-name="T7"><text:a xlink:href="https://www.w3.org/TR/WCAG/#audio-only-and-video-only-prerecorded" xlink:type="simple">https://www.w3.org/TR/WCAG/#audio-only-and-video-only-prerecorded</text:a></text:span></text:p>
            </draw:text-box>
          </draw:frame>
          <draw:frame draw:z-index="20" draw:style-name="gr25" draw:text-style-name="P10" svg:width="6.75in" svg:height="1.5in" svg:x="7.9646in" svg:y="6.75in">
            <draw:text-box>
              <text:p><text:span text:style-name="T6">Todo contenido no textual que se presenta al usuario tiene una alternativa textual que cumple el mismo propósito, excepto en las situaciones enumeradas a continuación.</text:span></text:p>
              <text:p><text:span text:style-name="T6"/></text:p>
              <text:p><text:span text:style-name="T6"/></text:p>
              <text:p text:style-name="P11"><text:span text:style-name="T7"><text:a xlink:href="http://www.w3.org/TR/WCAG/#text-alternatives" xlink:type="simple">http://www.w3.org/TR/WCAG/#text-alternatives</text:a></text:span></text:p>
              <text:p text:style-name="P11"><text:span text:style-name="T11"/></text:p>
            </draw:text-box>
          </draw:frame>
          <draw:frame draw:z-index="21" draw:name="Image 1" draw:style-name="gr13" draw:text-style-name="P7" svg:width="0.6791in" svg:height="0.7579in" svg:x="11.1886in" svg:y="12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2" draw:name="Image 1" draw:style-name="gr13" draw:text-style-name="P7" svg:width="0.6791in" svg:height="0.7579in" svg:x="11.0378in" svg:y="18.7551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3" draw:name="Image 1" draw:style-name="gr13" draw:text-style-name="P7" svg:width="0.6791in" svg:height="0.7579in" svg:x="11.1283in" svg:y="25.609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4" draw:name="Image 1" draw:style-name="gr13" draw:text-style-name="P7" svg:width="0.6791in" svg:height="0.7579in" svg:x="11.198in" svg:y="3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5" draw:name="Image 1" draw:style-name="gr13" draw:text-style-name="P7" svg:width="0.6791in" svg:height="0.7579in" svg:x="11.1764in" svg:y="39.2248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6" draw:name="Image 1" draw:style-name="gr13" draw:text-style-name="P7" svg:width="0.6791in" svg:height="0.7579in" svg:x="11.0929in" svg:y="46.422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7" draw:name="Image 1" draw:style-name="gr13" draw:text-style-name="P7" svg:width="0.6791in" svg:height="0.7579in" svg:x="11.2157in" svg:y="53.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8" draw:name="Image 1" draw:style-name="gr13" draw:text-style-name="P7" svg:width="0.6791in" svg:height="0.7579in" svg:x="11.0988in" svg:y="60.3469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9" draw:name="Image 1" draw:style-name="gr13" draw:text-style-name="P7" svg:width="0.6791in" svg:height="0.7579in" svg:x="11.0988in" svg:y="67.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0" draw:name="Image 1" draw:style-name="gr13" draw:text-style-name="P7" svg:width="0.6791in" svg:height="0.7579in" svg:x="11.2157in" svg:y="74.1142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1" draw:name="Image 1" draw:style-name="gr13" draw:text-style-name="P7" svg:width="0.6791in" svg:height="0.7579in" svg:x="11.0988in" svg:y="81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2" draw:name="Image 1" draw:style-name="gr13" draw:text-style-name="P7" svg:width="0.6791in" svg:height="0.7579in" svg:x="11.2157in" svg:y="87.9228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3" draw:name="Image 1" draw:style-name="gr13" draw:text-style-name="P7" svg:width="0.6791in" svg:height="0.7579in" svg:x="11.1244in" svg:y="94.7827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4" draw:name="Image 1" draw:style-name="gr13" draw:text-style-name="P7" svg:width="0.6791in" svg:height="0.7579in" svg:x="11.1638in" svg:y="101.935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5" draw:name="Image 1" draw:style-name="gr13" draw:text-style-name="P7" svg:width="0.6791in" svg:height="0.7579in" svg:x="11.0988in" svg:y="108.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6" draw:name="Image 1" draw:style-name="gr13" draw:text-style-name="P7" svg:width="0.6791in" svg:height="0.7579in" svg:x="11.0988in" svg:y="115.685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7" draw:name="Image 1" draw:style-name="gr13" draw:text-style-name="P7" svg:width="0.6791in" svg:height="0.7579in" svg:x="11.0988in" svg:y="12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8" draw:name="Image 1" draw:style-name="gr13" draw:text-style-name="P7" svg:width="0.6791in" svg:height="0.7579in" svg:x="11.0484in" svg:y="138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9" draw:name="Image 1" draw:style-name="gr13" draw:text-style-name="P7" svg:width="0.6791in" svg:height="0.7579in" svg:x="11.1087in" svg:y="130.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297"/>
          <table:table-cell table:style-name="ce43" table:number-columns-repeated="21"/>
          <table:table-cell table:number-columns-repeated="38"/>
        </table:table-row>
        <table:table-row table:style-name="ro40">
          <table:table-cell table:style-name="ce113"/>
          <table:table-cell table:style-name="ce17" office:value-type="string" calcext:value-type="string">
            <text:p>Informe de revisión de la accesibilidad</text:p>
          </table:table-cell>
          <table:table-cell table:style-name="ce113"/>
          <table:table-cell table:style-name="ce130"/>
          <table:table-cell table:style-name="ce297"/>
          <table:table-cell table:number-columns-repeated="10"/>
          <table:table-cell table:style-name="ce43" table:number-columns-repeated="11"/>
          <table:table-cell table:number-columns-repeated="38"/>
        </table:table-row>
        <table:table-row table:style-name="ro41">
          <table:table-cell table:style-name="ce113"/>
          <table:table-cell table:style-name="ce18" office:value-type="string" calcext:value-type="string">
            <text:p>Análisis de accesibilidad en profundidad de un sitio web</text:p>
          </table:table-cell>
          <table:table-cell table:style-name="ce113"/>
          <table:table-cell table:style-name="ce130"/>
          <table:table-cell table:style-name="ce297"/>
          <table:table-cell table:number-columns-repeated="59"/>
        </table:table-row>
        <table:table-row table:style-name="ro41">
          <table:table-cell/>
          <table:table-cell table:style-name="ce15"/>
          <table:table-cell table:style-name="ce19"/>
          <table:table-cell table:style-name="Default" table:number-columns-repeated="2"/>
          <table:table-cell table:number-columns-repeated="5"/>
          <table:table-cell table:style-name="ce43"/>
          <table:table-cell table:number-columns-repeated="2"/>
          <table:table-cell table:style-name="ce43"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20"/>
          <table:table-cell table:style-name="ce28"/>
          <table:table-cell table:style-name="ce137"/>
          <table:table-cell table:style-name="ce28" table:number-columns-repeated="8"/>
          <table:table-cell table:style-name="ce31" table:number-columns-repeated="2"/>
          <table:table-cell table:number-columns-repeated="11"/>
          <table:table-cell table:style-name="ce32"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43" table:number-columns-repeated="2"/>
          <table:table-cell table:number-columns-repeated="49"/>
        </table:table-row>
        <table:table-row table:style-name="ro43">
          <table:table-cell/>
          <table:table-cell table:style-name="ce43" table:number-columns-repeated="3"/>
          <table:table-cell table:style-name="ce297"/>
          <table:table-cell table:style-name="ce43"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43"/>
          <table:table-cell table:style-name="ce297" table:number-columns-repeated="2"/>
          <table:table-cell table:style-name="ce43"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3"/>
          <table:table-cell table:style-name="ce297" table:number-columns-repeated="2"/>
          <table:table-cell table:style-name="ce43" table:number-columns-repeated="10"/>
          <table:table-cell table:number-columns-repeated="49"/>
        </table:table-row>
        <table:table-row table:style-name="ro45">
          <table:table-cell/>
          <table:table-cell table:style-name="ce43" table:number-columns-repeated="2"/>
          <table:table-cell table:style-name="ce297" table:number-columns-repeated="2"/>
          <table:table-cell table:number-columns-repeated="5"/>
          <table:table-cell table:style-name="ce43" table:number-columns-repeated="8"/>
          <table:table-cell table:number-columns-repeated="2"/>
          <table:table-cell table:style-name="ce43"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3" table:number-columns-repeated="6"/>
          <table:table-cell table:number-columns-repeated="2"/>
          <table:table-cell table:style-name="ce43"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3]"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3]"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3" table:number-columns-repeated="6"/>
          <table:table-cell table:number-columns-repeated="2"/>
          <table:table-cell table:style-name="ce43"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3]"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3]"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3" table:number-columns-repeated="6"/>
          <table:table-cell table:number-columns-repeated="2"/>
          <table:table-cell table:style-name="ce43"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3]"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3]"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3" table:number-columns-repeated="6"/>
          <table:table-cell table:number-columns-repeated="2"/>
          <table:table-cell table:style-name="ce43"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3" table:number-columns-repeated="6"/>
          <table:table-cell table:number-columns-repeated="2"/>
          <table:table-cell table:style-name="ce43" table:number-columns-repeated="5"/>
          <table:table-cell table:number-columns-repeated="39"/>
        </table:table-row>
        <table:table-row table:style-name="ro27">
          <table:table-cell/>
          <table:table-cell table:style-name="ce43" table:number-columns-repeated="2"/>
          <table:table-cell table:style-name="ce126" table:number-columns-repeated="8"/>
          <table:table-cell table:style-name="ce43" table:number-columns-repeated="7"/>
          <table:table-cell table:number-columns-repeated="2"/>
          <table:table-cell table:style-name="ce43" table:number-columns-repeated="5"/>
          <table:table-cell table:number-columns-repeated="39"/>
        </table:table-row>
        <table:table-row table:style-name="ro27">
          <table:table-cell/>
          <table:table-cell table:style-name="ce43" table:number-columns-repeated="2"/>
          <table:table-cell table:style-name="ce297"/>
          <table:table-cell table:style-name="ce129"/>
          <table:table-cell table:number-columns-repeated="5"/>
          <table:table-cell table:style-name="ce43"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3"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3"/>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3"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3"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3" table:number-columns-repeated="3"/>
          <table:table-cell/>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4.1008in" svg:y="5.6555in" draw:caption-point-x="1.1472in" draw:caption-point-y="-0.4059in">
              <dc:date>2020-04-22T00:00:00</dc:date>
              <text:p text:style-name="P3"><text:span text:style-name="T12">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3" table:number-columns-repeated="4"/>
          <table:table-cell/>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4.1138in" svg:y="6.1571in" draw:caption-point-x="1.1343in" draw:caption-point-y="-0.7409in">
              <dc:date>2020-04-22T00:00:00</dc:date>
              <text:p text:style-name="P3"><text:span text:style-name="T12">Pendiente de revisión manual. La comprobación automática es correcta pero falta realizar comprobación manual</text:span></text:p>
            </office:annotation>
            <text:p>No Decide</text:p>
          </table:table-cell>
          <table:table-cell table:number-columns-repeated="17"/>
          <table:table-cell table:style-name="ce43"/>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3" table:number-columns-repeated="7"/>
          <table:table-cell table:number-columns-repeated="17"/>
          <table:table-cell table:style-name="ce43"/>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3" table:number-columns-repeated="7"/>
          <table:table-cell table:number-columns-repeated="17"/>
          <table:table-cell table:style-name="ce43"/>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3" table:number-columns-repeated="5"/>
          <table:table-cell table:number-columns-repeated="6"/>
          <table:table-cell table:style-name="ce43" table:number-columns-repeated="5"/>
          <table:table-cell table:number-columns-repeated="8"/>
          <table:table-cell table:style-name="ce43"/>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3" table:number-columns-repeated="5"/>
          <table:table-cell table:number-columns-repeated="3"/>
          <table:table-cell table:style-name="ce43" table:number-columns-repeated="8"/>
          <table:table-cell table:number-columns-repeated="8"/>
          <table:table-cell table:style-name="ce43"/>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3" table:number-columns-repeated="5"/>
          <table:table-cell table:number-columns-repeated="5"/>
          <table:table-cell table:style-name="ce43"/>
          <table:table-cell table:style-name="ce159" table:number-columns-repeated="2"/>
          <table:table-cell table:style-name="ce43"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3" table:number-columns-repeated="7"/>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3" table:number-columns-repeated="7"/>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3" table:number-columns-repeated="7"/>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3" table:number-columns-repeated="7"/>
          <table:table-cell/>
          <table:table-cell table:style-name="ce43"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3" table:number-columns-repeated="6"/>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3" table:number-columns-repeated="6"/>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3" table:number-columns-repeated="6"/>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3" table:number-columns-repeated="7"/>
          <table:table-cell table:number-columns-repeated="4"/>
          <table:table-cell table:style-name="ce43"/>
          <table:table-cell table:number-columns-repeated="5"/>
          <table:table-cell table:style-name="ce43"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3" table:number-columns-repeated="7"/>
          <table:table-cell table:number-columns-repeated="4"/>
          <table:table-cell table:style-name="ce43"/>
          <table:table-cell table:number-columns-repeated="5"/>
          <table:table-cell table:style-name="ce43"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3" table:number-columns-repeated="7"/>
          <table:table-cell table:number-columns-repeated="4"/>
          <table:table-cell table:style-name="ce43"/>
          <table:table-cell table:number-columns-repeated="5"/>
          <table:table-cell table:style-name="ce43"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3" table:number-columns-repeated="7"/>
          <table:table-cell table:number-columns-repeated="12"/>
          <table:table-cell table:style-name="ce43"/>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3" table:number-columns-repeated="7"/>
          <table:table-cell table:number-columns-repeated="12"/>
          <table:table-cell table:style-name="ce43"/>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3" table:number-columns-repeated="7"/>
          <table:table-cell table:number-columns-repeated="12"/>
          <table:table-cell table:style-name="ce43"/>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3" table:number-columns-repeated="4"/>
          <table:table-cell table:number-columns-repeated="4"/>
          <table:table-cell table:style-name="ce43" table:number-columns-repeated="2"/>
          <table:table-cell table:style-name="ce160"/>
          <table:table-cell table:style-name="ce43"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3" table:number-columns-repeated="4"/>
          <table:table-cell table:number-columns-repeated="4"/>
          <table:table-cell table:style-name="ce43" table:number-columns-repeated="9"/>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7"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3" table:number-columns-repeated="20"/>
          <table:table-cell table:number-columns-repeated="39"/>
        </table:table-row>
        <table:table-row table:style-name="ro27">
          <table:table-cell/>
          <table:table-cell table:style-name="ce43"/>
          <table:table-cell table:style-name="ce129" table:number-columns-repeated="3"/>
          <table:table-cell table:style-name="ce43" table:number-columns-repeated="20"/>
          <table:table-cell table:number-columns-repeated="39"/>
        </table:table-row>
        <table:table-row table:style-name="ro27">
          <table:table-cell/>
          <table:table-cell table:style-name="ce43" table:number-columns-repeated="2"/>
          <table:table-cell table:style-name="ce129" table:number-columns-repeated="2"/>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3"/>
          <table:table-cell table:style-name="ce297"/>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19">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3"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3"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3"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3"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3"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3"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3"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3"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3" table:number-columns-repeated="20"/>
          <table:table-cell table:number-columns-repeated="39"/>
        </table:table-row>
        <table:table-row table:style-name="ro27">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3"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3" table:number-columns-repeated="20"/>
          <table:table-cell table:number-columns-repeated="39"/>
        </table:table-row>
        <table:table-row table:style-name="ro19" table:number-rows-repeated="2">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19">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3"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2]&lt;&gt;&quot;&quot;;IF(AND([.B742]&lt;&gt;&quot;&quot;;[.C742]&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3]&lt;&gt;&quot;&quot;;IF(AND([.B743]&lt;&gt;&quot;&quot;;[.C743]&lt;&gt;&quot;&quot;);&quot;&quot;;&quot;ERR&quot;);&quot;&quot;)">
            <text:p/>
          </table:table-cell>
          <table:table-cell table:style-name="ce144" table:formula="of:=COUNTIF([.$D742]:INDIRECT(&quot;$D&quot; &amp;  SUM(ROW()-1;['03.Muestra'.$D$45])-1);[.F742])" office:value-type="float" office:value="0" calcext:value-type="float">
            <text:p>0</text:p>
          </table:table-cell>
          <table:table-cell table:style-name="ce144" table:formula="of:=COUNTIF([.$D742]:INDIRECT(&quot;$D&quot; &amp;  SUM(ROW()-1;['03.Muestra'.$D$45])-1);[.G742])" office:value-type="float" office:value="0" calcext:value-type="float">
            <text:p>0</text:p>
          </table:table-cell>
          <table:table-cell table:style-name="ce144" table:formula="of:=COUNTIF([.$D742]:INDIRECT(&quot;$D&quot; &amp;  SUM(ROW()-1;['03.Muestra'.$D$45])-1);[.H742])" office:value-type="float" office:value="0" calcext:value-type="float">
            <text:p>0</text:p>
          </table:table-cell>
          <table:table-cell table:style-name="ce144" table:formula="of:=COUNTIF([.$D742]:INDIRECT(&quot;$D&quot; &amp;  SUM(ROW()-1;['03.Muestra'.$D$45])-1);[.I742])" office:value-type="float" office:value="0" calcext:value-type="float">
            <text:p>0</text:p>
          </table:table-cell>
          <table:table-cell table:style-name="ce144" table:formula="of:=COUNTIF([.$D742]:INDIRECT(&quot;$D&quot; &amp;  SUM(ROW()-1;['03.Muestra'.$D$45])-1);[.J742])" office:value-type="float" office:value="0" calcext:value-type="float">
            <text:p>0</text:p>
          </table:table-cell>
          <table:table-cell table:style-name="ce144" table:formula="of:=IF(['03.Muestra'.$D$45]=0;0;COUNTBLANK([.$D742]:INDIRECT(&quot;$D&quot; &amp;  SUM(ROW()-1;['03.Muestra'.$D$45])-1)))" office:value-type="float" office:value="0" calcext:value-type="float">
            <text:p>0</text:p>
          </table:table-cell>
          <table:table-cell table:style-name="ce43"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7]&lt;&gt;&quot;&quot;;IF(AND([.B747]&lt;&gt;&quot;&quot;;[.C747]&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8]&lt;&gt;&quot;&quot;;IF(AND([.B748]&lt;&gt;&quot;&quot;;[.C74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9]&lt;&gt;&quot;&quot;;IF(AND([.B749]&lt;&gt;&quot;&quot;;[.C74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50]&lt;&gt;&quot;&quot;;IF(AND([.B750]&lt;&gt;&quot;&quot;;[.C75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1]&lt;&gt;&quot;&quot;;IF(AND([.B751]&lt;&gt;&quot;&quot;;[.C75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2]&lt;&gt;&quot;&quot;;IF(AND([.B752]&lt;&gt;&quot;&quot;;[.C75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3]&lt;&gt;&quot;&quot;;IF(AND([.B753]&lt;&gt;&quot;&quot;;[.C75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4]&lt;&gt;&quot;&quot;;IF(AND([.B754]&lt;&gt;&quot;&quot;;[.C75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5]&lt;&gt;&quot;&quot;;IF(AND([.B755]&lt;&gt;&quot;&quot;;[.C75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6]&lt;&gt;&quot;&quot;;IF(AND([.B756]&lt;&gt;&quot;&quot;;[.C75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7]&lt;&gt;&quot;&quot;;IF(AND([.B757]&lt;&gt;&quot;&quot;;[.C75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8]&lt;&gt;&quot;&quot;;IF(AND([.B758]&lt;&gt;&quot;&quot;;[.C75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9]&lt;&gt;&quot;&quot;;IF(AND([.B759]&lt;&gt;&quot;&quot;;[.C759]&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60]&lt;&gt;&quot;&quot;;IF(AND([.B760]&lt;&gt;&quot;&quot;;[.C760]&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1]&lt;&gt;&quot;&quot;;IF(AND([.B761]&lt;&gt;&quot;&quot;;[.C761]&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2]&lt;&gt;&quot;&quot;;IF(AND([.B762]&lt;&gt;&quot;&quot;;[.C762]&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3]&lt;&gt;&quot;&quot;;IF(AND([.B763]&lt;&gt;&quot;&quot;;[.C763]&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4]&lt;&gt;&quot;&quot;;IF(AND([.B764]&lt;&gt;&quot;&quot;;[.C764]&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5]&lt;&gt;&quot;&quot;;IF(AND([.B765]&lt;&gt;&quot;&quot;;[.C765]&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6]&lt;&gt;&quot;&quot;;IF(AND([.B766]&lt;&gt;&quot;&quot;;[.C766]&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7]&lt;&gt;&quot;&quot;;IF(AND([.B767]&lt;&gt;&quot;&quot;;[.C767]&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8]&lt;&gt;&quot;&quot;;IF(AND([.B768]&lt;&gt;&quot;&quot;;[.C768]&lt;&gt;&quot;&quot;);&quot;&quot;;&quot;ERR&quot;);&quot;&quot;)">
            <text:p/>
          </table:table-cell>
          <table:table-cell table:style-name="ce43"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4]&lt;&gt;&quot;&quot;;IF(AND([.B774]&lt;&gt;&quot;&quot;;[.C774]&lt;&gt;&quot;&quot;);&quot;&quot;;&quot;ERR&quot;);&quot;&quot;)">
            <text:p/>
          </table:table-cell>
          <table:table-cell/>
          <table:table-cell table:style-name="ce43"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5]&lt;&gt;&quot;&quot;;IF(AND([.B775]&lt;&gt;&quot;&quot;;[.C775]&lt;&gt;&quot;&quot;);&quot;&quot;;&quot;ERR&quot;);&quot;&quot;)">
            <text:p/>
          </table:table-cell>
          <table:table-cell table:style-name="ce146"/>
          <table:table-cell table:style-name="ce43"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6]&lt;&gt;&quot;&quot;;IF(AND([.B776]&lt;&gt;&quot;&quot;;[.C776]&lt;&gt;&quot;&quot;);&quot;&quot;;&quot;ERR&quot;);&quot;&quot;)">
            <text:p/>
          </table:table-cell>
          <table:table-cell table:style-name="ce43" table:number-columns-repeated="20"/>
          <table:table-cell table:number-columns-repeated="39"/>
        </table:table-row>
        <table:table-row table:style-name="ro27" table:number-rows-repeated="450">
          <table:table-cell/>
          <table:table-cell table:style-name="ce43" table:number-columns-repeated="2"/>
          <table:table-cell table:style-name="ce297" table:number-columns-repeated="2"/>
          <table:table-cell table:style-name="ce43" table:number-columns-repeated="20"/>
          <table:table-cell table:number-columns-repeated="39"/>
        </table:table-row>
        <table:table-row table:style-name="ro28" table:number-rows-repeated="1047349">
          <table:table-cell table:number-columns-repeated="64"/>
        </table:table-row>
        <table:table-row table:style-name="ro28">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4">
        <office:forms form:automatic-focus="false" form:apply-design-mode="false"/>
        <table:shapes>
          <draw:frame draw:z-index="0" draw:style-name="gr29" draw:text-style-name="P10" svg:width="6.776in" svg:height="4in" svg:x="8in" svg:y="6.4339in">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7"><text:a xlink:href="https://www.w3.org/TR/WCAG/#keyboard" xlink:type="simple">https://www.w3.org/TR/WCAG/#keyboard</text:a></text:span></text:p>
            </draw:text-box>
          </draw:frame>
          <draw:frame draw:z-index="1" draw:style-name="gr30" draw:text-style-name="P6" svg:width="6.7906in" svg:height="4.0524in" svg:x="7.9594in" svg:y="111.835in">
            <draw:text-box>
              <text:p><text:span text:style-name="T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6"/></text:p>
              <text:p><text:span text:style-name="T6"><text:s/></text:span><text:span text:style-name="T6">- Interfaz compatible: el movimiento se utiliza para operar la funcionalidad a través de una interfaz compatible de accesibilidad;</text:span></text:p>
              <text:p><text:span text:style-name="T6"/></text:p>
              <text:p><text:span text:style-name="T6"><text:s/></text:span><text:span text:style-name="T6">- Esencial: el movimiento es esencial para la función y hacerlo invalidaría la actividad.</text:span></text:p>
              <text:p><text:span text:style-name="T6"/></text:p>
              <text:p><text:span text:style-name="T6"/></text:p>
              <text:p><text:span text:style-name="T7"><text:a xlink:href="https://www.w3.org/TR/WCAG/#motion-actuation" xlink:type="simple">https://www.w3.org/TR/WCAG/#motion-actuation</text:a></text:span></text:p>
              <text:p><text:span text:style-name="T11"><text:tab/></text:span></text:p>
            </draw:text-box>
          </draw:frame>
          <draw:frame draw:z-index="2" draw:style-name="gr31" draw:text-style-name="P6" svg:width="6.8035in" svg:height="2.1768in" svg:x="7.9465in" svg:y="105.25in">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7"><text:a xlink:href="https://www.w3.org/TR/WCAG/#label-in-name" xlink:type="simple">https://www.w3.org/TR/WCAG/#label-in-name</text:a></text:span></text:p>
            </draw:text-box>
          </draw:frame>
          <draw:frame draw:z-index="3" draw:style-name="gr32" draw:text-style-name="P6" svg:width="6.8189in" svg:height="4.602in" svg:x="8in" svg:y="98.5079in">
            <draw:text-box>
              <text:p><text:span text:style-name="T6">Para la funcionalidad que puede operarse con un solo puntero, al menos uno de los siguientes es verdadero: </text:span></text:p>
              <text:p><text:span text:style-name="T6"/></text:p>
              <text:p><text:span text:style-name="T6">- Sin evento descendente: el evento descendente del puntero no se utiliza para ejecutar ninguna parte de la función;</text:span></text:p>
              <text:p><text:span text:style-name="T6"/></text:p>
              <text:p><text:span text:style-name="T6">- Abortar o Deshacer: la finalización de la función está en el evento up, y hay un mecanismo disponible para abortar la función antes de que se complete o para deshacer la función después de que se complete;</text:span></text:p>
              <text:p><text:span text:style-name="T6"/></text:p>
              <text:p><text:span text:style-name="T6">- Inversión ascendente: el evento ascendente invierte cualquier resultado del evento descendente anterior;</text:span></text:p>
              <text:p><text:span text:style-name="T6"/></text:p>
              <text:p><text:span text:style-name="T6">- Esencial: completar la función en el evento descendente es esencial.</text:span></text:p>
              <text:p><text:span text:style-name="T6"/></text:p>
              <text:p><text:span text:style-name="T7"><text:a xlink:href="https://www.w3.org/TR/WCAG/#pointer-cancellation" xlink:type="simple">https://www.w3.org/TR/WCAG/#pointer-cancellation</text:a></text:span></text:p>
            </draw:text-box>
          </draw:frame>
          <draw:frame draw:z-index="4" draw:style-name="gr31" draw:text-style-name="P6" svg:width="6.7937in" svg:height="2.1768in" svg:x="7.9563in" svg:y="92.0079in">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7"><text:a xlink:href="https://www.w3.org/TR/WCAG/#pointer-gestures" xlink:type="simple">https://www.w3.org/TR/WCAG/#pointer-gestures</text:a></text:span></text:p>
            </draw:text-box>
          </draw:frame>
          <draw:frame draw:z-index="5" draw:style-name="gr33" draw:text-style-name="P6" svg:width="6.7783in" svg:height="1.6917in" svg:x="7.9717in" svg:y="85.5in">
            <draw:text-box>
              <text:p><text:span text:style-name="T6">Cualquier interfaz de usuario operable por teclado tiene una forma de operar en la cuál el indicador del foco del teclado resulta visible. (Nivel AA)</text:span></text:p>
              <text:p><text:span text:style-name="T7"/></text:p>
              <text:p><text:span text:style-name="T7"/></text:p>
              <text:p><text:span text:style-name="T7"><text:a xlink:href="https://www.w3.org/TR/WCAG/#focus-visible" xlink:type="simple">https://www.w3.org/TR/WCAG/#focus-visible</text:a></text:span></text:p>
            </draw:text-box>
          </draw:frame>
          <draw:frame draw:z-index="6" draw:style-name="gr34" draw:text-style-name="P6" svg:width="6.7547in" svg:height="1.4492in" svg:x="8in" svg:y="79in">
            <draw:text-box>
              <text:p><text:span text:style-name="T6">Los encabezados y etiquetas describen el tema o propósito. (Nivel AA)</text:span></text:p>
              <text:p><text:span text:style-name="T6"/></text:p>
              <text:p><text:span text:style-name="T7"/></text:p>
              <text:p><text:span text:style-name="T7"><text:a xlink:href="https://www.w3.org/TR/WCAG/#headings-and-labels" xlink:type="simple">https://www.w3.org/TR/WCAG/#headings-and-labels</text:a></text:span></text:p>
            </draw:text-box>
          </draw:frame>
          <draw:frame draw:z-index="7" draw:style-name="gr35" draw:text-style-name="P6" svg:width="6.7657in" svg:height="2.1768in" svg:x="7.9843in" svg:y="72.3846in">
            <draw:text-box>
              <text:p><text:span text:style-name="T6">Se proporciona más de un camino para localizar una página web dentro de un conjunto de páginas web, excepto cuando la página es el resultado, o un paso intermedio, de un proceso. (Nivel AA)</text:span></text:p>
              <text:p><text:span text:style-name="T6"/></text:p>
              <text:p><text:span text:style-name="T6"/></text:p>
              <text:p><text:span text:style-name="T7"/></text:p>
              <text:p text:style-name="P12"><text:span text:style-name="T7"><text:a xlink:href="https://www.w3.org/TR/WCAG/#multiple-ways" xlink:type="simple">https://www.w3.org/TR/WCAG/#multiple-ways</text:a></text:span></text:p>
            </draw:text-box>
          </draw:frame>
          <draw:frame draw:z-index="8" draw:style-name="gr35" draw:text-style-name="P6" svg:width="6.7787in" svg:height="2.1768in" svg:x="7.9713in" svg:y="65.6346in">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7"><text:a xlink:href="https://www.w3.org/TR/WCAG/#link-purpose-in-context" xlink:type="simple">https://www.w3.org/TR/WCAG/#link-purpose-in-context</text:a></text:span></text:p>
            </draw:text-box>
          </draw:frame>
          <draw:frame draw:z-index="9" draw:style-name="gr31" draw:text-style-name="P6" svg:width="6.7783in" svg:height="2.4193in" svg:x="8in" svg:y="59.152in">
            <draw:text-box>
              <text:p><text:span text:style-name="T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6"/></text:p>
              <text:p><text:span text:style-name="T6"/></text:p>
              <text:p><text:span text:style-name="T6"/></text:p>
              <text:p><text:span text:style-name="T7"><text:a xlink:href="https://www.w3.org/TR/WCAG/#focus-order" xlink:type="simple">https://www.w3.org/TR/WCAG/#focus-order</text:a></text:span></text:p>
            </draw:text-box>
          </draw:frame>
          <draw:frame draw:z-index="10" draw:style-name="gr24" draw:text-style-name="P6" svg:width="6.8165in" svg:height="1.4492in" svg:x="7.9335in" svg:y="52.5in">
            <draw:text-box>
              <text:p><text:span text:style-name="T6">Las páginas web tienen títulos que describen su temática o propósito. (Nivel A)</text:span></text:p>
              <text:p><text:span text:style-name="T6"/></text:p>
              <text:p><text:span text:style-name="T6"/></text:p>
              <text:p><text:span text:style-name="T7"><text:a xlink:href="https://www.w3.org/TR/WCAG/#page-titled" xlink:type="simple">https://www.w3.org/TR/WCAG/#page-titled</text:a></text:span></text:p>
            </draw:text-box>
          </draw:frame>
          <draw:frame draw:z-index="11" draw:style-name="gr24" draw:text-style-name="P6" svg:width="6.7909in" svg:height="1.4492in" svg:x="7.9591in" svg:y="46.1in">
            <draw:text-box>
              <text:p><text:span text:style-name="T6">Existe un mecanismo para evitar los bloques de contenido que se repiten en múltiples páginas web. (Nivel A)</text:span></text:p>
              <text:p><text:span text:style-name="T6"/></text:p>
              <text:p><text:span text:style-name="T6"/></text:p>
              <text:p><text:span text:style-name="T7"><text:a xlink:href="https://www.w3.org/TR/WCAG/#bypass-blocks" xlink:type="simple">https://www.w3.org/TR/WCAG/#bypass-blocks</text:a></text:span></text:p>
            </draw:text-box>
          </draw:frame>
          <draw:frame draw:z-index="12" draw:style-name="gr36" draw:text-style-name="P6" svg:width="6.7941in" svg:height="3.3894in" svg:x="8in" svg:y="39.2213in">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7"/></text:p>
              <text:p><text:span text:style-name="T7"/></text:p>
              <text:p><text:span text:style-name="T7"><text:a xlink:href="https://www.w3.org/TR/WCAG/#three-flashes-or-below-threshold" xlink:type="simple">https://www.w3.org/TR/WCAG/#three-flashes-or-below-threshold</text:a></text:span></text:p>
            </draw:text-box>
          </draw:frame>
          <draw:frame draw:z-index="13" draw:style-name="gr37" draw:text-style-name="P6" svg:width="6.7909in" svg:height="4.3594in" svg:x="8in" svg:y="32.4567in">
            <draw:text-box>
              <text:p><text:span text:style-name="T6">Para la información que tiene movimiento, parpadeo, se desplaza o se actualiza automáticamente, se cumplen todos los casos siguientes: (Nivel A)</text:span></text:p>
              <text:p><text:span text:style-name="T6"/></text:p>
              <text:p><text:span text:style-name="T6">-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6"/></text:p>
              <text:p><text:span text:style-name="T6">- Actualización automática: Para toda información que se actualiza automáticamente, que (1) se inicia automáticamente y (2) se presenta …</text:span></text:p>
              <text:p><text:span text:style-name="T6"/></text:p>
              <text:p><text:span text:style-name="T7"><text:a xlink:href="https://www.w3.org/TR/WCAG/#pause-stop-hide" xlink:type="simple">https://www.w3.org/TR/WCAG/#pause-stop-hide</text:a></text:span></text:p>
            </draw:text-box>
          </draw:frame>
          <draw:frame draw:z-index="14" draw:style-name="gr37" draw:text-style-name="P6" svg:width="6.7783in" svg:height="4.602in" svg:x="8in" svg:y="25.8079in">
            <draw:text-box>
              <text:p><text:span text:style-name="T6">Para cada límite de tiempo impuesto por el contenido, se cumple al menos uno de los siguientes casos: (Nivel A)</text:span></text:p>
              <text:p><text:span text:style-name="T6"/></text:p>
              <text:p><text:span text:style-name="T6">- Apagar: El usuario puede detener el límite de tiempo antes de alcanzar el límite de tiempo; o</text:span></text:p>
              <text:p><text:span text:style-name="T6">- Ajustar: El usuario puede ajustar el límite de tiempo antes de alcanzar dicho límite en un rango amplio que es, al menos, diez veces mayor al tiempo fijado originalmente; o</text:span></text:p>
              <text:p><text:span text:style-name="T6">-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6"><text:s/></text:span><text:span text:style-name="T6">- Excepción por ser esencial: El límite de tiempo es esencial y, si se extendiera, invalidaría la actividad; o</text:span></text:p>
              <text:p><text:span text:style-name="T6"><text:s/></text:span><text:span text:style-name="T6">- Excepción de 20 horas</text:span></text:p>
              <text:p><text:span text:style-name="T6"/></text:p>
              <text:p><text:span text:style-name="T7"><text:a xlink:href="https://www.w3.org/TR/WCAG/#timing-adjustable" xlink:type="simple">https://www.w3.org/TR/WCAG/#timing-adjustable</text:a></text:span></text:p>
            </draw:text-box>
          </draw:frame>
          <draw:frame draw:z-index="15" draw:style-name="gr38" draw:text-style-name="P15" svg:width="6.7909in" svg:height="4.5437in" svg:x="8in" svg:y="19.2579in">
            <draw:text-box>
              <text:p text:style-name="P13"><text:span text:style-name="T13"/></text:p>
              <text:p text:style-name="P13"><text:span text:style-name="T14">En el caso de que para activar los elementos de interacción (enlaces, botones, etc.) se empleen </text:span><text:span text:style-name="T15">atajos de teclado usando una única letra</text:span><text:span text:style-name="T14">, signo de puntuación, número o símbolo entonces se debe cumplir al menos una de las siguientes condiciones:</text:span></text:p>
              <text:p text:style-name="P13"><text:span text:style-name="T14"/></text:p>
              <text:p text:style-name="P13"><text:span text:style-name="T14">- Existe un mecanismo que permite </text:span><text:span text:style-name="T15">desactivar </text:span><text:span text:style-name="T14">el atajo de teclado</text:span></text:p>
              <text:p text:style-name="P13"><text:span text:style-name="T14"/></text:p>
              <text:p text:style-name="P13"><text:span text:style-name="T14">- Existe un mecanismo que permite </text:span><text:span text:style-name="T15">reasignar </text:span><text:span text:style-name="T14">el atajo de teclado para emplear en su lugar otra tecla no imprimible (ej, </text:span><text:span text:style-name="T16">Ctrl</text:span><text:span text:style-name="T14">, </text:span><text:span text:style-name="T16">Alt</text:span><text:span text:style-name="T14">, etc.)</text:span></text:p>
              <text:p text:style-name="P13"><text:span text:style-name="T14"/></text:p>
              <text:p text:style-name="P13"><text:span text:style-name="T14">- El atajo de teclado </text:span><text:span text:style-name="T15">sólo se puede activar cuando el componente</text:span><text:span text:style-name="T14"> </text:span><text:span text:style-name="T15">tiene el foco</text:span><text:span text:style-name="T14"> del teclado.</text:span></text:p>
              <text:p text:style-name="P14"><text:span text:style-name="T14"/></text:p>
              <text:p text:style-name="P14"><text:span text:style-name="T17"/></text:p>
              <text:p text:style-name="P14"><text:span text:style-name="T17"><text:a xlink:href="https://www.w3.org/TR/WCAG/#character-key-shortcuts" xlink:type="simple">https://www.w3.org/TR/WCAG/#character-key-shortcuts</text:a></text:span></text:p>
            </draw:text-box>
          </draw:frame>
          <draw:frame draw:z-index="16" draw:style-name="gr39" draw:text-style-name="P10" svg:width="6.7551in" svg:height="3.6382in" svg:x="8in" svg:y="12.6492in">
            <draw:text-box>
              <text:p><text:span text:style-name="T18">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18"/></text:p>
              <text:p><text:span text:style-name="T18">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18"/></text:p>
              <text:p><text:span text:style-name="T7"><text:a xlink:href="https://www.w3.org/TR/WCAG/#no-keyboard-trap" xlink:type="simple">https://www.w3.org/TR/WCAG/#no-keyboard-trap</text:a></text:span></text:p>
            </draw:text-box>
          </draw:frame>
          <draw:frame draw:z-index="17" draw:name="Image 1" draw:style-name="gr13" draw:text-style-name="P7" svg:width="0.6791in" svg:height="0.7579in" svg:x="11.0768in" svg:y="5.6713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8" draw:name="Image 1" draw:style-name="gr13" draw:text-style-name="P7" svg:width="0.6791in" svg:height="0.7579in" svg:x="11.076in" svg:y="11.889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9" draw:name="Image 1" draw:style-name="gr13" draw:text-style-name="P7" svg:width="0.6791in" svg:height="0.7579in" svg:x="11.1118in" svg:y="18.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0" draw:name="Image 1" draw:style-name="gr13" draw:text-style-name="P7" svg:width="0.6791in" svg:height="0.7579in" svg:x="11.1122in" svg:y="25.0783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1" draw:name="Image 1" draw:style-name="gr13" draw:text-style-name="P7" svg:width="0.6791in" svg:height="0.7579in" svg:x="11.1248in" svg:y="31.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2" draw:name="Image 1" draw:style-name="gr13" draw:text-style-name="P7" svg:width="0.6791in" svg:height="0.7579in" svg:x="11.1665in" svg:y="38.4634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3" draw:name="Image 1" draw:style-name="gr13" draw:text-style-name="P7" svg:width="0.6791in" svg:height="0.7579in" svg:x="11.0709in" svg:y="45.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4" draw:name="Image 1" draw:style-name="gr13" draw:text-style-name="P7" svg:width="0.6791in" svg:height="0.7579in" svg:x="11.0709in" svg:y="51.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5" draw:name="Image 1" draw:style-name="gr13" draw:text-style-name="P7" svg:width="0.6791in" svg:height="0.7579in" svg:x="11.0992in" svg:y="58.402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6" draw:name="Image 1" draw:style-name="gr13" draw:text-style-name="P7" svg:width="0.6791in" svg:height="0.7579in" svg:x="11.0709in" svg:y="64.8846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7" draw:name="Image 1" draw:style-name="gr13" draw:text-style-name="P7" svg:width="0.6791in" svg:height="0.7579in" svg:x="11.0709in" svg:y="71.6346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8" draw:name="Image 1" draw:style-name="gr13" draw:text-style-name="P7" svg:width="0.6791in" svg:height="0.7579in" svg:x="11.0756in" svg:y="78.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29" draw:name="Image 1" draw:style-name="gr13" draw:text-style-name="P7" svg:width="0.6791in" svg:height="0.7579in" svg:x="11.0709in" svg:y="84.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0" draw:name="Image 1" draw:style-name="gr13" draw:text-style-name="P7" svg:width="0.6791in" svg:height="0.7579in" svg:x="11.0709in" svg:y="91.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1" draw:name="Image 1" draw:style-name="gr13" draw:text-style-name="P7" svg:width="0.6791in" svg:height="0.7579in" svg:x="11.1783in" svg:y="97.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2" draw:name="Image 1" draw:style-name="gr13" draw:text-style-name="P7" svg:width="0.6791in" svg:height="0.7579in" svg:x="11.0709in" svg:y="104.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33" draw:name="Image 1" draw:style-name="gr13" draw:text-style-name="P7" svg:width="0.6791in" svg:height="0.7579in" svg:x="11.0709in" svg:y="111.08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15"/>
          <table:table-cell table:style-name="ce16"/>
          <table:table-cell table:style-name="ce43" table:number-columns-repeated="23"/>
          <table:table-cell table:number-columns-repeated="38"/>
        </table:table-row>
        <table:table-row table:style-name="ro40">
          <table:table-cell/>
          <table:table-cell table:style-name="ce17" office:value-type="string" calcext:value-type="string">
            <text:p>Informe de revisión de la accesibilidad</text:p>
          </table:table-cell>
          <table:table-cell/>
          <table:table-cell table:style-name="ce43" table:number-columns-repeated="2"/>
          <table:table-cell table:number-columns-repeated="10"/>
          <table:table-cell table:style-name="ce43" table:number-columns-repeated="11"/>
          <table:table-cell table:number-columns-repeated="38"/>
        </table:table-row>
        <table:table-row table:style-name="ro41">
          <table:table-cell/>
          <table:table-cell table:style-name="ce18" office:value-type="string" calcext:value-type="string">
            <text:p>Análisis de accesibilidad en profundidad de un sitio web</text:p>
          </table:table-cell>
          <table:table-cell/>
          <table:table-cell table:style-name="ce43" table:number-columns-repeated="2"/>
          <table:table-cell table:number-columns-repeated="20"/>
          <table:table-cell table:style-name="ce43"/>
          <table:table-cell table:number-columns-repeated="38"/>
        </table:table-row>
        <table:table-row table:style-name="ro41">
          <table:table-cell/>
          <table:table-cell table:style-name="ce161"/>
          <table:table-cell/>
          <table:table-cell table:style-name="ce43" table:number-columns-repeated="2"/>
          <table:table-cell table:number-columns-repeated="20"/>
          <table:table-cell table:style-name="ce43"/>
          <table:table-cell table:number-columns-repeated="38"/>
        </table:table-row>
        <table:table-row table:style-name="ro29">
          <table:table-cell/>
          <table:table-cell table:style-name="ce20" office:value-type="string" calcext:value-type="string">
            <text:p><text:s/>Revisión de la muestra</text:p>
          </table:table-cell>
          <table:table-cell table:style-name="ce20"/>
          <table:table-cell table:style-name="ce28" table:number-columns-repeated="10"/>
          <table:table-cell table:style-name="ce43" table:number-columns-repeated="2"/>
          <table:table-cell table:number-columns-repeated="49"/>
        </table:table-row>
        <table:table-row table:style-name="ro27">
          <table:table-cell/>
          <table:table-cell table:style-name="ce162" table:number-columns-repeated="12"/>
          <table:table-cell table:style-name="ce43" table:number-columns-repeated="2"/>
          <table:table-cell table:number-columns-repeated="49"/>
        </table:table-row>
        <table:table-row table:style-name="ro43">
          <table:table-cell table:style-name="ce43"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43"/>
          <table:table-cell table:style-name="ce297"/>
          <table:table-cell table:style-name="ce43"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43"/>
          <table:table-cell table:style-name="ce297"/>
          <table:table-cell table:style-name="ce43" table:number-columns-repeated="11"/>
          <table:table-cell table:number-columns-repeated="49"/>
        </table:table-row>
        <table:table-row table:style-name="ro45">
          <table:table-cell table:style-name="ce43" table:number-columns-repeated="3"/>
          <table:table-cell table:style-name="ce297"/>
          <table:table-cell table:style-name="ce43"/>
          <table:table-cell table:number-columns-repeated="5"/>
          <table:table-cell table:style-name="ce43"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3"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3" table:number-columns-repeated="3"/>
          <table:table-cell table:number-columns-repeated="49"/>
        </table:table-row>
        <table:table-row table:style-name="ro27">
          <table:table-cell/>
          <table:table-cell table:style-name="ce126" table:number-columns-repeated="10"/>
          <table:table-cell table:style-name="ce43" table:number-columns-repeated="4"/>
          <table:table-cell table:number-columns-repeated="49"/>
        </table:table-row>
        <table:table-row table:style-name="ro27">
          <table:table-cell/>
          <table:table-cell table:style-name="ce164"/>
          <table:table-cell table:style-name="ce43"/>
          <table:table-cell table:style-name="ce297"/>
          <table:table-cell table:style-name="ce129"/>
          <table:table-cell table:number-columns-repeated="5"/>
          <table:table-cell table:style-name="ce43"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3"/>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19]&lt;&gt;&quot;&quot;;IF(AND([.B19]&lt;&gt;&quot;&quot;;[.C19]&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table-cell table:number-columns-repeated="2"/>
          <table:table-cell table:style-name="ce43"/>
          <table:table-cell table:number-columns-repeated="20"/>
          <table:table-cell table:style-name="ce43"/>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3"/>
          <table:table-cell table:number-columns-repeated="20"/>
          <table:table-cell table:style-name="ce43"/>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21]&lt;&gt;&quot;&quot;;IF(AND([.B21]&lt;&gt;&quot;&quot;;[.C21]&lt;&gt;&quot;&quot;);&quot;&quot;;&quot;ERR&quot;);&quot;&quot;)">
            <text:p/>
          </table:table-cell>
          <table:table-cell table:style-name="ce43" table:number-columns-repeated="6"/>
          <table:table-cell table:number-columns-repeated="2"/>
          <table:table-cell table:style-name="ce159"/>
          <table:table-cell table:style-name="ce43"/>
          <table:table-cell table:number-columns-repeated="20"/>
          <table:table-cell table:style-name="ce43"/>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22]&lt;&gt;&quot;&quot;;IF(AND([.B22]&lt;&gt;&quot;&quot;;[.C22]&lt;&gt;&quot;&quot;);&quot;&quot;;&quot;ERR&quot;);&quot;&quot;)">
            <text:p/>
          </table:table-cell>
          <table:table-cell table:style-name="ce43"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3"/>
          <table:table-cell table:number-columns-repeated="20"/>
          <table:table-cell table:style-name="ce43"/>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23]&lt;&gt;&quot;&quot;;IF(AND([.B23]&lt;&gt;&quot;&quot;;[.C23]&lt;&gt;&quot;&quot;);&quot;&quot;;&quot;ERR&quot;);&quot;&quot;)">
            <text:p/>
          </table:table-cell>
          <table:table-cell table:style-name="ce145"/>
          <table:table-cell table:style-name="ce43" table:number-columns-repeated="3"/>
          <table:table-cell/>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4.1193in" svg:y="5.6602in" draw:caption-point-x="1.1472in" draw:caption-point-y="-0.4059in">
              <dc:date>2020-04-22T00:00:00</dc:date>
              <text:p text:style-name="P3"><text:span text:style-name="T12">No tiene elementos sobre los que realizar la comprobación</text:span></text:p>
            </office:annotation>
            <text:p>No Aplica</text:p>
          </table:table-cell>
          <table:table-cell/>
          <table:table-cell table:style-name="ce43" table:number-columns-repeated="2"/>
          <table:table-cell table:number-columns-repeated="20"/>
          <table:table-cell table:style-name="ce43"/>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24]&lt;&gt;&quot;&quot;;IF(AND([.B24]&lt;&gt;&quot;&quot;;[.C24]&lt;&gt;&quot;&quot;);&quot;&quot;;&quot;ERR&quot;);&quot;&quot;)">
            <text:p/>
          </table:table-cell>
          <table:table-cell table:style-name="ce43" table:number-columns-repeated="4"/>
          <table:table-cell/>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4.1323in" svg:y="6.1622in" draw:caption-point-x="1.1343in" draw:caption-point-y="-0.7409in">
              <dc:date>2020-04-22T00:00:00</dc:date>
              <text:p text:style-name="P3"><text:span text:style-name="T12">Pendiente de revisión manual. La comprobación automática es correcta pero falta realizar comprobación manual</text:span></text:p>
            </office:annotation>
            <text:p>No Decide</text:p>
          </table:table-cell>
          <table:table-cell/>
          <table:table-cell table:style-name="ce43"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25]&lt;&gt;&quot;&quot;;IF(AND([.B25]&lt;&gt;&quot;&quot;;[.C25]&lt;&gt;&quot;&quot;);&quot;&quot;;&quot;ERR&quot;);&quot;&quot;)">
            <text:p/>
          </table:table-cell>
          <table:table-cell table:style-name="ce43" table:number-columns-repeated="7"/>
          <table:table-cell/>
          <table:table-cell table:style-name="ce43" table:number-columns-repeated="5"/>
          <table:table-cell table:style-name="ce159" table:number-columns-repeated="2"/>
          <table:table-cell table:style-name="ce43"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26]&lt;&gt;&quot;&quot;;IF(AND([.B26]&lt;&gt;&quot;&quot;;[.C26]&lt;&gt;&quot;&quot;);&quot;&quot;;&quot;ERR&quot;);&quot;&quot;)">
            <text:p/>
          </table:table-cell>
          <table:table-cell table:style-name="ce43" table:number-columns-repeated="13"/>
          <table:table-cell table:style-name="ce159" table:number-columns-repeated="2"/>
          <table:table-cell table:style-name="ce43"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27]&lt;&gt;&quot;&quot;;IF(AND([.B27]&lt;&gt;&quot;&quot;;[.C27]&lt;&gt;&quot;&quot;);&quot;&quot;;&quot;ERR&quot;);&quot;&quot;)">
            <text:p/>
          </table:table-cell>
          <table:table-cell table:style-name="ce43" table:number-columns-repeated="6"/>
          <table:table-cell/>
          <table:table-cell table:style-name="ce43" table:number-columns-repeated="5"/>
          <table:table-cell/>
          <table:table-cell table:style-name="ce159" table:number-columns-repeated="2"/>
          <table:table-cell table:style-name="ce43"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28]&lt;&gt;&quot;&quot;;IF(AND([.B28]&lt;&gt;&quot;&quot;;[.C28]&lt;&gt;&quot;&quot;);&quot;&quot;;&quot;ERR&quot;);&quot;&quot;)">
            <text:p/>
          </table:table-cell>
          <table:table-cell table:style-name="ce43" table:number-columns-repeated="6"/>
          <table:table-cell/>
          <table:table-cell table:style-name="ce43" table:number-columns-repeated="6"/>
          <table:table-cell table:style-name="ce159" table:number-columns-repeated="2"/>
          <table:table-cell table:style-name="ce43"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29]&lt;&gt;&quot;&quot;;IF(AND([.B29]&lt;&gt;&quot;&quot;;[.C29]&lt;&gt;&quot;&quot;);&quot;&quot;;&quot;ERR&quot;);&quot;&quot;)">
            <text:p/>
          </table:table-cell>
          <table:table-cell table:style-name="ce43" table:number-columns-repeated="6"/>
          <table:table-cell/>
          <table:table-cell table:style-name="ce43"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30]&lt;&gt;&quot;&quot;;IF(AND([.B30]&lt;&gt;&quot;&quot;;[.C3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31]&lt;&gt;&quot;&quot;;IF(AND([.B31]&lt;&gt;&quot;&quot;;[.C3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32]&lt;&gt;&quot;&quot;;IF(AND([.B32]&lt;&gt;&quot;&quot;;[.C3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33]&lt;&gt;&quot;&quot;;IF(AND([.B33]&lt;&gt;&quot;&quot;;[.C3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34]&lt;&gt;&quot;&quot;;IF(AND([.B34]&lt;&gt;&quot;&quot;;[.C3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35]&lt;&gt;&quot;&quot;;IF(AND([.B35]&lt;&gt;&quot;&quot;;[.C3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36]&lt;&gt;&quot;&quot;;IF(AND([.B36]&lt;&gt;&quot;&quot;;[.C36]&lt;&gt;&quot;&quot;);&quot;&quot;;&quot;ERR&quot;);&quot;&quot;)">
            <text:p/>
          </table:table-cell>
          <table:table-cell table:style-name="ce43" table:number-columns-repeated="7"/>
          <table:table-cell/>
          <table:table-cell table:style-name="ce159"/>
          <table:table-cell table:number-columns-repeated="4"/>
          <table:table-cell table:style-name="ce43"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37]&lt;&gt;&quot;&quot;;IF(AND([.B37]&lt;&gt;&quot;&quot;;[.C37]&lt;&gt;&quot;&quot;);&quot;&quot;;&quot;ERR&quot;);&quot;&quot;)">
            <text:p/>
          </table:table-cell>
          <table:table-cell table:style-name="ce43" table:number-columns-repeated="7"/>
          <table:table-cell/>
          <table:table-cell table:style-name="ce159"/>
          <table:table-cell table:style-name="ce43"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38]&lt;&gt;&quot;&quot;;IF(AND([.B38]&lt;&gt;&quot;&quot;;[.C38]&lt;&gt;&quot;&quot;);&quot;&quot;;&quot;ERR&quot;);&quot;&quot;)">
            <text:p/>
          </table:table-cell>
          <table:table-cell table:style-name="ce43" table:number-columns-repeated="7"/>
          <table:table-cell/>
          <table:table-cell table:style-name="ce159"/>
          <table:table-cell table:style-name="ce43"/>
          <table:table-cell table:number-columns-repeated="2"/>
          <table:table-cell table:style-name="ce43"/>
          <table:table-cell table:style-name="ce159" table:number-columns-repeated="2"/>
          <table:table-cell table:style-name="ce43"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39]&lt;&gt;&quot;&quot;;IF(AND([.B39]&lt;&gt;&quot;&quot;;[.C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40]&lt;&gt;&quot;&quot;;IF(AND([.B40]&lt;&gt;&quot;&quot;;[.C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41]&lt;&gt;&quot;&quot;;IF(AND([.B41]&lt;&gt;&quot;&quot;;[.C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42]&lt;&gt;&quot;&quot;;IF(AND([.B42]&lt;&gt;&quot;&quot;;[.C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43]&lt;&gt;&quot;&quot;;IF(AND([.B43]&lt;&gt;&quot;&quot;;[.C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44]&lt;&gt;&quot;&quot;;IF(AND([.B44]&lt;&gt;&quot;&quot;;[.C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45]&lt;&gt;&quot;&quot;;IF(AND([.B45]&lt;&gt;&quot;&quot;;[.C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46]&lt;&gt;&quot;&quot;;IF(AND([.B46]&lt;&gt;&quot;&quot;;[.C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47]&lt;&gt;&quot;&quot;;IF(AND([.B47]&lt;&gt;&quot;&quot;;[.C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48]&lt;&gt;&quot;&quot;;IF(AND([.B48]&lt;&gt;&quot;&quot;;[.C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49]&lt;&gt;&quot;&quot;;IF(AND([.B49]&lt;&gt;&quot;&quot;;[.C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50]&lt;&gt;&quot;&quot;;IF(AND([.B50]&lt;&gt;&quot;&quot;;[.C5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51]&lt;&gt;&quot;&quot;;IF(AND([.B51]&lt;&gt;&quot;&quot;;[.C5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52]&lt;&gt;&quot;&quot;;IF(AND([.B52]&lt;&gt;&quot;&quot;;[.C5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53]&lt;&gt;&quot;&quot;;IF(AND([.B53]&lt;&gt;&quot;&quot;;[.C5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57]&lt;&gt;&quot;&quot;;IF(AND([.B57]&lt;&gt;&quot;&quot;;[.C57]&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59]&lt;&gt;&quot;&quot;;IF(AND([.B59]&lt;&gt;&quot;&quot;;[.C5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60]&lt;&gt;&quot;&quot;;IF(AND([.B60]&lt;&gt;&quot;&quot;;[.C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61]&lt;&gt;&quot;&quot;;IF(AND([.B61]&lt;&gt;&quot;&quot;;[.C6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62]&lt;&gt;&quot;&quot;;IF(AND([.B62]&lt;&gt;&quot;&quot;;[.C6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63]&lt;&gt;&quot;&quot;;IF(AND([.B63]&lt;&gt;&quot;&quot;;[.C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64]&lt;&gt;&quot;&quot;;IF(AND([.B64]&lt;&gt;&quot;&quot;;[.C6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65]&lt;&gt;&quot;&quot;;IF(AND([.B65]&lt;&gt;&quot;&quot;;[.C6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66]&lt;&gt;&quot;&quot;;IF(AND([.B66]&lt;&gt;&quot;&quot;;[.C6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67]&lt;&gt;&quot;&quot;;IF(AND([.B67]&lt;&gt;&quot;&quot;;[.C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68]&lt;&gt;&quot;&quot;;IF(AND([.B68]&lt;&gt;&quot;&quot;;[.C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69]&lt;&gt;&quot;&quot;;IF(AND([.B69]&lt;&gt;&quot;&quot;;[.C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70]&lt;&gt;&quot;&quot;;IF(AND([.B70]&lt;&gt;&quot;&quot;;[.C7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71]&lt;&gt;&quot;&quot;;IF(AND([.B71]&lt;&gt;&quot;&quot;;[.C7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72]&lt;&gt;&quot;&quot;;IF(AND([.B72]&lt;&gt;&quot;&quot;;[.C7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73]&lt;&gt;&quot;&quot;;IF(AND([.B73]&lt;&gt;&quot;&quot;;[.C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74]&lt;&gt;&quot;&quot;;IF(AND([.B74]&lt;&gt;&quot;&quot;;[.C7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75]&lt;&gt;&quot;&quot;;IF(AND([.B75]&lt;&gt;&quot;&quot;;[.C7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76]&lt;&gt;&quot;&quot;;IF(AND([.B76]&lt;&gt;&quot;&quot;;[.C7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77]&lt;&gt;&quot;&quot;;IF(AND([.B77]&lt;&gt;&quot;&quot;;[.C7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78]&lt;&gt;&quot;&quot;;IF(AND([.B78]&lt;&gt;&quot;&quot;;[.C7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79]&lt;&gt;&quot;&quot;;IF(AND([.B79]&lt;&gt;&quot;&quot;;[.C7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80]&lt;&gt;&quot;&quot;;IF(AND([.B80]&lt;&gt;&quot;&quot;;[.C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81]&lt;&gt;&quot;&quot;;IF(AND([.B81]&lt;&gt;&quot;&quot;;[.C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82]&lt;&gt;&quot;&quot;;IF(AND([.B82]&lt;&gt;&quot;&quot;;[.C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83]&lt;&gt;&quot;&quot;;IF(AND([.B83]&lt;&gt;&quot;&quot;;[.C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84]&lt;&gt;&quot;&quot;;IF(AND([.B84]&lt;&gt;&quot;&quot;;[.C8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85]&lt;&gt;&quot;&quot;;IF(AND([.B85]&lt;&gt;&quot;&quot;;[.C8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86]&lt;&gt;&quot;&quot;;IF(AND([.B86]&lt;&gt;&quot;&quot;;[.C8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87]&lt;&gt;&quot;&quot;;IF(AND([.B87]&lt;&gt;&quot;&quot;;[.C8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88]&lt;&gt;&quot;&quot;;IF(AND([.B88]&lt;&gt;&quot;&quot;;[.C8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89]&lt;&gt;&quot;&quot;;IF(AND([.B89]&lt;&gt;&quot;&quot;;[.C8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90]&lt;&gt;&quot;&quot;;IF(AND([.B90]&lt;&gt;&quot;&quot;;[.C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91]&lt;&gt;&quot;&quot;;IF(AND([.B91]&lt;&gt;&quot;&quot;;[.C9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number-columns-repeated="23"/>
          <table:table-cell table:number-columns-repeated="39"/>
        </table:table-row>
        <table:table-row table:style-name="ro27">
          <table:table-cell/>
          <table:table-cell table:style-name="ce164"/>
          <table:table-cell table:style-name="ce43" table:number-columns-repeated="2"/>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95]&lt;&gt;&quot;&quot;;IF(AND([.B95]&lt;&gt;&quot;&quot;;[.C95]&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97]&lt;&gt;&quot;&quot;;IF(AND([.B97]&lt;&gt;&quot;&quot;;[.C9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98]&lt;&gt;&quot;&quot;;IF(AND([.B98]&lt;&gt;&quot;&quot;;[.C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99]&lt;&gt;&quot;&quot;;IF(AND([.B99]&lt;&gt;&quot;&quot;;[.C9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100]&lt;&gt;&quot;&quot;;IF(AND([.B100]&lt;&gt;&quot;&quot;;[.C10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101]&lt;&gt;&quot;&quot;;IF(AND([.B101]&lt;&gt;&quot;&quot;;[.C1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102]&lt;&gt;&quot;&quot;;IF(AND([.B102]&lt;&gt;&quot;&quot;;[.C10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103]&lt;&gt;&quot;&quot;;IF(AND([.B103]&lt;&gt;&quot;&quot;;[.C10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104]&lt;&gt;&quot;&quot;;IF(AND([.B104]&lt;&gt;&quot;&quot;;[.C10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105]&lt;&gt;&quot;&quot;;IF(AND([.B105]&lt;&gt;&quot;&quot;;[.C1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106]&lt;&gt;&quot;&quot;;IF(AND([.B106]&lt;&gt;&quot;&quot;;[.C10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107]&lt;&gt;&quot;&quot;;IF(AND([.B107]&lt;&gt;&quot;&quot;;[.C1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108]&lt;&gt;&quot;&quot;;IF(AND([.B108]&lt;&gt;&quot;&quot;;[.C10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109]&lt;&gt;&quot;&quot;;IF(AND([.B109]&lt;&gt;&quot;&quot;;[.C10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110]&lt;&gt;&quot;&quot;;IF(AND([.B110]&lt;&gt;&quot;&quot;;[.C11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111]&lt;&gt;&quot;&quot;;IF(AND([.B111]&lt;&gt;&quot;&quot;;[.C11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112]&lt;&gt;&quot;&quot;;IF(AND([.B112]&lt;&gt;&quot;&quot;;[.C11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113]&lt;&gt;&quot;&quot;;IF(AND([.B113]&lt;&gt;&quot;&quot;;[.C11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114]&lt;&gt;&quot;&quot;;IF(AND([.B114]&lt;&gt;&quot;&quot;;[.C11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115]&lt;&gt;&quot;&quot;;IF(AND([.B115]&lt;&gt;&quot;&quot;;[.C11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116]&lt;&gt;&quot;&quot;;IF(AND([.B116]&lt;&gt;&quot;&quot;;[.C11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117]&lt;&gt;&quot;&quot;;IF(AND([.B117]&lt;&gt;&quot;&quot;;[.C11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118]&lt;&gt;&quot;&quot;;IF(AND([.B118]&lt;&gt;&quot;&quot;;[.C1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119]&lt;&gt;&quot;&quot;;IF(AND([.B119]&lt;&gt;&quot;&quot;;[.C1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120]&lt;&gt;&quot;&quot;;IF(AND([.B120]&lt;&gt;&quot;&quot;;[.C1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121]&lt;&gt;&quot;&quot;;IF(AND([.B121]&lt;&gt;&quot;&quot;;[.C1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122]&lt;&gt;&quot;&quot;;IF(AND([.B122]&lt;&gt;&quot;&quot;;[.C12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123]&lt;&gt;&quot;&quot;;IF(AND([.B123]&lt;&gt;&quot;&quot;;[.C12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124]&lt;&gt;&quot;&quot;;IF(AND([.B124]&lt;&gt;&quot;&quot;;[.C12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125]&lt;&gt;&quot;&quot;;IF(AND([.B125]&lt;&gt;&quot;&quot;;[.C12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126]&lt;&gt;&quot;&quot;;IF(AND([.B126]&lt;&gt;&quot;&quot;;[.C12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127]&lt;&gt;&quot;&quot;;IF(AND([.B127]&lt;&gt;&quot;&quot;;[.C1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128]&lt;&gt;&quot;&quot;;IF(AND([.B128]&lt;&gt;&quot;&quot;;[.C1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129]&lt;&gt;&quot;&quot;;IF(AND([.B129]&lt;&gt;&quot;&quot;;[.C129]&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133]&lt;&gt;&quot;&quot;;IF(AND([.B133]&lt;&gt;&quot;&quot;;[.C133]&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135]&lt;&gt;&quot;&quot;;IF(AND([.B135]&lt;&gt;&quot;&quot;;[.C13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136]&lt;&gt;&quot;&quot;;IF(AND([.B136]&lt;&gt;&quot;&quot;;[.C1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137]&lt;&gt;&quot;&quot;;IF(AND([.B137]&lt;&gt;&quot;&quot;;[.C13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138]&lt;&gt;&quot;&quot;;IF(AND([.B138]&lt;&gt;&quot;&quot;;[.C13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139]&lt;&gt;&quot;&quot;;IF(AND([.B139]&lt;&gt;&quot;&quot;;[.C13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140]&lt;&gt;&quot;&quot;;IF(AND([.B140]&lt;&gt;&quot;&quot;;[.C14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141]&lt;&gt;&quot;&quot;;IF(AND([.B141]&lt;&gt;&quot;&quot;;[.C14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142]&lt;&gt;&quot;&quot;;IF(AND([.B142]&lt;&gt;&quot;&quot;;[.C1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143]&lt;&gt;&quot;&quot;;IF(AND([.B143]&lt;&gt;&quot;&quot;;[.C1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144]&lt;&gt;&quot;&quot;;IF(AND([.B144]&lt;&gt;&quot;&quot;;[.C1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145]&lt;&gt;&quot;&quot;;IF(AND([.B145]&lt;&gt;&quot;&quot;;[.C1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146]&lt;&gt;&quot;&quot;;IF(AND([.B146]&lt;&gt;&quot;&quot;;[.C14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147]&lt;&gt;&quot;&quot;;IF(AND([.B147]&lt;&gt;&quot;&quot;;[.C14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148]&lt;&gt;&quot;&quot;;IF(AND([.B148]&lt;&gt;&quot;&quot;;[.C14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149]&lt;&gt;&quot;&quot;;IF(AND([.B149]&lt;&gt;&quot;&quot;;[.C14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150]&lt;&gt;&quot;&quot;;IF(AND([.B150]&lt;&gt;&quot;&quot;;[.C15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151]&lt;&gt;&quot;&quot;;IF(AND([.B151]&lt;&gt;&quot;&quot;;[.C15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152]&lt;&gt;&quot;&quot;;IF(AND([.B152]&lt;&gt;&quot;&quot;;[.C15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153]&lt;&gt;&quot;&quot;;IF(AND([.B153]&lt;&gt;&quot;&quot;;[.C15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154]&lt;&gt;&quot;&quot;;IF(AND([.B154]&lt;&gt;&quot;&quot;;[.C15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155]&lt;&gt;&quot;&quot;;IF(AND([.B155]&lt;&gt;&quot;&quot;;[.C15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156]&lt;&gt;&quot;&quot;;IF(AND([.B156]&lt;&gt;&quot;&quot;;[.C1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157]&lt;&gt;&quot;&quot;;IF(AND([.B157]&lt;&gt;&quot;&quot;;[.C1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158]&lt;&gt;&quot;&quot;;IF(AND([.B158]&lt;&gt;&quot;&quot;;[.C1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159]&lt;&gt;&quot;&quot;;IF(AND([.B159]&lt;&gt;&quot;&quot;;[.C1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160]&lt;&gt;&quot;&quot;;IF(AND([.B160]&lt;&gt;&quot;&quot;;[.C1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161]&lt;&gt;&quot;&quot;;IF(AND([.B161]&lt;&gt;&quot;&quot;;[.C16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162]&lt;&gt;&quot;&quot;;IF(AND([.B162]&lt;&gt;&quot;&quot;;[.C16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163]&lt;&gt;&quot;&quot;;IF(AND([.B163]&lt;&gt;&quot;&quot;;[.C16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164]&lt;&gt;&quot;&quot;;IF(AND([.B164]&lt;&gt;&quot;&quot;;[.C16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165]&lt;&gt;&quot;&quot;;IF(AND([.B165]&lt;&gt;&quot;&quot;;[.C16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166]&lt;&gt;&quot;&quot;;IF(AND([.B166]&lt;&gt;&quot;&quot;;[.C16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167]&lt;&gt;&quot;&quot;;IF(AND([.B167]&lt;&gt;&quot;&quot;;[.C167]&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number-columns-repeated="23"/>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171]&lt;&gt;&quot;&quot;;IF(AND([.B171]&lt;&gt;&quot;&quot;;[.C171]&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173]&lt;&gt;&quot;&quot;;IF(AND([.B173]&lt;&gt;&quot;&quot;;[.C17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174]&lt;&gt;&quot;&quot;;IF(AND([.B174]&lt;&gt;&quot;&quot;;[.C1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175]&lt;&gt;&quot;&quot;;IF(AND([.B175]&lt;&gt;&quot;&quot;;[.C17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176]&lt;&gt;&quot;&quot;;IF(AND([.B176]&lt;&gt;&quot;&quot;;[.C17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177]&lt;&gt;&quot;&quot;;IF(AND([.B177]&lt;&gt;&quot;&quot;;[.C1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178]&lt;&gt;&quot;&quot;;IF(AND([.B178]&lt;&gt;&quot;&quot;;[.C17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179]&lt;&gt;&quot;&quot;;IF(AND([.B179]&lt;&gt;&quot;&quot;;[.C17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180]&lt;&gt;&quot;&quot;;IF(AND([.B180]&lt;&gt;&quot;&quot;;[.C1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181]&lt;&gt;&quot;&quot;;IF(AND([.B181]&lt;&gt;&quot;&quot;;[.C1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182]&lt;&gt;&quot;&quot;;IF(AND([.B182]&lt;&gt;&quot;&quot;;[.C1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183]&lt;&gt;&quot;&quot;;IF(AND([.B183]&lt;&gt;&quot;&quot;;[.C18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184]&lt;&gt;&quot;&quot;;IF(AND([.B184]&lt;&gt;&quot;&quot;;[.C18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185]&lt;&gt;&quot;&quot;;IF(AND([.B185]&lt;&gt;&quot;&quot;;[.C18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186]&lt;&gt;&quot;&quot;;IF(AND([.B186]&lt;&gt;&quot;&quot;;[.C18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187]&lt;&gt;&quot;&quot;;IF(AND([.B187]&lt;&gt;&quot;&quot;;[.C18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188]&lt;&gt;&quot;&quot;;IF(AND([.B188]&lt;&gt;&quot;&quot;;[.C18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189]&lt;&gt;&quot;&quot;;IF(AND([.B189]&lt;&gt;&quot;&quot;;[.C18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190]&lt;&gt;&quot;&quot;;IF(AND([.B190]&lt;&gt;&quot;&quot;;[.C19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191]&lt;&gt;&quot;&quot;;IF(AND([.B191]&lt;&gt;&quot;&quot;;[.C19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192]&lt;&gt;&quot;&quot;;IF(AND([.B192]&lt;&gt;&quot;&quot;;[.C19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193]&lt;&gt;&quot;&quot;;IF(AND([.B193]&lt;&gt;&quot;&quot;;[.C19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194]&lt;&gt;&quot;&quot;;IF(AND([.B194]&lt;&gt;&quot;&quot;;[.C1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195]&lt;&gt;&quot;&quot;;IF(AND([.B195]&lt;&gt;&quot;&quot;;[.C1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196]&lt;&gt;&quot;&quot;;IF(AND([.B196]&lt;&gt;&quot;&quot;;[.C1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197]&lt;&gt;&quot;&quot;;IF(AND([.B197]&lt;&gt;&quot;&quot;;[.C1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198]&lt;&gt;&quot;&quot;;IF(AND([.B198]&lt;&gt;&quot;&quot;;[.C1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199]&lt;&gt;&quot;&quot;;IF(AND([.B199]&lt;&gt;&quot;&quot;;[.C19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200]&lt;&gt;&quot;&quot;;IF(AND([.B200]&lt;&gt;&quot;&quot;;[.C20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201]&lt;&gt;&quot;&quot;;IF(AND([.B201]&lt;&gt;&quot;&quot;;[.C20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202]&lt;&gt;&quot;&quot;;IF(AND([.B202]&lt;&gt;&quot;&quot;;[.C20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203]&lt;&gt;&quot;&quot;;IF(AND([.B203]&lt;&gt;&quot;&quot;;[.C20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204]&lt;&gt;&quot;&quot;;IF(AND([.B204]&lt;&gt;&quot;&quot;;[.C20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205]&lt;&gt;&quot;&quot;;IF(AND([.B205]&lt;&gt;&quot;&quot;;[.C205]&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209]&lt;&gt;&quot;&quot;;IF(AND([.B209]&lt;&gt;&quot;&quot;;[.C209]&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211]&lt;&gt;&quot;&quot;;IF(AND([.B211]&lt;&gt;&quot;&quot;;[.C21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212]&lt;&gt;&quot;&quot;;IF(AND([.B212]&lt;&gt;&quot;&quot;;[.C2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213]&lt;&gt;&quot;&quot;;IF(AND([.B213]&lt;&gt;&quot;&quot;;[.C21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214]&lt;&gt;&quot;&quot;;IF(AND([.B214]&lt;&gt;&quot;&quot;;[.C21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215]&lt;&gt;&quot;&quot;;IF(AND([.B215]&lt;&gt;&quot;&quot;;[.C21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216]&lt;&gt;&quot;&quot;;IF(AND([.B216]&lt;&gt;&quot;&quot;;[.C21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217]&lt;&gt;&quot;&quot;;IF(AND([.B217]&lt;&gt;&quot;&quot;;[.C21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218]&lt;&gt;&quot;&quot;;IF(AND([.B218]&lt;&gt;&quot;&quot;;[.C2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219]&lt;&gt;&quot;&quot;;IF(AND([.B219]&lt;&gt;&quot;&quot;;[.C2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220]&lt;&gt;&quot;&quot;;IF(AND([.B220]&lt;&gt;&quot;&quot;;[.C2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221]&lt;&gt;&quot;&quot;;IF(AND([.B221]&lt;&gt;&quot;&quot;;[.C22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222]&lt;&gt;&quot;&quot;;IF(AND([.B222]&lt;&gt;&quot;&quot;;[.C22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223]&lt;&gt;&quot;&quot;;IF(AND([.B223]&lt;&gt;&quot;&quot;;[.C22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224]&lt;&gt;&quot;&quot;;IF(AND([.B224]&lt;&gt;&quot;&quot;;[.C22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225]&lt;&gt;&quot;&quot;;IF(AND([.B225]&lt;&gt;&quot;&quot;;[.C22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226]&lt;&gt;&quot;&quot;;IF(AND([.B226]&lt;&gt;&quot;&quot;;[.C22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227]&lt;&gt;&quot;&quot;;IF(AND([.B227]&lt;&gt;&quot;&quot;;[.C22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228]&lt;&gt;&quot;&quot;;IF(AND([.B228]&lt;&gt;&quot;&quot;;[.C22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229]&lt;&gt;&quot;&quot;;IF(AND([.B229]&lt;&gt;&quot;&quot;;[.C22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230]&lt;&gt;&quot;&quot;;IF(AND([.B230]&lt;&gt;&quot;&quot;;[.C23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231]&lt;&gt;&quot;&quot;;IF(AND([.B231]&lt;&gt;&quot;&quot;;[.C23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232]&lt;&gt;&quot;&quot;;IF(AND([.B232]&lt;&gt;&quot;&quot;;[.C2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233]&lt;&gt;&quot;&quot;;IF(AND([.B233]&lt;&gt;&quot;&quot;;[.C2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234]&lt;&gt;&quot;&quot;;IF(AND([.B234]&lt;&gt;&quot;&quot;;[.C2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235]&lt;&gt;&quot;&quot;;IF(AND([.B235]&lt;&gt;&quot;&quot;;[.C2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236]&lt;&gt;&quot;&quot;;IF(AND([.B236]&lt;&gt;&quot;&quot;;[.C2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237]&lt;&gt;&quot;&quot;;IF(AND([.B237]&lt;&gt;&quot;&quot;;[.C23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238]&lt;&gt;&quot;&quot;;IF(AND([.B238]&lt;&gt;&quot;&quot;;[.C23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239]&lt;&gt;&quot;&quot;;IF(AND([.B239]&lt;&gt;&quot;&quot;;[.C23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240]&lt;&gt;&quot;&quot;;IF(AND([.B240]&lt;&gt;&quot;&quot;;[.C24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241]&lt;&gt;&quot;&quot;;IF(AND([.B241]&lt;&gt;&quot;&quot;;[.C24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242]&lt;&gt;&quot;&quot;;IF(AND([.B242]&lt;&gt;&quot;&quot;;[.C24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243]&lt;&gt;&quot;&quot;;IF(AND([.B243]&lt;&gt;&quot;&quot;;[.C24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247]&lt;&gt;&quot;&quot;;IF(AND([.B247]&lt;&gt;&quot;&quot;;[.C247]&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249]&lt;&gt;&quot;&quot;;IF(AND([.B249]&lt;&gt;&quot;&quot;;[.C249]&lt;&gt;&quot;&quot;);&quot;&quot;;&quot;ERR&quot;);&quot;&quot;)">
            <text:p/>
          </table:table-cell>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250]&lt;&gt;&quot;&quot;;IF(AND([.B250]&lt;&gt;&quot;&quot;;[.C2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251]&lt;&gt;&quot;&quot;;IF(AND([.B251]&lt;&gt;&quot;&quot;;[.C25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252]&lt;&gt;&quot;&quot;;IF(AND([.B252]&lt;&gt;&quot;&quot;;[.C25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253]&lt;&gt;&quot;&quot;;IF(AND([.B253]&lt;&gt;&quot;&quot;;[.C25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254]&lt;&gt;&quot;&quot;;IF(AND([.B254]&lt;&gt;&quot;&quot;;[.C25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255]&lt;&gt;&quot;&quot;;IF(AND([.B255]&lt;&gt;&quot;&quot;;[.C25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256]&lt;&gt;&quot;&quot;;IF(AND([.B256]&lt;&gt;&quot;&quot;;[.C2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257]&lt;&gt;&quot;&quot;;IF(AND([.B257]&lt;&gt;&quot;&quot;;[.C2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258]&lt;&gt;&quot;&quot;;IF(AND([.B258]&lt;&gt;&quot;&quot;;[.C2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259]&lt;&gt;&quot;&quot;;IF(AND([.B259]&lt;&gt;&quot;&quot;;[.C25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260]&lt;&gt;&quot;&quot;;IF(AND([.B260]&lt;&gt;&quot;&quot;;[.C26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261]&lt;&gt;&quot;&quot;;IF(AND([.B261]&lt;&gt;&quot;&quot;;[.C26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262]&lt;&gt;&quot;&quot;;IF(AND([.B262]&lt;&gt;&quot;&quot;;[.C26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263]&lt;&gt;&quot;&quot;;IF(AND([.B263]&lt;&gt;&quot;&quot;;[.C26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264]&lt;&gt;&quot;&quot;;IF(AND([.B264]&lt;&gt;&quot;&quot;;[.C26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265]&lt;&gt;&quot;&quot;;IF(AND([.B265]&lt;&gt;&quot;&quot;;[.C26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266]&lt;&gt;&quot;&quot;;IF(AND([.B266]&lt;&gt;&quot;&quot;;[.C26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267]&lt;&gt;&quot;&quot;;IF(AND([.B267]&lt;&gt;&quot;&quot;;[.C26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268]&lt;&gt;&quot;&quot;;IF(AND([.B268]&lt;&gt;&quot;&quot;;[.C26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269]&lt;&gt;&quot;&quot;;IF(AND([.B269]&lt;&gt;&quot;&quot;;[.C2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270]&lt;&gt;&quot;&quot;;IF(AND([.B270]&lt;&gt;&quot;&quot;;[.C2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271]&lt;&gt;&quot;&quot;;IF(AND([.B271]&lt;&gt;&quot;&quot;;[.C2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272]&lt;&gt;&quot;&quot;;IF(AND([.B272]&lt;&gt;&quot;&quot;;[.C2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273]&lt;&gt;&quot;&quot;;IF(AND([.B273]&lt;&gt;&quot;&quot;;[.C27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274]&lt;&gt;&quot;&quot;;IF(AND([.B274]&lt;&gt;&quot;&quot;;[.C2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275]&lt;&gt;&quot;&quot;;IF(AND([.B275]&lt;&gt;&quot;&quot;;[.C27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276]&lt;&gt;&quot;&quot;;IF(AND([.B276]&lt;&gt;&quot;&quot;;[.C27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277]&lt;&gt;&quot;&quot;;IF(AND([.B277]&lt;&gt;&quot;&quot;;[.C27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278]&lt;&gt;&quot;&quot;;IF(AND([.B278]&lt;&gt;&quot;&quot;;[.C27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279]&lt;&gt;&quot;&quot;;IF(AND([.B279]&lt;&gt;&quot;&quot;;[.C27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280]&lt;&gt;&quot;&quot;;IF(AND([.B280]&lt;&gt;&quot;&quot;;[.C28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281]&lt;&gt;&quot;&quot;;IF(AND([.B281]&lt;&gt;&quot;&quot;;[.C28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285]&lt;&gt;&quot;&quot;;IF(AND([.B285]&lt;&gt;&quot;&quot;;[.C285]&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287]&lt;&gt;&quot;&quot;;IF(AND([.B287]&lt;&gt;&quot;&quot;;[.C28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288]&lt;&gt;&quot;&quot;;IF(AND([.B288]&lt;&gt;&quot;&quot;;[.C2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289]&lt;&gt;&quot;&quot;;IF(AND([.B289]&lt;&gt;&quot;&quot;;[.C28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290]&lt;&gt;&quot;&quot;;IF(AND([.B290]&lt;&gt;&quot;&quot;;[.C29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291]&lt;&gt;&quot;&quot;;IF(AND([.B291]&lt;&gt;&quot;&quot;;[.C29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292]&lt;&gt;&quot;&quot;;IF(AND([.B292]&lt;&gt;&quot;&quot;;[.C29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293]&lt;&gt;&quot;&quot;;IF(AND([.B293]&lt;&gt;&quot;&quot;;[.C29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294]&lt;&gt;&quot;&quot;;IF(AND([.B294]&lt;&gt;&quot;&quot;;[.C2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295]&lt;&gt;&quot;&quot;;IF(AND([.B295]&lt;&gt;&quot;&quot;;[.C2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296]&lt;&gt;&quot;&quot;;IF(AND([.B296]&lt;&gt;&quot;&quot;;[.C2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297]&lt;&gt;&quot;&quot;;IF(AND([.B297]&lt;&gt;&quot;&quot;;[.C29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298]&lt;&gt;&quot;&quot;;IF(AND([.B298]&lt;&gt;&quot;&quot;;[.C29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299]&lt;&gt;&quot;&quot;;IF(AND([.B299]&lt;&gt;&quot;&quot;;[.C29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300]&lt;&gt;&quot;&quot;;IF(AND([.B300]&lt;&gt;&quot;&quot;;[.C30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301]&lt;&gt;&quot;&quot;;IF(AND([.B301]&lt;&gt;&quot;&quot;;[.C30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302]&lt;&gt;&quot;&quot;;IF(AND([.B302]&lt;&gt;&quot;&quot;;[.C30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303]&lt;&gt;&quot;&quot;;IF(AND([.B303]&lt;&gt;&quot;&quot;;[.C30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304]&lt;&gt;&quot;&quot;;IF(AND([.B304]&lt;&gt;&quot;&quot;;[.C30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305]&lt;&gt;&quot;&quot;;IF(AND([.B305]&lt;&gt;&quot;&quot;;[.C30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306]&lt;&gt;&quot;&quot;;IF(AND([.B306]&lt;&gt;&quot;&quot;;[.C30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307]&lt;&gt;&quot;&quot;;IF(AND([.B307]&lt;&gt;&quot;&quot;;[.C3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308]&lt;&gt;&quot;&quot;;IF(AND([.B308]&lt;&gt;&quot;&quot;;[.C30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309]&lt;&gt;&quot;&quot;;IF(AND([.B309]&lt;&gt;&quot;&quot;;[.C30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310]&lt;&gt;&quot;&quot;;IF(AND([.B310]&lt;&gt;&quot;&quot;;[.C31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311]&lt;&gt;&quot;&quot;;IF(AND([.B311]&lt;&gt;&quot;&quot;;[.C31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312]&lt;&gt;&quot;&quot;;IF(AND([.B312]&lt;&gt;&quot;&quot;;[.C3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313]&lt;&gt;&quot;&quot;;IF(AND([.B313]&lt;&gt;&quot;&quot;;[.C31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314]&lt;&gt;&quot;&quot;;IF(AND([.B314]&lt;&gt;&quot;&quot;;[.C31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315]&lt;&gt;&quot;&quot;;IF(AND([.B315]&lt;&gt;&quot;&quot;;[.C31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316]&lt;&gt;&quot;&quot;;IF(AND([.B316]&lt;&gt;&quot;&quot;;[.C31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317]&lt;&gt;&quot;&quot;;IF(AND([.B317]&lt;&gt;&quot;&quot;;[.C31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318]&lt;&gt;&quot;&quot;;IF(AND([.B318]&lt;&gt;&quot;&quot;;[.C31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319]&lt;&gt;&quot;&quot;;IF(AND([.B319]&lt;&gt;&quot;&quot;;[.C319]&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312" table:formula="of:=IF([.D320]&lt;&gt;&quot;&quot;;IF(AND([.B320]&lt;&gt;&quot;&quot;;[.C320]&lt;&gt;&quot;&quot;);&quot;&quot;;&quot;ERR&quot;);&quot;&quot;)">
            <text:p/>
          </table:table-cell>
          <table:table-cell table:style-name="ce43" table:number-columns-repeated="20"/>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323]&lt;&gt;&quot;&quot;;IF(AND([.B323]&lt;&gt;&quot;&quot;;[.C323]&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325]&lt;&gt;&quot;&quot;;IF(AND([.B325]&lt;&gt;&quot;&quot;;[.C32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326]&lt;&gt;&quot;&quot;;IF(AND([.B326]&lt;&gt;&quot;&quot;;[.C32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327]&lt;&gt;&quot;&quot;;IF(AND([.B327]&lt;&gt;&quot;&quot;;[.C32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328]&lt;&gt;&quot;&quot;;IF(AND([.B328]&lt;&gt;&quot;&quot;;[.C32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329]&lt;&gt;&quot;&quot;;IF(AND([.B329]&lt;&gt;&quot;&quot;;[.C32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330]&lt;&gt;&quot;&quot;;IF(AND([.B330]&lt;&gt;&quot;&quot;;[.C33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331]&lt;&gt;&quot;&quot;;IF(AND([.B331]&lt;&gt;&quot;&quot;;[.C33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332]&lt;&gt;&quot;&quot;;IF(AND([.B332]&lt;&gt;&quot;&quot;;[.C3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333]&lt;&gt;&quot;&quot;;IF(AND([.B333]&lt;&gt;&quot;&quot;;[.C3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334]&lt;&gt;&quot;&quot;;IF(AND([.B334]&lt;&gt;&quot;&quot;;[.C3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335]&lt;&gt;&quot;&quot;;IF(AND([.B335]&lt;&gt;&quot;&quot;;[.C33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336]&lt;&gt;&quot;&quot;;IF(AND([.B336]&lt;&gt;&quot;&quot;;[.C33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337]&lt;&gt;&quot;&quot;;IF(AND([.B337]&lt;&gt;&quot;&quot;;[.C33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338]&lt;&gt;&quot;&quot;;IF(AND([.B338]&lt;&gt;&quot;&quot;;[.C33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339]&lt;&gt;&quot;&quot;;IF(AND([.B339]&lt;&gt;&quot;&quot;;[.C3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340]&lt;&gt;&quot;&quot;;IF(AND([.B340]&lt;&gt;&quot;&quot;;[.C3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341]&lt;&gt;&quot;&quot;;IF(AND([.B341]&lt;&gt;&quot;&quot;;[.C3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342]&lt;&gt;&quot;&quot;;IF(AND([.B342]&lt;&gt;&quot;&quot;;[.C34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343]&lt;&gt;&quot;&quot;;IF(AND([.B343]&lt;&gt;&quot;&quot;;[.C34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344]&lt;&gt;&quot;&quot;;IF(AND([.B344]&lt;&gt;&quot;&quot;;[.C34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345]&lt;&gt;&quot;&quot;;IF(AND([.B345]&lt;&gt;&quot;&quot;;[.C3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346]&lt;&gt;&quot;&quot;;IF(AND([.B346]&lt;&gt;&quot;&quot;;[.C3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347]&lt;&gt;&quot;&quot;;IF(AND([.B347]&lt;&gt;&quot;&quot;;[.C3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348]&lt;&gt;&quot;&quot;;IF(AND([.B348]&lt;&gt;&quot;&quot;;[.C3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349]&lt;&gt;&quot;&quot;;IF(AND([.B349]&lt;&gt;&quot;&quot;;[.C3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350]&lt;&gt;&quot;&quot;;IF(AND([.B350]&lt;&gt;&quot;&quot;;[.C3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351]&lt;&gt;&quot;&quot;;IF(AND([.B351]&lt;&gt;&quot;&quot;;[.C35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352]&lt;&gt;&quot;&quot;;IF(AND([.B352]&lt;&gt;&quot;&quot;;[.C35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353]&lt;&gt;&quot;&quot;;IF(AND([.B353]&lt;&gt;&quot;&quot;;[.C35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354]&lt;&gt;&quot;&quot;;IF(AND([.B354]&lt;&gt;&quot;&quot;;[.C35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355]&lt;&gt;&quot;&quot;;IF(AND([.B355]&lt;&gt;&quot;&quot;;[.C35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356]&lt;&gt;&quot;&quot;;IF(AND([.B356]&lt;&gt;&quot;&quot;;[.C35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357]&lt;&gt;&quot;&quot;;IF(AND([.B357]&lt;&gt;&quot;&quot;;[.C357]&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361]&lt;&gt;&quot;&quot;;IF(AND([.B361]&lt;&gt;&quot;&quot;;[.C361]&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363]&lt;&gt;&quot;&quot;;IF(AND([.B363]&lt;&gt;&quot;&quot;;[.C36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364]&lt;&gt;&quot;&quot;;IF(AND([.B364]&lt;&gt;&quot;&quot;;[.C36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365]&lt;&gt;&quot;&quot;;IF(AND([.B365]&lt;&gt;&quot;&quot;;[.C36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366]&lt;&gt;&quot;&quot;;IF(AND([.B366]&lt;&gt;&quot;&quot;;[.C36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367]&lt;&gt;&quot;&quot;;IF(AND([.B367]&lt;&gt;&quot;&quot;;[.C3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368]&lt;&gt;&quot;&quot;;IF(AND([.B368]&lt;&gt;&quot;&quot;;[.C3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369]&lt;&gt;&quot;&quot;;IF(AND([.B369]&lt;&gt;&quot;&quot;;[.C36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370]&lt;&gt;&quot;&quot;;IF(AND([.B370]&lt;&gt;&quot;&quot;;[.C3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371]&lt;&gt;&quot;&quot;;IF(AND([.B371]&lt;&gt;&quot;&quot;;[.C3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372]&lt;&gt;&quot;&quot;;IF(AND([.B372]&lt;&gt;&quot;&quot;;[.C3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373]&lt;&gt;&quot;&quot;;IF(AND([.B373]&lt;&gt;&quot;&quot;;[.C3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374]&lt;&gt;&quot;&quot;;IF(AND([.B374]&lt;&gt;&quot;&quot;;[.C37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375]&lt;&gt;&quot;&quot;;IF(AND([.B375]&lt;&gt;&quot;&quot;;[.C37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376]&lt;&gt;&quot;&quot;;IF(AND([.B376]&lt;&gt;&quot;&quot;;[.C37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377]&lt;&gt;&quot;&quot;;IF(AND([.B377]&lt;&gt;&quot;&quot;;[.C37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378]&lt;&gt;&quot;&quot;;IF(AND([.B378]&lt;&gt;&quot;&quot;;[.C37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379]&lt;&gt;&quot;&quot;;IF(AND([.B379]&lt;&gt;&quot;&quot;;[.C37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380]&lt;&gt;&quot;&quot;;IF(AND([.B380]&lt;&gt;&quot;&quot;;[.C38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381]&lt;&gt;&quot;&quot;;IF(AND([.B381]&lt;&gt;&quot;&quot;;[.C38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382]&lt;&gt;&quot;&quot;;IF(AND([.B382]&lt;&gt;&quot;&quot;;[.C38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383]&lt;&gt;&quot;&quot;;IF(AND([.B383]&lt;&gt;&quot;&quot;;[.C38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384]&lt;&gt;&quot;&quot;;IF(AND([.B384]&lt;&gt;&quot;&quot;;[.C38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385]&lt;&gt;&quot;&quot;;IF(AND([.B385]&lt;&gt;&quot;&quot;;[.C38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386]&lt;&gt;&quot;&quot;;IF(AND([.B386]&lt;&gt;&quot;&quot;;[.C38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387]&lt;&gt;&quot;&quot;;IF(AND([.B387]&lt;&gt;&quot;&quot;;[.C38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388]&lt;&gt;&quot;&quot;;IF(AND([.B388]&lt;&gt;&quot;&quot;;[.C3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389]&lt;&gt;&quot;&quot;;IF(AND([.B389]&lt;&gt;&quot;&quot;;[.C38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390]&lt;&gt;&quot;&quot;;IF(AND([.B390]&lt;&gt;&quot;&quot;;[.C3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391]&lt;&gt;&quot;&quot;;IF(AND([.B391]&lt;&gt;&quot;&quot;;[.C39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392]&lt;&gt;&quot;&quot;;IF(AND([.B392]&lt;&gt;&quot;&quot;;[.C39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393]&lt;&gt;&quot;&quot;;IF(AND([.B393]&lt;&gt;&quot;&quot;;[.C39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394]&lt;&gt;&quot;&quot;;IF(AND([.B394]&lt;&gt;&quot;&quot;;[.C39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395]&lt;&gt;&quot;&quot;;IF(AND([.B395]&lt;&gt;&quot;&quot;;[.C395]&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399]&lt;&gt;&quot;&quot;;IF(AND([.B399]&lt;&gt;&quot;&quot;;[.C399]&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401]&lt;&gt;&quot;&quot;;IF(AND([.B401]&lt;&gt;&quot;&quot;;[.C40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402]&lt;&gt;&quot;&quot;;IF(AND([.B402]&lt;&gt;&quot;&quot;;[.C40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403]&lt;&gt;&quot;&quot;;IF(AND([.B403]&lt;&gt;&quot;&quot;;[.C40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404]&lt;&gt;&quot;&quot;;IF(AND([.B404]&lt;&gt;&quot;&quot;;[.C40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405]&lt;&gt;&quot;&quot;;IF(AND([.B405]&lt;&gt;&quot;&quot;;[.C4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406]&lt;&gt;&quot;&quot;;IF(AND([.B406]&lt;&gt;&quot;&quot;;[.C40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407]&lt;&gt;&quot;&quot;;IF(AND([.B407]&lt;&gt;&quot;&quot;;[.C40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408]&lt;&gt;&quot;&quot;;IF(AND([.B408]&lt;&gt;&quot;&quot;;[.C40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409]&lt;&gt;&quot;&quot;;IF(AND([.B409]&lt;&gt;&quot;&quot;;[.C40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410]&lt;&gt;&quot;&quot;;IF(AND([.B410]&lt;&gt;&quot;&quot;;[.C41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411]&lt;&gt;&quot;&quot;;IF(AND([.B411]&lt;&gt;&quot;&quot;;[.C41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412]&lt;&gt;&quot;&quot;;IF(AND([.B412]&lt;&gt;&quot;&quot;;[.C41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413]&lt;&gt;&quot;&quot;;IF(AND([.B413]&lt;&gt;&quot;&quot;;[.C41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414]&lt;&gt;&quot;&quot;;IF(AND([.B414]&lt;&gt;&quot;&quot;;[.C41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415]&lt;&gt;&quot;&quot;;IF(AND([.B415]&lt;&gt;&quot;&quot;;[.C41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416]&lt;&gt;&quot;&quot;;IF(AND([.B416]&lt;&gt;&quot;&quot;;[.C41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417]&lt;&gt;&quot;&quot;;IF(AND([.B417]&lt;&gt;&quot;&quot;;[.C41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418]&lt;&gt;&quot;&quot;;IF(AND([.B418]&lt;&gt;&quot;&quot;;[.C41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419]&lt;&gt;&quot;&quot;;IF(AND([.B419]&lt;&gt;&quot;&quot;;[.C41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420]&lt;&gt;&quot;&quot;;IF(AND([.B420]&lt;&gt;&quot;&quot;;[.C42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421]&lt;&gt;&quot;&quot;;IF(AND([.B421]&lt;&gt;&quot;&quot;;[.C42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422]&lt;&gt;&quot;&quot;;IF(AND([.B422]&lt;&gt;&quot;&quot;;[.C42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423]&lt;&gt;&quot;&quot;;IF(AND([.B423]&lt;&gt;&quot;&quot;;[.C42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424]&lt;&gt;&quot;&quot;;IF(AND([.B424]&lt;&gt;&quot;&quot;;[.C42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425]&lt;&gt;&quot;&quot;;IF(AND([.B425]&lt;&gt;&quot;&quot;;[.C42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426]&lt;&gt;&quot;&quot;;IF(AND([.B426]&lt;&gt;&quot;&quot;;[.C42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427]&lt;&gt;&quot;&quot;;IF(AND([.B427]&lt;&gt;&quot;&quot;;[.C4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428]&lt;&gt;&quot;&quot;;IF(AND([.B428]&lt;&gt;&quot;&quot;;[.C4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429]&lt;&gt;&quot;&quot;;IF(AND([.B429]&lt;&gt;&quot;&quot;;[.C42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430]&lt;&gt;&quot;&quot;;IF(AND([.B430]&lt;&gt;&quot;&quot;;[.C43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431]&lt;&gt;&quot;&quot;;IF(AND([.B431]&lt;&gt;&quot;&quot;;[.C43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432]&lt;&gt;&quot;&quot;;IF(AND([.B432]&lt;&gt;&quot;&quot;;[.C43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433]&lt;&gt;&quot;&quot;;IF(AND([.B433]&lt;&gt;&quot;&quot;;[.C43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437]&lt;&gt;&quot;&quot;;IF(AND([.B437]&lt;&gt;&quot;&quot;;[.C437]&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439]&lt;&gt;&quot;&quot;;IF(AND([.B439]&lt;&gt;&quot;&quot;;[.C43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440]&lt;&gt;&quot;&quot;;IF(AND([.B440]&lt;&gt;&quot;&quot;;[.C44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441]&lt;&gt;&quot;&quot;;IF(AND([.B441]&lt;&gt;&quot;&quot;;[.C44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442]&lt;&gt;&quot;&quot;;IF(AND([.B442]&lt;&gt;&quot;&quot;;[.C44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443]&lt;&gt;&quot;&quot;;IF(AND([.B443]&lt;&gt;&quot;&quot;;[.C4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444]&lt;&gt;&quot;&quot;;IF(AND([.B444]&lt;&gt;&quot;&quot;;[.C4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445]&lt;&gt;&quot;&quot;;IF(AND([.B445]&lt;&gt;&quot;&quot;;[.C4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446]&lt;&gt;&quot;&quot;;IF(AND([.B446]&lt;&gt;&quot;&quot;;[.C4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447]&lt;&gt;&quot;&quot;;IF(AND([.B447]&lt;&gt;&quot;&quot;;[.C4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448]&lt;&gt;&quot;&quot;;IF(AND([.B448]&lt;&gt;&quot;&quot;;[.C4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449]&lt;&gt;&quot;&quot;;IF(AND([.B449]&lt;&gt;&quot;&quot;;[.C44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450]&lt;&gt;&quot;&quot;;IF(AND([.B450]&lt;&gt;&quot;&quot;;[.C45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451]&lt;&gt;&quot;&quot;;IF(AND([.B451]&lt;&gt;&quot;&quot;;[.C45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452]&lt;&gt;&quot;&quot;;IF(AND([.B452]&lt;&gt;&quot;&quot;;[.C45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453]&lt;&gt;&quot;&quot;;IF(AND([.B453]&lt;&gt;&quot;&quot;;[.C45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454]&lt;&gt;&quot;&quot;;IF(AND([.B454]&lt;&gt;&quot;&quot;;[.C45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455]&lt;&gt;&quot;&quot;;IF(AND([.B455]&lt;&gt;&quot;&quot;;[.C45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456]&lt;&gt;&quot;&quot;;IF(AND([.B456]&lt;&gt;&quot;&quot;;[.C45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457]&lt;&gt;&quot;&quot;;IF(AND([.B457]&lt;&gt;&quot;&quot;;[.C45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458]&lt;&gt;&quot;&quot;;IF(AND([.B458]&lt;&gt;&quot;&quot;;[.C45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459]&lt;&gt;&quot;&quot;;IF(AND([.B459]&lt;&gt;&quot;&quot;;[.C45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460]&lt;&gt;&quot;&quot;;IF(AND([.B460]&lt;&gt;&quot;&quot;;[.C46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461]&lt;&gt;&quot;&quot;;IF(AND([.B461]&lt;&gt;&quot;&quot;;[.C46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462]&lt;&gt;&quot;&quot;;IF(AND([.B462]&lt;&gt;&quot;&quot;;[.C46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463]&lt;&gt;&quot;&quot;;IF(AND([.B463]&lt;&gt;&quot;&quot;;[.C4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464]&lt;&gt;&quot;&quot;;IF(AND([.B464]&lt;&gt;&quot;&quot;;[.C46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465]&lt;&gt;&quot;&quot;;IF(AND([.B465]&lt;&gt;&quot;&quot;;[.C46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466]&lt;&gt;&quot;&quot;;IF(AND([.B466]&lt;&gt;&quot;&quot;;[.C46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467]&lt;&gt;&quot;&quot;;IF(AND([.B467]&lt;&gt;&quot;&quot;;[.C46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468]&lt;&gt;&quot;&quot;;IF(AND([.B468]&lt;&gt;&quot;&quot;;[.C46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469]&lt;&gt;&quot;&quot;;IF(AND([.B469]&lt;&gt;&quot;&quot;;[.C46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470]&lt;&gt;&quot;&quot;;IF(AND([.B470]&lt;&gt;&quot;&quot;;[.C47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471]&lt;&gt;&quot;&quot;;IF(AND([.B471]&lt;&gt;&quot;&quot;;[.C47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475]&lt;&gt;&quot;&quot;;IF(AND([.B475]&lt;&gt;&quot;&quot;;[.C475]&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477]&lt;&gt;&quot;&quot;;IF(AND([.B477]&lt;&gt;&quot;&quot;;[.C47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478]&lt;&gt;&quot;&quot;;IF(AND([.B478]&lt;&gt;&quot;&quot;;[.C47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479]&lt;&gt;&quot;&quot;;IF(AND([.B479]&lt;&gt;&quot;&quot;;[.C47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480]&lt;&gt;&quot;&quot;;IF(AND([.B480]&lt;&gt;&quot;&quot;;[.C48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481]&lt;&gt;&quot;&quot;;IF(AND([.B481]&lt;&gt;&quot;&quot;;[.C4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482]&lt;&gt;&quot;&quot;;IF(AND([.B482]&lt;&gt;&quot;&quot;;[.C4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483]&lt;&gt;&quot;&quot;;IF(AND([.B483]&lt;&gt;&quot;&quot;;[.C4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484]&lt;&gt;&quot;&quot;;IF(AND([.B484]&lt;&gt;&quot;&quot;;[.C48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485]&lt;&gt;&quot;&quot;;IF(AND([.B485]&lt;&gt;&quot;&quot;;[.C48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486]&lt;&gt;&quot;&quot;;IF(AND([.B486]&lt;&gt;&quot;&quot;;[.C48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487]&lt;&gt;&quot;&quot;;IF(AND([.B487]&lt;&gt;&quot;&quot;;[.C48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488]&lt;&gt;&quot;&quot;;IF(AND([.B488]&lt;&gt;&quot;&quot;;[.C48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489]&lt;&gt;&quot;&quot;;IF(AND([.B489]&lt;&gt;&quot;&quot;;[.C48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490]&lt;&gt;&quot;&quot;;IF(AND([.B490]&lt;&gt;&quot;&quot;;[.C49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491]&lt;&gt;&quot;&quot;;IF(AND([.B491]&lt;&gt;&quot;&quot;;[.C49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492]&lt;&gt;&quot;&quot;;IF(AND([.B492]&lt;&gt;&quot;&quot;;[.C49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493]&lt;&gt;&quot;&quot;;IF(AND([.B493]&lt;&gt;&quot;&quot;;[.C49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494]&lt;&gt;&quot;&quot;;IF(AND([.B494]&lt;&gt;&quot;&quot;;[.C49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495]&lt;&gt;&quot;&quot;;IF(AND([.B495]&lt;&gt;&quot;&quot;;[.C49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496]&lt;&gt;&quot;&quot;;IF(AND([.B496]&lt;&gt;&quot;&quot;;[.C49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497]&lt;&gt;&quot;&quot;;IF(AND([.B497]&lt;&gt;&quot;&quot;;[.C49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498]&lt;&gt;&quot;&quot;;IF(AND([.B498]&lt;&gt;&quot;&quot;;[.C49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499]&lt;&gt;&quot;&quot;;IF(AND([.B499]&lt;&gt;&quot;&quot;;[.C49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500]&lt;&gt;&quot;&quot;;IF(AND([.B500]&lt;&gt;&quot;&quot;;[.C50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501]&lt;&gt;&quot;&quot;;IF(AND([.B501]&lt;&gt;&quot;&quot;;[.C5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502]&lt;&gt;&quot;&quot;;IF(AND([.B502]&lt;&gt;&quot;&quot;;[.C50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503]&lt;&gt;&quot;&quot;;IF(AND([.B503]&lt;&gt;&quot;&quot;;[.C50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504]&lt;&gt;&quot;&quot;;IF(AND([.B504]&lt;&gt;&quot;&quot;;[.C50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505]&lt;&gt;&quot;&quot;;IF(AND([.B505]&lt;&gt;&quot;&quot;;[.C50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506]&lt;&gt;&quot;&quot;;IF(AND([.B506]&lt;&gt;&quot;&quot;;[.C50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507]&lt;&gt;&quot;&quot;;IF(AND([.B507]&lt;&gt;&quot;&quot;;[.C50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508]&lt;&gt;&quot;&quot;;IF(AND([.B508]&lt;&gt;&quot;&quot;;[.C50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509]&lt;&gt;&quot;&quot;;IF(AND([.B509]&lt;&gt;&quot;&quot;;[.C509]&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513]&lt;&gt;&quot;&quot;;IF(AND([.B513]&lt;&gt;&quot;&quot;;[.C513]&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515]&lt;&gt;&quot;&quot;;IF(AND([.B515]&lt;&gt;&quot;&quot;;[.C51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516]&lt;&gt;&quot;&quot;;IF(AND([.B516]&lt;&gt;&quot;&quot;;[.C51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517]&lt;&gt;&quot;&quot;;IF(AND([.B517]&lt;&gt;&quot;&quot;;[.C51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518]&lt;&gt;&quot;&quot;;IF(AND([.B518]&lt;&gt;&quot;&quot;;[.C51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519]&lt;&gt;&quot;&quot;;IF(AND([.B519]&lt;&gt;&quot;&quot;;[.C5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520]&lt;&gt;&quot;&quot;;IF(AND([.B520]&lt;&gt;&quot;&quot;;[.C5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521]&lt;&gt;&quot;&quot;;IF(AND([.B521]&lt;&gt;&quot;&quot;;[.C5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522]&lt;&gt;&quot;&quot;;IF(AND([.B522]&lt;&gt;&quot;&quot;;[.C52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523]&lt;&gt;&quot;&quot;;IF(AND([.B523]&lt;&gt;&quot;&quot;;[.C52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524]&lt;&gt;&quot;&quot;;IF(AND([.B524]&lt;&gt;&quot;&quot;;[.C52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525]&lt;&gt;&quot;&quot;;IF(AND([.B525]&lt;&gt;&quot;&quot;;[.C52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526]&lt;&gt;&quot;&quot;;IF(AND([.B526]&lt;&gt;&quot;&quot;;[.C52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527]&lt;&gt;&quot;&quot;;IF(AND([.B527]&lt;&gt;&quot;&quot;;[.C52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528]&lt;&gt;&quot;&quot;;IF(AND([.B528]&lt;&gt;&quot;&quot;;[.C52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529]&lt;&gt;&quot;&quot;;IF(AND([.B529]&lt;&gt;&quot;&quot;;[.C52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530]&lt;&gt;&quot;&quot;;IF(AND([.B530]&lt;&gt;&quot;&quot;;[.C53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531]&lt;&gt;&quot;&quot;;IF(AND([.B531]&lt;&gt;&quot;&quot;;[.C53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532]&lt;&gt;&quot;&quot;;IF(AND([.B532]&lt;&gt;&quot;&quot;;[.C53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533]&lt;&gt;&quot;&quot;;IF(AND([.B533]&lt;&gt;&quot;&quot;;[.C53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534]&lt;&gt;&quot;&quot;;IF(AND([.B534]&lt;&gt;&quot;&quot;;[.C53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535]&lt;&gt;&quot;&quot;;IF(AND([.B535]&lt;&gt;&quot;&quot;;[.C53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536]&lt;&gt;&quot;&quot;;IF(AND([.B536]&lt;&gt;&quot;&quot;;[.C53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537]&lt;&gt;&quot;&quot;;IF(AND([.B537]&lt;&gt;&quot;&quot;;[.C53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538]&lt;&gt;&quot;&quot;;IF(AND([.B538]&lt;&gt;&quot;&quot;;[.C53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539]&lt;&gt;&quot;&quot;;IF(AND([.B539]&lt;&gt;&quot;&quot;;[.C53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540]&lt;&gt;&quot;&quot;;IF(AND([.B540]&lt;&gt;&quot;&quot;;[.C54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541]&lt;&gt;&quot;&quot;;IF(AND([.B541]&lt;&gt;&quot;&quot;;[.C54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542]&lt;&gt;&quot;&quot;;IF(AND([.B542]&lt;&gt;&quot;&quot;;[.C54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543]&lt;&gt;&quot;&quot;;IF(AND([.B543]&lt;&gt;&quot;&quot;;[.C54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544]&lt;&gt;&quot;&quot;;IF(AND([.B544]&lt;&gt;&quot;&quot;;[.C54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545]&lt;&gt;&quot;&quot;;IF(AND([.B545]&lt;&gt;&quot;&quot;;[.C54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546]&lt;&gt;&quot;&quot;;IF(AND([.B546]&lt;&gt;&quot;&quot;;[.C54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547]&lt;&gt;&quot;&quot;;IF(AND([.B547]&lt;&gt;&quot;&quot;;[.C547]&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551]&lt;&gt;&quot;&quot;;IF(AND([.B551]&lt;&gt;&quot;&quot;;[.C551]&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553]&lt;&gt;&quot;&quot;;IF(AND([.B553]&lt;&gt;&quot;&quot;;[.C55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554]&lt;&gt;&quot;&quot;;IF(AND([.B554]&lt;&gt;&quot;&quot;;[.C55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555]&lt;&gt;&quot;&quot;;IF(AND([.B555]&lt;&gt;&quot;&quot;;[.C55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556]&lt;&gt;&quot;&quot;;IF(AND([.B556]&lt;&gt;&quot;&quot;;[.C55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557]&lt;&gt;&quot;&quot;;IF(AND([.B557]&lt;&gt;&quot;&quot;;[.C5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558]&lt;&gt;&quot;&quot;;IF(AND([.B558]&lt;&gt;&quot;&quot;;[.C5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559]&lt;&gt;&quot;&quot;;IF(AND([.B559]&lt;&gt;&quot;&quot;;[.C5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560]&lt;&gt;&quot;&quot;;IF(AND([.B560]&lt;&gt;&quot;&quot;;[.C56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561]&lt;&gt;&quot;&quot;;IF(AND([.B561]&lt;&gt;&quot;&quot;;[.C56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562]&lt;&gt;&quot;&quot;;IF(AND([.B562]&lt;&gt;&quot;&quot;;[.C56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563]&lt;&gt;&quot;&quot;;IF(AND([.B563]&lt;&gt;&quot;&quot;;[.C56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564]&lt;&gt;&quot;&quot;;IF(AND([.B564]&lt;&gt;&quot;&quot;;[.C56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565]&lt;&gt;&quot;&quot;;IF(AND([.B565]&lt;&gt;&quot;&quot;;[.C56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566]&lt;&gt;&quot;&quot;;IF(AND([.B566]&lt;&gt;&quot;&quot;;[.C56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567]&lt;&gt;&quot;&quot;;IF(AND([.B567]&lt;&gt;&quot;&quot;;[.C56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568]&lt;&gt;&quot;&quot;;IF(AND([.B568]&lt;&gt;&quot;&quot;;[.C56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569]&lt;&gt;&quot;&quot;;IF(AND([.B569]&lt;&gt;&quot;&quot;;[.C5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570]&lt;&gt;&quot;&quot;;IF(AND([.B570]&lt;&gt;&quot;&quot;;[.C57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571]&lt;&gt;&quot;&quot;;IF(AND([.B571]&lt;&gt;&quot;&quot;;[.C57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572]&lt;&gt;&quot;&quot;;IF(AND([.B572]&lt;&gt;&quot;&quot;;[.C57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573]&lt;&gt;&quot;&quot;;IF(AND([.B573]&lt;&gt;&quot;&quot;;[.C5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574]&lt;&gt;&quot;&quot;;IF(AND([.B574]&lt;&gt;&quot;&quot;;[.C57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575]&lt;&gt;&quot;&quot;;IF(AND([.B575]&lt;&gt;&quot;&quot;;[.C57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576]&lt;&gt;&quot;&quot;;IF(AND([.B576]&lt;&gt;&quot;&quot;;[.C57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577]&lt;&gt;&quot;&quot;;IF(AND([.B577]&lt;&gt;&quot;&quot;;[.C5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578]&lt;&gt;&quot;&quot;;IF(AND([.B578]&lt;&gt;&quot;&quot;;[.C57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579]&lt;&gt;&quot;&quot;;IF(AND([.B579]&lt;&gt;&quot;&quot;;[.C57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580]&lt;&gt;&quot;&quot;;IF(AND([.B580]&lt;&gt;&quot;&quot;;[.C58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581]&lt;&gt;&quot;&quot;;IF(AND([.B581]&lt;&gt;&quot;&quot;;[.C58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582]&lt;&gt;&quot;&quot;;IF(AND([.B582]&lt;&gt;&quot;&quot;;[.C58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583]&lt;&gt;&quot;&quot;;IF(AND([.B583]&lt;&gt;&quot;&quot;;[.C58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584]&lt;&gt;&quot;&quot;;IF(AND([.B584]&lt;&gt;&quot;&quot;;[.C58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585]&lt;&gt;&quot;&quot;;IF(AND([.B585]&lt;&gt;&quot;&quot;;[.C585]&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19">
          <table:table-cell/>
          <table:table-cell table:style-name="ce164"/>
          <table:table-cell table:style-name="ce43"/>
          <table:table-cell table:style-name="ce297"/>
          <table:table-cell table:style-name="ce43"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12" table:formula="of:=IF([.D589]&lt;&gt;&quot;&quot;;IF(AND([.B589]&lt;&gt;&quot;&quot;;[.C589]&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1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12" table:formula="of:=IF([.D591]&lt;&gt;&quot;&quot;;IF(AND([.B591]&lt;&gt;&quot;&quot;;[.C59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12" table:formula="of:=IF([.D592]&lt;&gt;&quot;&quot;;IF(AND([.B592]&lt;&gt;&quot;&quot;;[.C59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12" table:formula="of:=IF([.D593]&lt;&gt;&quot;&quot;;IF(AND([.B593]&lt;&gt;&quot;&quot;;[.C59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12" table:formula="of:=IF([.D594]&lt;&gt;&quot;&quot;;IF(AND([.B594]&lt;&gt;&quot;&quot;;[.C59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12" table:formula="of:=IF([.D595]&lt;&gt;&quot;&quot;;IF(AND([.B595]&lt;&gt;&quot;&quot;;[.C5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12" table:formula="of:=IF([.D596]&lt;&gt;&quot;&quot;;IF(AND([.B596]&lt;&gt;&quot;&quot;;[.C5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12" table:formula="of:=IF([.D597]&lt;&gt;&quot;&quot;;IF(AND([.B597]&lt;&gt;&quot;&quot;;[.C5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12" table:formula="of:=IF([.D598]&lt;&gt;&quot;&quot;;IF(AND([.B598]&lt;&gt;&quot;&quot;;[.C59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12" table:formula="of:=IF([.D599]&lt;&gt;&quot;&quot;;IF(AND([.B599]&lt;&gt;&quot;&quot;;[.C59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12" table:formula="of:=IF([.D600]&lt;&gt;&quot;&quot;;IF(AND([.B600]&lt;&gt;&quot;&quot;;[.C60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12" table:formula="of:=IF([.D601]&lt;&gt;&quot;&quot;;IF(AND([.B601]&lt;&gt;&quot;&quot;;[.C60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12" table:formula="of:=IF([.D602]&lt;&gt;&quot;&quot;;IF(AND([.B602]&lt;&gt;&quot;&quot;;[.C60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12" table:formula="of:=IF([.D603]&lt;&gt;&quot;&quot;;IF(AND([.B603]&lt;&gt;&quot;&quot;;[.C60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12" table:formula="of:=IF([.D604]&lt;&gt;&quot;&quot;;IF(AND([.B604]&lt;&gt;&quot;&quot;;[.C60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12" table:formula="of:=IF([.D605]&lt;&gt;&quot;&quot;;IF(AND([.B605]&lt;&gt;&quot;&quot;;[.C60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12" table:formula="of:=IF([.D606]&lt;&gt;&quot;&quot;;IF(AND([.B606]&lt;&gt;&quot;&quot;;[.C60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12" table:formula="of:=IF([.D607]&lt;&gt;&quot;&quot;;IF(AND([.B607]&lt;&gt;&quot;&quot;;[.C6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12" table:formula="of:=IF([.D608]&lt;&gt;&quot;&quot;;IF(AND([.B608]&lt;&gt;&quot;&quot;;[.C60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12" table:formula="of:=IF([.D609]&lt;&gt;&quot;&quot;;IF(AND([.B609]&lt;&gt;&quot;&quot;;[.C60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12" table:formula="of:=IF([.D610]&lt;&gt;&quot;&quot;;IF(AND([.B610]&lt;&gt;&quot;&quot;;[.C61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12" table:formula="of:=IF([.D611]&lt;&gt;&quot;&quot;;IF(AND([.B611]&lt;&gt;&quot;&quot;;[.C61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12" table:formula="of:=IF([.D612]&lt;&gt;&quot;&quot;;IF(AND([.B612]&lt;&gt;&quot;&quot;;[.C61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12" table:formula="of:=IF([.D613]&lt;&gt;&quot;&quot;;IF(AND([.B613]&lt;&gt;&quot;&quot;;[.C61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12" table:formula="of:=IF([.D614]&lt;&gt;&quot;&quot;;IF(AND([.B614]&lt;&gt;&quot;&quot;;[.C61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12" table:formula="of:=IF([.D615]&lt;&gt;&quot;&quot;;IF(AND([.B615]&lt;&gt;&quot;&quot;;[.C61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12" table:formula="of:=IF([.D616]&lt;&gt;&quot;&quot;;IF(AND([.B616]&lt;&gt;&quot;&quot;;[.C61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12" table:formula="of:=IF([.D617]&lt;&gt;&quot;&quot;;IF(AND([.B617]&lt;&gt;&quot;&quot;;[.C61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12" table:formula="of:=IF([.D618]&lt;&gt;&quot;&quot;;IF(AND([.B618]&lt;&gt;&quot;&quot;;[.C61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12" table:formula="of:=IF([.D619]&lt;&gt;&quot;&quot;;IF(AND([.B619]&lt;&gt;&quot;&quot;;[.C61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12" table:formula="of:=IF([.D620]&lt;&gt;&quot;&quot;;IF(AND([.B620]&lt;&gt;&quot;&quot;;[.C62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12" table:formula="of:=IF([.D621]&lt;&gt;&quot;&quot;;IF(AND([.B621]&lt;&gt;&quot;&quot;;[.C62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12" table:formula="of:=IF([.D622]&lt;&gt;&quot;&quot;;IF(AND([.B622]&lt;&gt;&quot;&quot;;[.C62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12" table:formula="of:=IF([.D623]&lt;&gt;&quot;&quot;;IF(AND([.B623]&lt;&gt;&quot;&quot;;[.C62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4"/>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12" table:formula="of:=IF([.D627]&lt;&gt;&quot;&quot;;IF(AND([.B627]&lt;&gt;&quot;&quot;;[.C627]&lt;&gt;&quot;&quot;);&quot;&quot;;&quot;ERR&quot;);&quot;&quot;)">
            <text:p/>
          </table:table-cell>
          <table:table-cell table:style-name="ce313" table:number-matrix-columns-spanned="5" table:number-matrix-rows-spanned="1" table:formula="of:=TRANSPOSE([$'DATA - Oculta'.$U$9:$'DATA - Oculta'.$U$13])" office:value-type="string" office:string-value="N/T" calcext:value-type="string">
            <text:p>N/T</text:p>
          </table:table-cell>
          <table:table-cell table:style-name="ce314" office:value-type="string" office:string-value="N/D" calcext:value-type="string">
            <text:p>N/D</text:p>
          </table:table-cell>
          <table:table-cell table:style-name="ce315" office:value-type="string" office:string-value="N/A" calcext:value-type="string">
            <text:p>N/A</text:p>
          </table:table-cell>
          <table:table-cell table:style-name="ce316" office:value-type="string" office:string-value="Falla" calcext:value-type="string">
            <text:p>Falla</text:p>
          </table:table-cell>
          <table:table-cell table:style-name="ce317"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1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12" table:formula="of:=IF([.D629]&lt;&gt;&quot;&quot;;IF(AND([.B629]&lt;&gt;&quot;&quot;;[.C62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12" table:formula="of:=IF([.D630]&lt;&gt;&quot;&quot;;IF(AND([.B630]&lt;&gt;&quot;&quot;;[.C63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12" table:formula="of:=IF([.D631]&lt;&gt;&quot;&quot;;IF(AND([.B631]&lt;&gt;&quot;&quot;;[.C63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12" table:formula="of:=IF([.D632]&lt;&gt;&quot;&quot;;IF(AND([.B632]&lt;&gt;&quot;&quot;;[.C63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12" table:formula="of:=IF([.D633]&lt;&gt;&quot;&quot;;IF(AND([.B633]&lt;&gt;&quot;&quot;;[.C6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12" table:formula="of:=IF([.D634]&lt;&gt;&quot;&quot;;IF(AND([.B634]&lt;&gt;&quot;&quot;;[.C6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12" table:formula="of:=IF([.D635]&lt;&gt;&quot;&quot;;IF(AND([.B635]&lt;&gt;&quot;&quot;;[.C6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12" table:formula="of:=IF([.D636]&lt;&gt;&quot;&quot;;IF(AND([.B636]&lt;&gt;&quot;&quot;;[.C63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12" table:formula="of:=IF([.D637]&lt;&gt;&quot;&quot;;IF(AND([.B637]&lt;&gt;&quot;&quot;;[.C63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12" table:formula="of:=IF([.D638]&lt;&gt;&quot;&quot;;IF(AND([.B638]&lt;&gt;&quot;&quot;;[.C63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12" table:formula="of:=IF([.D639]&lt;&gt;&quot;&quot;;IF(AND([.B639]&lt;&gt;&quot;&quot;;[.C6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12" table:formula="of:=IF([.D640]&lt;&gt;&quot;&quot;;IF(AND([.B640]&lt;&gt;&quot;&quot;;[.C6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12" table:formula="of:=IF([.D641]&lt;&gt;&quot;&quot;;IF(AND([.B641]&lt;&gt;&quot;&quot;;[.C6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12" table:formula="of:=IF([.D642]&lt;&gt;&quot;&quot;;IF(AND([.B642]&lt;&gt;&quot;&quot;;[.C64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12" table:formula="of:=IF([.D643]&lt;&gt;&quot;&quot;;IF(AND([.B643]&lt;&gt;&quot;&quot;;[.C64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12" table:formula="of:=IF([.D644]&lt;&gt;&quot;&quot;;IF(AND([.B644]&lt;&gt;&quot;&quot;;[.C64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12" table:formula="of:=IF([.D645]&lt;&gt;&quot;&quot;;IF(AND([.B645]&lt;&gt;&quot;&quot;;[.C6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12" table:formula="of:=IF([.D646]&lt;&gt;&quot;&quot;;IF(AND([.B646]&lt;&gt;&quot;&quot;;[.C64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12" table:formula="of:=IF([.D647]&lt;&gt;&quot;&quot;;IF(AND([.B647]&lt;&gt;&quot;&quot;;[.C64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12" table:formula="of:=IF([.D648]&lt;&gt;&quot;&quot;;IF(AND([.B648]&lt;&gt;&quot;&quot;;[.C64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12" table:formula="of:=IF([.D649]&lt;&gt;&quot;&quot;;IF(AND([.B649]&lt;&gt;&quot;&quot;;[.C64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12" table:formula="of:=IF([.D650]&lt;&gt;&quot;&quot;;IF(AND([.B650]&lt;&gt;&quot;&quot;;[.C65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12" table:formula="of:=IF([.D651]&lt;&gt;&quot;&quot;;IF(AND([.B651]&lt;&gt;&quot;&quot;;[.C65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12" table:formula="of:=IF([.D652]&lt;&gt;&quot;&quot;;IF(AND([.B652]&lt;&gt;&quot;&quot;;[.C65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12" table:formula="of:=IF([.D653]&lt;&gt;&quot;&quot;;IF(AND([.B653]&lt;&gt;&quot;&quot;;[.C65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12" table:formula="of:=IF([.D654]&lt;&gt;&quot;&quot;;IF(AND([.B654]&lt;&gt;&quot;&quot;;[.C65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12" table:formula="of:=IF([.D655]&lt;&gt;&quot;&quot;;IF(AND([.B655]&lt;&gt;&quot;&quot;;[.C65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12" table:formula="of:=IF([.D656]&lt;&gt;&quot;&quot;;IF(AND([.B656]&lt;&gt;&quot;&quot;;[.C65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12" table:formula="of:=IF([.D657]&lt;&gt;&quot;&quot;;IF(AND([.B657]&lt;&gt;&quot;&quot;;[.C65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12" table:formula="of:=IF([.D658]&lt;&gt;&quot;&quot;;IF(AND([.B658]&lt;&gt;&quot;&quot;;[.C65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12" table:formula="of:=IF([.D659]&lt;&gt;&quot;&quot;;IF(AND([.B659]&lt;&gt;&quot;&quot;;[.C65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12" table:formula="of:=IF([.D660]&lt;&gt;&quot;&quot;;IF(AND([.B660]&lt;&gt;&quot;&quot;;[.C66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12" table:formula="of:=IF([.D661]&lt;&gt;&quot;&quot;;IF(AND([.B661]&lt;&gt;&quot;&quot;;[.C661]&lt;&gt;&quot;&quot;);&quot;&quot;;&quot;ERR&quot;);&quot;&quot;)">
            <text:p/>
          </table:table-cell>
          <table:table-cell table:style-name="ce43" table:number-columns-repeated="20"/>
          <table:table-cell table:number-columns-repeated="39"/>
        </table:table-row>
        <table:table-row table:style-name="ro27">
          <table:table-cell/>
          <table:table-cell table:style-name="ce164"/>
          <table:table-cell table:style-name="ce43"/>
          <table:table-cell table:style-name="ce297"/>
          <table:table-cell table:style-name="ce43" table:number-columns-repeated="21"/>
          <table:table-cell table:number-columns-repeated="39"/>
        </table:table-row>
        <table:table-row table:style-name="ro27">
          <table:table-cell/>
          <table:table-cell table:style-name="ce43" table:number-columns-repeated="2"/>
          <table:table-cell table:style-name="ce297"/>
          <table:table-cell table:style-name="ce129"/>
          <table:table-cell table:style-name="ce43" table:number-columns-repeated="20"/>
          <table:table-cell table:number-columns-repeated="39"/>
        </table:table-row>
        <table:table-row table:style-name="ro27">
          <table:table-cell/>
          <table:table-cell table:style-name="ce43" table:number-columns-repeated="2"/>
          <table:table-cell table:style-name="ce297" office:value-type="string" calcext:value-type="string">
            <text:p>Resultado</text:p>
          </table:table-cell>
          <table:table-cell table:style-name="ce43" table:number-columns-repeated="21"/>
          <table:table-cell table:number-columns-repeated="39"/>
        </table:table-row>
        <table:table-row table:style-name="ro27" table:number-rows-repeated="37">
          <table:table-cell/>
          <table:table-cell table:style-name="ce43" table:number-columns-repeated="2"/>
          <table:table-cell table:style-name="ce297"/>
          <table:table-cell table:style-name="ce43" table:number-columns-repeated="21"/>
          <table:table-cell table:number-columns-repeated="39"/>
        </table:table-row>
        <table:table-row table:style-name="ro27">
          <table:table-cell/>
          <table:table-cell table:style-name="ce43" table:number-columns-repeated="2"/>
          <table:table-cell table:style-name="ce297" office:value-type="string" calcext:value-type="string">
            <text:p>Resultado</text:p>
          </table:table-cell>
          <table:table-cell table:style-name="ce43" table:number-columns-repeated="21"/>
          <table:table-cell table:number-columns-repeated="39"/>
        </table:table-row>
        <table:table-row table:style-name="ro27" table:number-rows-repeated="38">
          <table:table-cell/>
          <table:table-cell table:style-name="ce43" table:number-columns-repeated="2"/>
          <table:table-cell table:style-name="ce297"/>
          <table:table-cell table:style-name="ce43" table:number-columns-repeated="21"/>
          <table:table-cell table:number-columns-repeated="39"/>
        </table:table-row>
        <table:table-row table:style-name="ro27">
          <table:table-cell/>
          <table:table-cell table:style-name="ce43" table:number-columns-repeated="2"/>
          <table:table-cell table:style-name="ce297" office:value-type="string" calcext:value-type="string">
            <text:p>Resultado</text:p>
          </table:table-cell>
          <table:table-cell table:style-name="ce43" table:number-columns-repeated="21"/>
          <table:table-cell table:number-columns-repeated="39"/>
        </table:table-row>
        <table:table-row table:style-name="ro27" table:number-rows-repeated="362">
          <table:table-cell/>
          <table:table-cell table:style-name="ce43" table:number-columns-repeated="2"/>
          <table:table-cell table:style-name="ce297"/>
          <table:table-cell table:style-name="ce43" table:number-columns-repeated="21"/>
          <table:table-cell table:number-columns-repeated="39"/>
        </table:table-row>
        <table:table-row table:style-name="ro28" table:number-rows-repeated="101">
          <table:table-cell/>
          <table:table-cell table:style-name="ce43"/>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4">
        <office:forms form:automatic-focus="false" form:apply-design-mode="false"/>
        <table:shapes>
          <draw:frame draw:z-index="0" draw:style-name="gr29" draw:text-style-name="P10" svg:width="6.3118in" svg:height="0.9283in" svg:x="7.9646in" svg:y="6.75in">
            <draw:text-box>
              <text:p><text:span text:style-name="T6">El idioma predeterminado de cada página web puede ser determinado por software. (Nivel A)</text:span></text:p>
              <text:p><text:span text:style-name="T6"/></text:p>
              <text:p><text:span text:style-name="T7"><text:a xlink:href="https://www.w3.org/TR/WCAG/#language-of-page" xlink:type="simple">https://www.w3.org/TR/WCAG/#language-of-page</text:a></text:span></text:p>
            </draw:text-box>
          </draw:frame>
          <draw:frame draw:z-index="1" draw:style-name="gr40" draw:text-style-name="P6" svg:width="6.3472in" svg:height="4.6516in" svg:x="7.9028in" svg:y="65.3484in">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Reversible: El envío es reversible.</text:span></text:p>
              <text:p><text:span text:style-name="T6"/></text:p>
              <text:p><text:span text:style-name="T6">- Revisado: Se verifica la información para detectar errores en la entrada de datos y se proporciona al usuario una oportunidad de corregirlos.</text:span></text:p>
              <text:p><text:span text:style-name="T6"/></text:p>
              <text:p><text:span text:style-name="T6">- Confirmado: Se proporciona un mecanismo para revisar, confirmar y corregir la información antes de finalizar el envío de los datos.</text:span></text:p>
              <text:p><text:span text:style-name="T6"/></text:p>
              <text:p><text:span text:style-name="T7"><text:a xlink:href="https://www.w3.org/TR/WCAG/#error-prevention-legal-financial-data" xlink:type="simple">https://www.w3.org/TR/WCAG/#error-prevention-legal-financial-data</text:a></text:span></text:p>
            </draw:text-box>
          </draw:frame>
          <draw:frame draw:z-index="2" draw:style-name="gr35" draw:text-style-name="P6" svg:width="6.3213in" svg:height="2.1768in" svg:x="7.9287in" svg:y="59.1252in">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7"><text:a xlink:href="https://www.w3.org/TR/WCAG/#error-suggestion" xlink:type="simple">https://www.w3.org/TR/WCAG/#error-suggestion</text:a></text:span></text:p>
            </draw:text-box>
          </draw:frame>
          <draw:frame draw:z-index="3" draw:style-name="gr24" draw:text-style-name="P6" svg:width="6.3276in" svg:height="1.6917in" svg:x="7.9224in" svg:y="52.3823in">
            <draw:text-box>
              <text:p><text:span text:style-name="T6">Se proporcionan etiquetas o instrucciones cuando el contenido requiere la introducción de datos por parte del usuario. (Nivel A)</text:span></text:p>
              <text:p><text:span text:style-name="T6"/></text:p>
              <text:p><text:span text:style-name="T6"/></text:p>
              <text:p><text:span text:style-name="T7"><text:a xlink:href="https://www.w3.org/TR/WCAG/#labels-or-instructions" xlink:type="simple">https://www.w3.org/TR/WCAG/#labels-or-instructions</text:a></text:span></text:p>
            </draw:text-box>
          </draw:frame>
          <draw:frame draw:z-index="4" draw:style-name="gr20" draw:text-style-name="P8" svg:width="6.3339in" svg:height="1.6917in" svg:x="7.9161in" svg:y="45.8673in">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7">https://www.w3.org/TR/WCAG/#error-identification</text:span></text:p>
            </draw:text-box>
          </draw:frame>
          <draw:frame draw:z-index="5" draw:style-name="gr20" draw:text-style-name="P6" svg:width="6.3591in" svg:height="1.6917in" svg:x="8in" svg:y="39.3673in">
            <draw:text-box>
              <text:p><text:span text:style-name="T6">Los componentes que tienen la misma funcionalidad dentro de un conjunto de páginas web son identificados de manera coherente. (Nivel AA)</text:span></text:p>
              <text:p><text:span text:style-name="T6"/></text:p>
              <text:p><text:span text:style-name="T6"/></text:p>
              <text:p><text:span text:style-name="T7"><text:a xlink:href="https://www.w3.org/TR/WCAG/#consistent-identification" xlink:type="simple">https://www.w3.org/TR/WCAG/#consistent-identification</text:a></text:span></text:p>
            </draw:text-box>
          </draw:frame>
          <draw:frame draw:z-index="6" draw:style-name="gr31" draw:text-style-name="P6" svg:width="6.3343in" svg:height="2.1768in" svg:x="7.9157in" svg:y="32.6598in">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7"><text:a xlink:href="https://www.w3.org/TR/WCAG/#consistent-navigation" xlink:type="simple">https://www.w3.org/TR/WCAG/#consistent-navigation</text:a></text:span></text:p>
            </draw:text-box>
          </draw:frame>
          <draw:frame draw:z-index="7" draw:style-name="gr41" draw:text-style-name="P6" svg:width="6.3217in" svg:height="2.1768in" svg:x="7.9283in" svg:y="25.8535in">
            <draw:text-box>
              <text:p><text:span text:style-name="T6">El cambio de estado en cualquier componente de la interfaz de usuario no provoca automáticamente un cambio en el contexto a menos que el usuario haya sido advertido de ese comportamiento antes de usar el componente. (Nivel A)</text:span></text:p>
              <text:p><text:span text:style-name="T6"/></text:p>
              <text:p><text:span text:style-name="T7"/></text:p>
              <text:p><text:span text:style-name="T7"><text:a xlink:href="https://www.w3.org/TR/WCAG/#on-input" xlink:type="simple">https://www.w3.org/TR/WCAG/#on-input</text:a></text:span></text:p>
            </draw:text-box>
          </draw:frame>
          <draw:frame draw:z-index="8" draw:style-name="gr42" draw:text-style-name="P15" svg:width="6.3598in" svg:height="1.213in" svg:x="7.9035in" svg:y="19.3878in">
            <draw:text-box>
              <text:p text:style-name="P13"><text:span text:style-name="T14">Cuando cualquier componente recibe el foco, no inicia ningún cambio en el contexto. (Nivel A)</text:span></text:p>
              <text:p text:style-name="P13"><text:span text:style-name="T14"/></text:p>
              <text:p text:style-name="P13"><text:span text:style-name="T14"/></text:p>
              <text:p text:style-name="P13"><text:span text:style-name="T17"><text:a xlink:href="https://www.w3.org/TR/WCAG/#on-focus" xlink:type="simple">https://www.w3.org/TR/WCAG/#on-focus</text:a></text:span></text:p>
            </draw:text-box>
          </draw:frame>
          <draw:frame draw:z-index="9" draw:style-name="gr43" draw:text-style-name="P10" svg:width="6.3217in" svg:height="1.698in" svg:x="7.9283in" svg:y="12.8012in">
            <draw:text-box>
              <text:p><text:span text:style-name="T18">El idioma de cada pasaje o frase en el contenido puede ser </text:span><text:span text:style-name="T18">determinado por software, excepto los nombres propios, </text:span><text:span text:style-name="T18">términos técnicos, palabras en un idioma indeterminado y </text:span><text:span text:style-name="T18">palabras o frases que se hayan convertido en parte natural </text:span><text:span text:style-name="T18">del texto que las rodea. (Nivel AA)</text:span></text:p>
              <text:p><text:span text:style-name="T18"/></text:p>
              <text:p><text:span text:style-name="T7"><text:a xlink:href="https://www.w3.org/TR/WCAG/#language-of-parts" xlink:type="simple">https://www.w3.org/TR/WCAG/#language-of-parts</text:a></text:span></text:p>
            </draw:text-box>
          </draw:frame>
          <draw:frame draw:z-index="10" draw:name="Image 1" draw:style-name="gr13" draw:text-style-name="P7" svg:width="0.6791in" svg:height="0.7579in" svg:x="10.8965in" svg:y="5.9921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1" draw:name="Image 1" draw:style-name="gr13" draw:text-style-name="P7" svg:width="0.6791in" svg:height="0.7579in" svg:x="10.8091in" svg:y="12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2" draw:name="Image 1" draw:style-name="gr13" draw:text-style-name="P7" svg:width="0.6791in" svg:height="0.7579in" svg:x="10.8091in" svg:y="18.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3" draw:name="Image 1" draw:style-name="gr13" draw:text-style-name="P7" svg:width="0.6791in" svg:height="0.7579in" svg:x="10.8209in" svg:y="25.0063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4" draw:name="Image 1" draw:style-name="gr13" draw:text-style-name="P7" svg:width="0.6791in" svg:height="0.7579in" svg:x="10.9299in" svg:y="38.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5" draw:name="Image 1" draw:style-name="gr13" draw:text-style-name="P7" svg:width="0.6791in" svg:height="0.7579in" svg:x="10.8209in" svg:y="31.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6" draw:name="Image 1" draw:style-name="gr13" draw:text-style-name="P7" svg:width="0.6791in" svg:height="0.7579in" svg:x="10.7827in" svg:y="4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7" draw:name="Image 1" draw:style-name="gr13" draw:text-style-name="P7" svg:width="0.6791in" svg:height="0.7579in" svg:x="10.8346in" svg:y="51.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8" draw:name="Image 1" draw:style-name="gr13" draw:text-style-name="P7" svg:width="0.6791in" svg:height="0.7579in" svg:x="10.8346in" svg:y="58.2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19" draw:name="Image 1" draw:style-name="gr13" draw:text-style-name="P7" svg:width="0.6791in" svg:height="0.7579in" svg:x="10.8087in" svg:y="64.6366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16"/>
          <table:table-cell table:style-name="ce43" table:number-columns-repeated="23"/>
          <table:table-cell table:number-columns-repeated="38"/>
        </table:table-row>
        <table:table-row table:style-name="ro40">
          <table:table-cell/>
          <table:table-cell table:style-name="ce17" office:value-type="string" calcext:value-type="string">
            <text:p>Informe de revisión de la accesibilidad</text:p>
          </table:table-cell>
          <table:table-cell/>
          <table:table-cell table:style-name="ce43" table:number-columns-repeated="2"/>
          <table:table-cell table:number-columns-repeated="10"/>
          <table:table-cell table:style-name="ce43" table:number-columns-repeated="11"/>
          <table:table-cell table:number-columns-repeated="38"/>
        </table:table-row>
        <table:table-row table:style-name="ro40">
          <table:table-cell/>
          <table:table-cell table:style-name="ce18" office:value-type="string" calcext:value-type="string">
            <text:p>Análisis de accesibilidad en profundidad de un sitio web</text:p>
          </table:table-cell>
          <table:table-cell/>
          <table:table-cell table:style-name="ce43" table:number-columns-repeated="2"/>
          <table:table-cell table:number-columns-repeated="20"/>
          <table:table-cell table:style-name="ce43"/>
          <table:table-cell table:number-columns-repeated="38"/>
        </table:table-row>
        <table:table-row table:style-name="ro41">
          <table:table-cell/>
          <table:table-cell table:style-name="ce176"/>
          <table:table-cell/>
          <table:table-cell table:style-name="ce43" table:number-columns-repeated="2"/>
          <table:table-cell table:number-columns-repeated="20"/>
          <table:table-cell table:style-name="ce43"/>
          <table:table-cell table:number-columns-repeated="38"/>
        </table:table-row>
        <table:table-row table:style-name="ro29">
          <table:table-cell/>
          <table:table-cell table:style-name="ce20" office:value-type="string" calcext:value-type="string">
            <text:p><text:s/>Revisión de la muestra</text:p>
          </table:table-cell>
          <table:table-cell table:style-name="ce20"/>
          <table:table-cell table:style-name="ce28" table:number-columns-repeated="10"/>
          <table:table-cell table:style-name="ce43" table:number-columns-repeated="2"/>
          <table:table-cell table:number-columns-repeated="49"/>
        </table:table-row>
        <table:table-row table:style-name="ro27">
          <table:table-cell/>
          <table:table-cell table:style-name="ce162" table:number-columns-repeated="12"/>
          <table:table-cell table:style-name="ce43" table:number-columns-repeated="2"/>
          <table:table-cell table:number-columns-repeated="49"/>
        </table:table-row>
        <table:table-row table:style-name="ro43">
          <table:table-cell table:style-name="ce43"/>
          <table:table-cell table:style-name="ce177"/>
          <table:table-cell table:style-name="ce43"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43"/>
          <table:table-cell table:style-name="ce297"/>
          <table:table-cell table:style-name="ce43"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43"/>
          <table:table-cell table:style-name="ce297"/>
          <table:table-cell table:style-name="ce43" table:number-columns-repeated="11"/>
          <table:table-cell table:number-columns-repeated="49"/>
        </table:table-row>
        <table:table-row table:style-name="ro45">
          <table:table-cell/>
          <table:table-cell table:style-name="ce177"/>
          <table:table-cell table:style-name="ce43"/>
          <table:table-cell table:style-name="ce297"/>
          <table:table-cell table:style-name="ce43"/>
          <table:table-cell table:number-columns-repeated="5"/>
          <table:table-cell table:style-name="ce43"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3"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3"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3"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3"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3"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43" table:number-columns-repeated="4"/>
          <table:table-cell table:number-columns-repeated="49"/>
        </table:table-row>
        <table:table-row table:style-name="ro27">
          <table:table-cell/>
          <table:table-cell table:style-name="ce165"/>
          <table:table-cell table:style-name="ce43"/>
          <table:table-cell table:style-name="ce297"/>
          <table:table-cell table:style-name="ce129"/>
          <table:table-cell table:number-columns-repeated="5"/>
          <table:table-cell table:style-name="ce43"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3" table:number-columns-repeated="2"/>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9]&lt;&gt;&quot;&quot;;IF(AND([.B19]&lt;&gt;&quot;&quot;;[.C1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lt;&gt;&quot;&quot;;IF(AND([.B21]&lt;&gt;&quot;&quot;;[.C21]&lt;&gt;&quot;&quot;);&quot;&quot;;&quot;ERR&quot;);&quot;&quot;)">
            <text:p/>
          </table:table-cell>
          <table:table-cell table:style-name="ce43" table:number-columns-repeated="6"/>
          <table:table-cell table:number-columns-repeated="11"/>
          <table:table-cell table:style-name="ce43"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2]&lt;&gt;&quot;&quot;;IF(AND([.B22]&lt;&gt;&quot;&quot;;[.C22]&lt;&gt;&quot;&quot;);&quot;&quot;;&quot;ERR&quot;);&quot;&quot;)">
            <text:p/>
          </table:table-cell>
          <table:table-cell table:style-name="ce43"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3"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3]&lt;&gt;&quot;&quot;;IF(AND([.B23]&lt;&gt;&quot;&quot;;[.C23]&lt;&gt;&quot;&quot;);&quot;&quot;;&quot;ERR&quot;);&quot;&quot;)">
            <text:p/>
          </table:table-cell>
          <table:table-cell table:style-name="ce145"/>
          <table:table-cell table:style-name="ce43" table:number-columns-repeated="4"/>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3.8091in" svg:y="5.6508in" draw:caption-point-x="1.1472in" draw:caption-point-y="-0.4059in">
              <dc:date>2020-04-22T00:00:00</dc:date>
              <text:p text:style-name="P3"><text:span text:style-name="T12">No tiene elementos sobre los que realizar la comprobación</text:span></text:p>
            </office:annotation>
            <text:p>No Aplica</text:p>
          </table:table-cell>
          <table:table-cell table:number-columns-repeated="10"/>
          <table:table-cell table:style-name="ce43"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4]&lt;&gt;&quot;&quot;;IF(AND([.B24]&lt;&gt;&quot;&quot;;[.C24]&lt;&gt;&quot;&quot;);&quot;&quot;;&quot;ERR&quot;);&quot;&quot;)">
            <text:p/>
          </table:table-cell>
          <table:table-cell table:style-name="ce43" table:number-columns-repeated="5"/>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3.822in" svg:y="6.1524in" draw:caption-point-x="1.1343in" draw:caption-point-y="-0.7409in">
              <dc:date>2020-04-22T00:00:00</dc:date>
              <text:p text:style-name="P3"><text:span text:style-name="T12">Pendiente de revisión manual. La comprobación automática es correcta pero falta realizar </text:span><text:span text:style-name="T12">comprobación manual</text:span></text:p>
            </office:annotation>
            <text:p>No Decide</text:p>
          </table:table-cell>
          <table:table-cell table:style-name="ce43"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lt;&gt;&quot;&quot;;IF(AND([.B25]&lt;&gt;&quot;&quot;;[.C25]&lt;&gt;&quot;&quot;);&quot;&quot;;&quot;ERR&quot;);&quot;&quot;)">
            <text:p/>
          </table:table-cell>
          <table:table-cell table:style-name="ce43" table:number-columns-repeated="13"/>
          <table:table-cell table:style-name="ce159"/>
          <table:table-cell table:style-name="ce43"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6]&lt;&gt;&quot;&quot;;IF(AND([.B26]&lt;&gt;&quot;&quot;;[.C26]&lt;&gt;&quot;&quot;);&quot;&quot;;&quot;ERR&quot;);&quot;&quot;)">
            <text:p/>
          </table:table-cell>
          <table:table-cell table:style-name="ce43" table:number-columns-repeated="13"/>
          <table:table-cell table:style-name="ce159"/>
          <table:table-cell table:style-name="ce43"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7]&lt;&gt;&quot;&quot;;IF(AND([.B27]&lt;&gt;&quot;&quot;;[.C27]&lt;&gt;&quot;&quot;);&quot;&quot;;&quot;ERR&quot;);&quot;&quot;)">
            <text:p/>
          </table:table-cell>
          <table:table-cell table:style-name="ce43" table:number-columns-repeated="13"/>
          <table:table-cell table:style-name="ce159"/>
          <table:table-cell table:style-name="ce43"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8]&lt;&gt;&quot;&quot;;IF(AND([.B28]&lt;&gt;&quot;&quot;;[.C2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lt;&gt;&quot;&quot;;IF(AND([.B29]&lt;&gt;&quot;&quot;;[.C2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0]&lt;&gt;&quot;&quot;;IF(AND([.B30]&lt;&gt;&quot;&quot;;[.C3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1]&lt;&gt;&quot;&quot;;IF(AND([.B31]&lt;&gt;&quot;&quot;;[.C31]&lt;&gt;&quot;&quot;);&quot;&quot;;&quot;ERR&quot;);&quot;&quot;)">
            <text:p/>
          </table:table-cell>
          <table:table-cell table:style-name="ce43" table:number-columns-repeated="7"/>
          <table:table-cell table:style-name="ce159"/>
          <table:table-cell table:style-name="ce43"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2]&lt;&gt;&quot;&quot;;IF(AND([.B32]&lt;&gt;&quot;&quot;;[.C32]&lt;&gt;&quot;&quot;);&quot;&quot;;&quot;ERR&quot;);&quot;&quot;)">
            <text:p/>
          </table:table-cell>
          <table:table-cell table:style-name="ce43" table:number-columns-repeated="7"/>
          <table:table-cell table:style-name="ce159"/>
          <table:table-cell table:style-name="ce43"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lt;&gt;&quot;&quot;;IF(AND([.B33]&lt;&gt;&quot;&quot;;[.C33]&lt;&gt;&quot;&quot;);&quot;&quot;;&quot;ERR&quot;);&quot;&quot;)">
            <text:p/>
          </table:table-cell>
          <table:table-cell table:style-name="ce43" table:number-columns-repeated="7"/>
          <table:table-cell table:style-name="ce159"/>
          <table:table-cell table:style-name="ce43"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4]&lt;&gt;&quot;&quot;;IF(AND([.B34]&lt;&gt;&quot;&quot;;[.C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5]&lt;&gt;&quot;&quot;;IF(AND([.B35]&lt;&gt;&quot;&quot;;[.C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6]&lt;&gt;&quot;&quot;;IF(AND([.B36]&lt;&gt;&quot;&quot;;[.C3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lt;&gt;&quot;&quot;;IF(AND([.B37]&lt;&gt;&quot;&quot;;[.C3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lt;&gt;&quot;&quot;;IF(AND([.B38]&lt;&gt;&quot;&quot;;[.C3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9]&lt;&gt;&quot;&quot;;IF(AND([.B39]&lt;&gt;&quot;&quot;;[.C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40]&lt;&gt;&quot;&quot;;IF(AND([.B40]&lt;&gt;&quot;&quot;;[.C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41]&lt;&gt;&quot;&quot;;IF(AND([.B41]&lt;&gt;&quot;&quot;;[.C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42]&lt;&gt;&quot;&quot;;IF(AND([.B42]&lt;&gt;&quot;&quot;;[.C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43]&lt;&gt;&quot;&quot;;IF(AND([.B43]&lt;&gt;&quot;&quot;;[.C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44]&lt;&gt;&quot;&quot;;IF(AND([.B44]&lt;&gt;&quot;&quot;;[.C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45]&lt;&gt;&quot;&quot;;IF(AND([.B45]&lt;&gt;&quot;&quot;;[.C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46]&lt;&gt;&quot;&quot;;IF(AND([.B46]&lt;&gt;&quot;&quot;;[.C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47]&lt;&gt;&quot;&quot;;IF(AND([.B47]&lt;&gt;&quot;&quot;;[.C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48]&lt;&gt;&quot;&quot;;IF(AND([.B48]&lt;&gt;&quot;&quot;;[.C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49]&lt;&gt;&quot;&quot;;IF(AND([.B49]&lt;&gt;&quot;&quot;;[.C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50]&lt;&gt;&quot;&quot;;IF(AND([.B50]&lt;&gt;&quot;&quot;;[.C5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51]&lt;&gt;&quot;&quot;;IF(AND([.B51]&lt;&gt;&quot;&quot;;[.C5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52]&lt;&gt;&quot;&quot;;IF(AND([.B52]&lt;&gt;&quot;&quot;;[.C5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53]&lt;&gt;&quot;&quot;;IF(AND([.B53]&lt;&gt;&quot;&quot;;[.C5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57]&lt;&gt;&quot;&quot;;IF(AND([.B57]&lt;&gt;&quot;&quot;;[.C5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59]&lt;&gt;&quot;&quot;;IF(AND([.B59]&lt;&gt;&quot;&quot;;[.C5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60]&lt;&gt;&quot;&quot;;IF(AND([.B60]&lt;&gt;&quot;&quot;;[.C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61]&lt;&gt;&quot;&quot;;IF(AND([.B61]&lt;&gt;&quot;&quot;;[.C6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62]&lt;&gt;&quot;&quot;;IF(AND([.B62]&lt;&gt;&quot;&quot;;[.C6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63]&lt;&gt;&quot;&quot;;IF(AND([.B63]&lt;&gt;&quot;&quot;;[.C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64]&lt;&gt;&quot;&quot;;IF(AND([.B64]&lt;&gt;&quot;&quot;;[.C6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65]&lt;&gt;&quot;&quot;;IF(AND([.B65]&lt;&gt;&quot;&quot;;[.C6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66]&lt;&gt;&quot;&quot;;IF(AND([.B66]&lt;&gt;&quot;&quot;;[.C6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67]&lt;&gt;&quot;&quot;;IF(AND([.B67]&lt;&gt;&quot;&quot;;[.C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68]&lt;&gt;&quot;&quot;;IF(AND([.B68]&lt;&gt;&quot;&quot;;[.C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69]&lt;&gt;&quot;&quot;;IF(AND([.B69]&lt;&gt;&quot;&quot;;[.C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70]&lt;&gt;&quot;&quot;;IF(AND([.B70]&lt;&gt;&quot;&quot;;[.C7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71]&lt;&gt;&quot;&quot;;IF(AND([.B71]&lt;&gt;&quot;&quot;;[.C7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72]&lt;&gt;&quot;&quot;;IF(AND([.B72]&lt;&gt;&quot;&quot;;[.C7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73]&lt;&gt;&quot;&quot;;IF(AND([.B73]&lt;&gt;&quot;&quot;;[.C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74]&lt;&gt;&quot;&quot;;IF(AND([.B74]&lt;&gt;&quot;&quot;;[.C7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75]&lt;&gt;&quot;&quot;;IF(AND([.B75]&lt;&gt;&quot;&quot;;[.C7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76]&lt;&gt;&quot;&quot;;IF(AND([.B76]&lt;&gt;&quot;&quot;;[.C7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77]&lt;&gt;&quot;&quot;;IF(AND([.B77]&lt;&gt;&quot;&quot;;[.C7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78]&lt;&gt;&quot;&quot;;IF(AND([.B78]&lt;&gt;&quot;&quot;;[.C7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79]&lt;&gt;&quot;&quot;;IF(AND([.B79]&lt;&gt;&quot;&quot;;[.C7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80]&lt;&gt;&quot;&quot;;IF(AND([.B80]&lt;&gt;&quot;&quot;;[.C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81]&lt;&gt;&quot;&quot;;IF(AND([.B81]&lt;&gt;&quot;&quot;;[.C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82]&lt;&gt;&quot;&quot;;IF(AND([.B82]&lt;&gt;&quot;&quot;;[.C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83]&lt;&gt;&quot;&quot;;IF(AND([.B83]&lt;&gt;&quot;&quot;;[.C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84]&lt;&gt;&quot;&quot;;IF(AND([.B84]&lt;&gt;&quot;&quot;;[.C8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85]&lt;&gt;&quot;&quot;;IF(AND([.B85]&lt;&gt;&quot;&quot;;[.C8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86]&lt;&gt;&quot;&quot;;IF(AND([.B86]&lt;&gt;&quot;&quot;;[.C8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87]&lt;&gt;&quot;&quot;;IF(AND([.B87]&lt;&gt;&quot;&quot;;[.C8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88]&lt;&gt;&quot;&quot;;IF(AND([.B88]&lt;&gt;&quot;&quot;;[.C8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89]&lt;&gt;&quot;&quot;;IF(AND([.B89]&lt;&gt;&quot;&quot;;[.C8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90]&lt;&gt;&quot;&quot;;IF(AND([.B90]&lt;&gt;&quot;&quot;;[.C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91]&lt;&gt;&quot;&quot;;IF(AND([.B91]&lt;&gt;&quot;&quot;;[.C9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95]&lt;&gt;&quot;&quot;;IF(AND([.B95]&lt;&gt;&quot;&quot;;[.C9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97]&lt;&gt;&quot;&quot;;IF(AND([.B97]&lt;&gt;&quot;&quot;;[.C9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98]&lt;&gt;&quot;&quot;;IF(AND([.B98]&lt;&gt;&quot;&quot;;[.C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99]&lt;&gt;&quot;&quot;;IF(AND([.B99]&lt;&gt;&quot;&quot;;[.C9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00]&lt;&gt;&quot;&quot;;IF(AND([.B100]&lt;&gt;&quot;&quot;;[.C10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01]&lt;&gt;&quot;&quot;;IF(AND([.B101]&lt;&gt;&quot;&quot;;[.C1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02]&lt;&gt;&quot;&quot;;IF(AND([.B102]&lt;&gt;&quot;&quot;;[.C10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03]&lt;&gt;&quot;&quot;;IF(AND([.B103]&lt;&gt;&quot;&quot;;[.C10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04]&lt;&gt;&quot;&quot;;IF(AND([.B104]&lt;&gt;&quot;&quot;;[.C10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05]&lt;&gt;&quot;&quot;;IF(AND([.B105]&lt;&gt;&quot;&quot;;[.C1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06]&lt;&gt;&quot;&quot;;IF(AND([.B106]&lt;&gt;&quot;&quot;;[.C10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07]&lt;&gt;&quot;&quot;;IF(AND([.B107]&lt;&gt;&quot;&quot;;[.C1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08]&lt;&gt;&quot;&quot;;IF(AND([.B108]&lt;&gt;&quot;&quot;;[.C10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09]&lt;&gt;&quot;&quot;;IF(AND([.B109]&lt;&gt;&quot;&quot;;[.C10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10]&lt;&gt;&quot;&quot;;IF(AND([.B110]&lt;&gt;&quot;&quot;;[.C11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11]&lt;&gt;&quot;&quot;;IF(AND([.B111]&lt;&gt;&quot;&quot;;[.C11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12]&lt;&gt;&quot;&quot;;IF(AND([.B112]&lt;&gt;&quot;&quot;;[.C11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13]&lt;&gt;&quot;&quot;;IF(AND([.B113]&lt;&gt;&quot;&quot;;[.C11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14]&lt;&gt;&quot;&quot;;IF(AND([.B114]&lt;&gt;&quot;&quot;;[.C11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15]&lt;&gt;&quot;&quot;;IF(AND([.B115]&lt;&gt;&quot;&quot;;[.C11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16]&lt;&gt;&quot;&quot;;IF(AND([.B116]&lt;&gt;&quot;&quot;;[.C11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17]&lt;&gt;&quot;&quot;;IF(AND([.B117]&lt;&gt;&quot;&quot;;[.C11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18]&lt;&gt;&quot;&quot;;IF(AND([.B118]&lt;&gt;&quot;&quot;;[.C1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19]&lt;&gt;&quot;&quot;;IF(AND([.B119]&lt;&gt;&quot;&quot;;[.C1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20]&lt;&gt;&quot;&quot;;IF(AND([.B120]&lt;&gt;&quot;&quot;;[.C1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21]&lt;&gt;&quot;&quot;;IF(AND([.B121]&lt;&gt;&quot;&quot;;[.C1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22]&lt;&gt;&quot;&quot;;IF(AND([.B122]&lt;&gt;&quot;&quot;;[.C12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23]&lt;&gt;&quot;&quot;;IF(AND([.B123]&lt;&gt;&quot;&quot;;[.C12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24]&lt;&gt;&quot;&quot;;IF(AND([.B124]&lt;&gt;&quot;&quot;;[.C12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25]&lt;&gt;&quot;&quot;;IF(AND([.B125]&lt;&gt;&quot;&quot;;[.C12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26]&lt;&gt;&quot;&quot;;IF(AND([.B126]&lt;&gt;&quot;&quot;;[.C12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27]&lt;&gt;&quot;&quot;;IF(AND([.B127]&lt;&gt;&quot;&quot;;[.C1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28]&lt;&gt;&quot;&quot;;IF(AND([.B128]&lt;&gt;&quot;&quot;;[.C1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29]&lt;&gt;&quot;&quot;;IF(AND([.B129]&lt;&gt;&quot;&quot;;[.C129]&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33]&lt;&gt;&quot;&quot;;IF(AND([.B133]&lt;&gt;&quot;&quot;;[.C13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35]&lt;&gt;&quot;&quot;;IF(AND([.B135]&lt;&gt;&quot;&quot;;[.C13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36]&lt;&gt;&quot;&quot;;IF(AND([.B136]&lt;&gt;&quot;&quot;;[.C1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37]&lt;&gt;&quot;&quot;;IF(AND([.B137]&lt;&gt;&quot;&quot;;[.C13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38]&lt;&gt;&quot;&quot;;IF(AND([.B138]&lt;&gt;&quot;&quot;;[.C13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39]&lt;&gt;&quot;&quot;;IF(AND([.B139]&lt;&gt;&quot;&quot;;[.C13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40]&lt;&gt;&quot;&quot;;IF(AND([.B140]&lt;&gt;&quot;&quot;;[.C14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41]&lt;&gt;&quot;&quot;;IF(AND([.B141]&lt;&gt;&quot;&quot;;[.C14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42]&lt;&gt;&quot;&quot;;IF(AND([.B142]&lt;&gt;&quot;&quot;;[.C1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43]&lt;&gt;&quot;&quot;;IF(AND([.B143]&lt;&gt;&quot;&quot;;[.C1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44]&lt;&gt;&quot;&quot;;IF(AND([.B144]&lt;&gt;&quot;&quot;;[.C1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45]&lt;&gt;&quot;&quot;;IF(AND([.B145]&lt;&gt;&quot;&quot;;[.C1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46]&lt;&gt;&quot;&quot;;IF(AND([.B146]&lt;&gt;&quot;&quot;;[.C14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47]&lt;&gt;&quot;&quot;;IF(AND([.B147]&lt;&gt;&quot;&quot;;[.C14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48]&lt;&gt;&quot;&quot;;IF(AND([.B148]&lt;&gt;&quot;&quot;;[.C14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49]&lt;&gt;&quot;&quot;;IF(AND([.B149]&lt;&gt;&quot;&quot;;[.C14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50]&lt;&gt;&quot;&quot;;IF(AND([.B150]&lt;&gt;&quot;&quot;;[.C15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51]&lt;&gt;&quot;&quot;;IF(AND([.B151]&lt;&gt;&quot;&quot;;[.C15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52]&lt;&gt;&quot;&quot;;IF(AND([.B152]&lt;&gt;&quot;&quot;;[.C15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53]&lt;&gt;&quot;&quot;;IF(AND([.B153]&lt;&gt;&quot;&quot;;[.C15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54]&lt;&gt;&quot;&quot;;IF(AND([.B154]&lt;&gt;&quot;&quot;;[.C15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55]&lt;&gt;&quot;&quot;;IF(AND([.B155]&lt;&gt;&quot;&quot;;[.C15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56]&lt;&gt;&quot;&quot;;IF(AND([.B156]&lt;&gt;&quot;&quot;;[.C1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57]&lt;&gt;&quot;&quot;;IF(AND([.B157]&lt;&gt;&quot;&quot;;[.C1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58]&lt;&gt;&quot;&quot;;IF(AND([.B158]&lt;&gt;&quot;&quot;;[.C1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59]&lt;&gt;&quot;&quot;;IF(AND([.B159]&lt;&gt;&quot;&quot;;[.C15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60]&lt;&gt;&quot;&quot;;IF(AND([.B160]&lt;&gt;&quot;&quot;;[.C16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61]&lt;&gt;&quot;&quot;;IF(AND([.B161]&lt;&gt;&quot;&quot;;[.C16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62]&lt;&gt;&quot;&quot;;IF(AND([.B162]&lt;&gt;&quot;&quot;;[.C16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63]&lt;&gt;&quot;&quot;;IF(AND([.B163]&lt;&gt;&quot;&quot;;[.C16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64]&lt;&gt;&quot;&quot;;IF(AND([.B164]&lt;&gt;&quot;&quot;;[.C16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65]&lt;&gt;&quot;&quot;;IF(AND([.B165]&lt;&gt;&quot;&quot;;[.C16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66]&lt;&gt;&quot;&quot;;IF(AND([.B166]&lt;&gt;&quot;&quot;;[.C16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67]&lt;&gt;&quot;&quot;;IF(AND([.B167]&lt;&gt;&quot;&quot;;[.C167]&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number-columns-repeated="23"/>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71]&lt;&gt;&quot;&quot;;IF(AND([.B171]&lt;&gt;&quot;&quot;;[.C17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73]&lt;&gt;&quot;&quot;;IF(AND([.B173]&lt;&gt;&quot;&quot;;[.C17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74]&lt;&gt;&quot;&quot;;IF(AND([.B174]&lt;&gt;&quot;&quot;;[.C1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75]&lt;&gt;&quot;&quot;;IF(AND([.B175]&lt;&gt;&quot;&quot;;[.C17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76]&lt;&gt;&quot;&quot;;IF(AND([.B176]&lt;&gt;&quot;&quot;;[.C17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77]&lt;&gt;&quot;&quot;;IF(AND([.B177]&lt;&gt;&quot;&quot;;[.C17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78]&lt;&gt;&quot;&quot;;IF(AND([.B178]&lt;&gt;&quot;&quot;;[.C17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79]&lt;&gt;&quot;&quot;;IF(AND([.B179]&lt;&gt;&quot;&quot;;[.C17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80]&lt;&gt;&quot;&quot;;IF(AND([.B180]&lt;&gt;&quot;&quot;;[.C1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81]&lt;&gt;&quot;&quot;;IF(AND([.B181]&lt;&gt;&quot;&quot;;[.C1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82]&lt;&gt;&quot;&quot;;IF(AND([.B182]&lt;&gt;&quot;&quot;;[.C1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83]&lt;&gt;&quot;&quot;;IF(AND([.B183]&lt;&gt;&quot;&quot;;[.C18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84]&lt;&gt;&quot;&quot;;IF(AND([.B184]&lt;&gt;&quot;&quot;;[.C18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85]&lt;&gt;&quot;&quot;;IF(AND([.B185]&lt;&gt;&quot;&quot;;[.C18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86]&lt;&gt;&quot;&quot;;IF(AND([.B186]&lt;&gt;&quot;&quot;;[.C18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87]&lt;&gt;&quot;&quot;;IF(AND([.B187]&lt;&gt;&quot;&quot;;[.C18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88]&lt;&gt;&quot;&quot;;IF(AND([.B188]&lt;&gt;&quot;&quot;;[.C18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89]&lt;&gt;&quot;&quot;;IF(AND([.B189]&lt;&gt;&quot;&quot;;[.C18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90]&lt;&gt;&quot;&quot;;IF(AND([.B190]&lt;&gt;&quot;&quot;;[.C19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91]&lt;&gt;&quot;&quot;;IF(AND([.B191]&lt;&gt;&quot;&quot;;[.C19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92]&lt;&gt;&quot;&quot;;IF(AND([.B192]&lt;&gt;&quot;&quot;;[.C19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93]&lt;&gt;&quot;&quot;;IF(AND([.B193]&lt;&gt;&quot;&quot;;[.C19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94]&lt;&gt;&quot;&quot;;IF(AND([.B194]&lt;&gt;&quot;&quot;;[.C1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95]&lt;&gt;&quot;&quot;;IF(AND([.B195]&lt;&gt;&quot;&quot;;[.C1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96]&lt;&gt;&quot;&quot;;IF(AND([.B196]&lt;&gt;&quot;&quot;;[.C1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97]&lt;&gt;&quot;&quot;;IF(AND([.B197]&lt;&gt;&quot;&quot;;[.C19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98]&lt;&gt;&quot;&quot;;IF(AND([.B198]&lt;&gt;&quot;&quot;;[.C1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99]&lt;&gt;&quot;&quot;;IF(AND([.B199]&lt;&gt;&quot;&quot;;[.C19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00]&lt;&gt;&quot;&quot;;IF(AND([.B200]&lt;&gt;&quot;&quot;;[.C20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01]&lt;&gt;&quot;&quot;;IF(AND([.B201]&lt;&gt;&quot;&quot;;[.C20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02]&lt;&gt;&quot;&quot;;IF(AND([.B202]&lt;&gt;&quot;&quot;;[.C20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03]&lt;&gt;&quot;&quot;;IF(AND([.B203]&lt;&gt;&quot;&quot;;[.C20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04]&lt;&gt;&quot;&quot;;IF(AND([.B204]&lt;&gt;&quot;&quot;;[.C20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05]&lt;&gt;&quot;&quot;;IF(AND([.B205]&lt;&gt;&quot;&quot;;[.C205]&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09]&lt;&gt;&quot;&quot;;IF(AND([.B209]&lt;&gt;&quot;&quot;;[.C20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1]&lt;&gt;&quot;&quot;;IF(AND([.B211]&lt;&gt;&quot;&quot;;[.C21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12]&lt;&gt;&quot;&quot;;IF(AND([.B212]&lt;&gt;&quot;&quot;;[.C2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13]&lt;&gt;&quot;&quot;;IF(AND([.B213]&lt;&gt;&quot;&quot;;[.C21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14]&lt;&gt;&quot;&quot;;IF(AND([.B214]&lt;&gt;&quot;&quot;;[.C21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15]&lt;&gt;&quot;&quot;;IF(AND([.B215]&lt;&gt;&quot;&quot;;[.C21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16]&lt;&gt;&quot;&quot;;IF(AND([.B216]&lt;&gt;&quot;&quot;;[.C21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17]&lt;&gt;&quot;&quot;;IF(AND([.B217]&lt;&gt;&quot;&quot;;[.C21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18]&lt;&gt;&quot;&quot;;IF(AND([.B218]&lt;&gt;&quot;&quot;;[.C2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19]&lt;&gt;&quot;&quot;;IF(AND([.B219]&lt;&gt;&quot;&quot;;[.C2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20]&lt;&gt;&quot;&quot;;IF(AND([.B220]&lt;&gt;&quot;&quot;;[.C2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21]&lt;&gt;&quot;&quot;;IF(AND([.B221]&lt;&gt;&quot;&quot;;[.C22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22]&lt;&gt;&quot;&quot;;IF(AND([.B222]&lt;&gt;&quot;&quot;;[.C22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23]&lt;&gt;&quot;&quot;;IF(AND([.B223]&lt;&gt;&quot;&quot;;[.C22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24]&lt;&gt;&quot;&quot;;IF(AND([.B224]&lt;&gt;&quot;&quot;;[.C22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25]&lt;&gt;&quot;&quot;;IF(AND([.B225]&lt;&gt;&quot;&quot;;[.C22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26]&lt;&gt;&quot;&quot;;IF(AND([.B226]&lt;&gt;&quot;&quot;;[.C22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27]&lt;&gt;&quot;&quot;;IF(AND([.B227]&lt;&gt;&quot;&quot;;[.C22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28]&lt;&gt;&quot;&quot;;IF(AND([.B228]&lt;&gt;&quot;&quot;;[.C22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29]&lt;&gt;&quot;&quot;;IF(AND([.B229]&lt;&gt;&quot;&quot;;[.C22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30]&lt;&gt;&quot;&quot;;IF(AND([.B230]&lt;&gt;&quot;&quot;;[.C23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31]&lt;&gt;&quot;&quot;;IF(AND([.B231]&lt;&gt;&quot;&quot;;[.C23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32]&lt;&gt;&quot;&quot;;IF(AND([.B232]&lt;&gt;&quot;&quot;;[.C2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33]&lt;&gt;&quot;&quot;;IF(AND([.B233]&lt;&gt;&quot;&quot;;[.C2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34]&lt;&gt;&quot;&quot;;IF(AND([.B234]&lt;&gt;&quot;&quot;;[.C2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35]&lt;&gt;&quot;&quot;;IF(AND([.B235]&lt;&gt;&quot;&quot;;[.C2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36]&lt;&gt;&quot;&quot;;IF(AND([.B236]&lt;&gt;&quot;&quot;;[.C23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37]&lt;&gt;&quot;&quot;;IF(AND([.B237]&lt;&gt;&quot;&quot;;[.C23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38]&lt;&gt;&quot;&quot;;IF(AND([.B238]&lt;&gt;&quot;&quot;;[.C23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39]&lt;&gt;&quot;&quot;;IF(AND([.B239]&lt;&gt;&quot;&quot;;[.C23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40]&lt;&gt;&quot;&quot;;IF(AND([.B240]&lt;&gt;&quot;&quot;;[.C24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41]&lt;&gt;&quot;&quot;;IF(AND([.B241]&lt;&gt;&quot;&quot;;[.C24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42]&lt;&gt;&quot;&quot;;IF(AND([.B242]&lt;&gt;&quot;&quot;;[.C24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43]&lt;&gt;&quot;&quot;;IF(AND([.B243]&lt;&gt;&quot;&quot;;[.C24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47]&lt;&gt;&quot;&quot;;IF(AND([.B247]&lt;&gt;&quot;&quot;;[.C24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49]&lt;&gt;&quot;&quot;;IF(AND([.B249]&lt;&gt;&quot;&quot;;[.C249]&lt;&gt;&quot;&quot;);&quot;&quot;;&quot;ERR&quot;);&quot;&quot;)">
            <text:p/>
          </table:table-cell>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50]&lt;&gt;&quot;&quot;;IF(AND([.B250]&lt;&gt;&quot;&quot;;[.C2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51]&lt;&gt;&quot;&quot;;IF(AND([.B251]&lt;&gt;&quot;&quot;;[.C251]&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52]&lt;&gt;&quot;&quot;;IF(AND([.B252]&lt;&gt;&quot;&quot;;[.C25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3]&lt;&gt;&quot;&quot;;IF(AND([.B253]&lt;&gt;&quot;&quot;;[.C25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54]&lt;&gt;&quot;&quot;;IF(AND([.B254]&lt;&gt;&quot;&quot;;[.C25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55]&lt;&gt;&quot;&quot;;IF(AND([.B255]&lt;&gt;&quot;&quot;;[.C25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56]&lt;&gt;&quot;&quot;;IF(AND([.B256]&lt;&gt;&quot;&quot;;[.C25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57]&lt;&gt;&quot;&quot;;IF(AND([.B257]&lt;&gt;&quot;&quot;;[.C25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58]&lt;&gt;&quot;&quot;;IF(AND([.B258]&lt;&gt;&quot;&quot;;[.C25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59]&lt;&gt;&quot;&quot;;IF(AND([.B259]&lt;&gt;&quot;&quot;;[.C25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60]&lt;&gt;&quot;&quot;;IF(AND([.B260]&lt;&gt;&quot;&quot;;[.C26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61]&lt;&gt;&quot;&quot;;IF(AND([.B261]&lt;&gt;&quot;&quot;;[.C26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62]&lt;&gt;&quot;&quot;;IF(AND([.B262]&lt;&gt;&quot;&quot;;[.C26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63]&lt;&gt;&quot;&quot;;IF(AND([.B263]&lt;&gt;&quot;&quot;;[.C26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64]&lt;&gt;&quot;&quot;;IF(AND([.B264]&lt;&gt;&quot;&quot;;[.C26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65]&lt;&gt;&quot;&quot;;IF(AND([.B265]&lt;&gt;&quot;&quot;;[.C26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66]&lt;&gt;&quot;&quot;;IF(AND([.B266]&lt;&gt;&quot;&quot;;[.C26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67]&lt;&gt;&quot;&quot;;IF(AND([.B267]&lt;&gt;&quot;&quot;;[.C26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68]&lt;&gt;&quot;&quot;;IF(AND([.B268]&lt;&gt;&quot;&quot;;[.C26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69]&lt;&gt;&quot;&quot;;IF(AND([.B269]&lt;&gt;&quot;&quot;;[.C2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70]&lt;&gt;&quot;&quot;;IF(AND([.B270]&lt;&gt;&quot;&quot;;[.C2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71]&lt;&gt;&quot;&quot;;IF(AND([.B271]&lt;&gt;&quot;&quot;;[.C2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72]&lt;&gt;&quot;&quot;;IF(AND([.B272]&lt;&gt;&quot;&quot;;[.C2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73]&lt;&gt;&quot;&quot;;IF(AND([.B273]&lt;&gt;&quot;&quot;;[.C27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74]&lt;&gt;&quot;&quot;;IF(AND([.B274]&lt;&gt;&quot;&quot;;[.C27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75]&lt;&gt;&quot;&quot;;IF(AND([.B275]&lt;&gt;&quot;&quot;;[.C27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76]&lt;&gt;&quot;&quot;;IF(AND([.B276]&lt;&gt;&quot;&quot;;[.C27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77]&lt;&gt;&quot;&quot;;IF(AND([.B277]&lt;&gt;&quot;&quot;;[.C27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78]&lt;&gt;&quot;&quot;;IF(AND([.B278]&lt;&gt;&quot;&quot;;[.C27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79]&lt;&gt;&quot;&quot;;IF(AND([.B279]&lt;&gt;&quot;&quot;;[.C27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80]&lt;&gt;&quot;&quot;;IF(AND([.B280]&lt;&gt;&quot;&quot;;[.C28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81]&lt;&gt;&quot;&quot;;IF(AND([.B281]&lt;&gt;&quot;&quot;;[.C28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85]&lt;&gt;&quot;&quot;;IF(AND([.B285]&lt;&gt;&quot;&quot;;[.C28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87]&lt;&gt;&quot;&quot;;IF(AND([.B287]&lt;&gt;&quot;&quot;;[.C28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88]&lt;&gt;&quot;&quot;;IF(AND([.B288]&lt;&gt;&quot;&quot;;[.C2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89]&lt;&gt;&quot;&quot;;IF(AND([.B289]&lt;&gt;&quot;&quot;;[.C28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90]&lt;&gt;&quot;&quot;;IF(AND([.B290]&lt;&gt;&quot;&quot;;[.C29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91]&lt;&gt;&quot;&quot;;IF(AND([.B291]&lt;&gt;&quot;&quot;;[.C29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92]&lt;&gt;&quot;&quot;;IF(AND([.B292]&lt;&gt;&quot;&quot;;[.C29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93]&lt;&gt;&quot;&quot;;IF(AND([.B293]&lt;&gt;&quot;&quot;;[.C29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94]&lt;&gt;&quot;&quot;;IF(AND([.B294]&lt;&gt;&quot;&quot;;[.C29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5]&lt;&gt;&quot;&quot;;IF(AND([.B295]&lt;&gt;&quot;&quot;;[.C29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96]&lt;&gt;&quot;&quot;;IF(AND([.B296]&lt;&gt;&quot;&quot;;[.C29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97]&lt;&gt;&quot;&quot;;IF(AND([.B297]&lt;&gt;&quot;&quot;;[.C29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98]&lt;&gt;&quot;&quot;;IF(AND([.B298]&lt;&gt;&quot;&quot;;[.C29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99]&lt;&gt;&quot;&quot;;IF(AND([.B299]&lt;&gt;&quot;&quot;;[.C29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00]&lt;&gt;&quot;&quot;;IF(AND([.B300]&lt;&gt;&quot;&quot;;[.C30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01]&lt;&gt;&quot;&quot;;IF(AND([.B301]&lt;&gt;&quot;&quot;;[.C30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02]&lt;&gt;&quot;&quot;;IF(AND([.B302]&lt;&gt;&quot;&quot;;[.C30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03]&lt;&gt;&quot;&quot;;IF(AND([.B303]&lt;&gt;&quot;&quot;;[.C30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04]&lt;&gt;&quot;&quot;;IF(AND([.B304]&lt;&gt;&quot;&quot;;[.C30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05]&lt;&gt;&quot;&quot;;IF(AND([.B305]&lt;&gt;&quot;&quot;;[.C30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06]&lt;&gt;&quot;&quot;;IF(AND([.B306]&lt;&gt;&quot;&quot;;[.C30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07]&lt;&gt;&quot;&quot;;IF(AND([.B307]&lt;&gt;&quot;&quot;;[.C3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08]&lt;&gt;&quot;&quot;;IF(AND([.B308]&lt;&gt;&quot;&quot;;[.C30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09]&lt;&gt;&quot;&quot;;IF(AND([.B309]&lt;&gt;&quot;&quot;;[.C30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10]&lt;&gt;&quot;&quot;;IF(AND([.B310]&lt;&gt;&quot;&quot;;[.C31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11]&lt;&gt;&quot;&quot;;IF(AND([.B311]&lt;&gt;&quot;&quot;;[.C31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12]&lt;&gt;&quot;&quot;;IF(AND([.B312]&lt;&gt;&quot;&quot;;[.C31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13]&lt;&gt;&quot;&quot;;IF(AND([.B313]&lt;&gt;&quot;&quot;;[.C31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14]&lt;&gt;&quot;&quot;;IF(AND([.B314]&lt;&gt;&quot;&quot;;[.C31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15]&lt;&gt;&quot;&quot;;IF(AND([.B315]&lt;&gt;&quot;&quot;;[.C31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16]&lt;&gt;&quot;&quot;;IF(AND([.B316]&lt;&gt;&quot;&quot;;[.C31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17]&lt;&gt;&quot;&quot;;IF(AND([.B317]&lt;&gt;&quot;&quot;;[.C31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18]&lt;&gt;&quot;&quot;;IF(AND([.B318]&lt;&gt;&quot;&quot;;[.C31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19]&lt;&gt;&quot;&quot;;IF(AND([.B319]&lt;&gt;&quot;&quot;;[.C319]&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23]&lt;&gt;&quot;&quot;;IF(AND([.B323]&lt;&gt;&quot;&quot;;[.C32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25]&lt;&gt;&quot;&quot;;IF(AND([.B325]&lt;&gt;&quot;&quot;;[.C32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26]&lt;&gt;&quot;&quot;;IF(AND([.B326]&lt;&gt;&quot;&quot;;[.C32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27]&lt;&gt;&quot;&quot;;IF(AND([.B327]&lt;&gt;&quot;&quot;;[.C32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28]&lt;&gt;&quot;&quot;;IF(AND([.B328]&lt;&gt;&quot;&quot;;[.C32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29]&lt;&gt;&quot;&quot;;IF(AND([.B329]&lt;&gt;&quot;&quot;;[.C32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30]&lt;&gt;&quot;&quot;;IF(AND([.B330]&lt;&gt;&quot;&quot;;[.C33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31]&lt;&gt;&quot;&quot;;IF(AND([.B331]&lt;&gt;&quot;&quot;;[.C33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32]&lt;&gt;&quot;&quot;;IF(AND([.B332]&lt;&gt;&quot;&quot;;[.C33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33]&lt;&gt;&quot;&quot;;IF(AND([.B333]&lt;&gt;&quot;&quot;;[.C3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34]&lt;&gt;&quot;&quot;;IF(AND([.B334]&lt;&gt;&quot;&quot;;[.C3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35]&lt;&gt;&quot;&quot;;IF(AND([.B335]&lt;&gt;&quot;&quot;;[.C33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36]&lt;&gt;&quot;&quot;;IF(AND([.B336]&lt;&gt;&quot;&quot;;[.C33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7]&lt;&gt;&quot;&quot;;IF(AND([.B337]&lt;&gt;&quot;&quot;;[.C33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38]&lt;&gt;&quot;&quot;;IF(AND([.B338]&lt;&gt;&quot;&quot;;[.C33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39]&lt;&gt;&quot;&quot;;IF(AND([.B339]&lt;&gt;&quot;&quot;;[.C3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40]&lt;&gt;&quot;&quot;;IF(AND([.B340]&lt;&gt;&quot;&quot;;[.C3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41]&lt;&gt;&quot;&quot;;IF(AND([.B341]&lt;&gt;&quot;&quot;;[.C3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42]&lt;&gt;&quot;&quot;;IF(AND([.B342]&lt;&gt;&quot;&quot;;[.C34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43]&lt;&gt;&quot;&quot;;IF(AND([.B343]&lt;&gt;&quot;&quot;;[.C34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44]&lt;&gt;&quot;&quot;;IF(AND([.B344]&lt;&gt;&quot;&quot;;[.C34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45]&lt;&gt;&quot;&quot;;IF(AND([.B345]&lt;&gt;&quot;&quot;;[.C34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46]&lt;&gt;&quot;&quot;;IF(AND([.B346]&lt;&gt;&quot;&quot;;[.C3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47]&lt;&gt;&quot;&quot;;IF(AND([.B347]&lt;&gt;&quot;&quot;;[.C3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48]&lt;&gt;&quot;&quot;;IF(AND([.B348]&lt;&gt;&quot;&quot;;[.C3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49]&lt;&gt;&quot;&quot;;IF(AND([.B349]&lt;&gt;&quot;&quot;;[.C3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50]&lt;&gt;&quot;&quot;;IF(AND([.B350]&lt;&gt;&quot;&quot;;[.C35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51]&lt;&gt;&quot;&quot;;IF(AND([.B351]&lt;&gt;&quot;&quot;;[.C35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52]&lt;&gt;&quot;&quot;;IF(AND([.B352]&lt;&gt;&quot;&quot;;[.C35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53]&lt;&gt;&quot;&quot;;IF(AND([.B353]&lt;&gt;&quot;&quot;;[.C35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54]&lt;&gt;&quot;&quot;;IF(AND([.B354]&lt;&gt;&quot;&quot;;[.C35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55]&lt;&gt;&quot;&quot;;IF(AND([.B355]&lt;&gt;&quot;&quot;;[.C35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56]&lt;&gt;&quot;&quot;;IF(AND([.B356]&lt;&gt;&quot;&quot;;[.C35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57]&lt;&gt;&quot;&quot;;IF(AND([.B357]&lt;&gt;&quot;&quot;;[.C357]&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61]&lt;&gt;&quot;&quot;;IF(AND([.B361]&lt;&gt;&quot;&quot;;[.C36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63]&lt;&gt;&quot;&quot;;IF(AND([.B363]&lt;&gt;&quot;&quot;;[.C363]&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64]&lt;&gt;&quot;&quot;;IF(AND([.B364]&lt;&gt;&quot;&quot;;[.C36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65]&lt;&gt;&quot;&quot;;IF(AND([.B365]&lt;&gt;&quot;&quot;;[.C36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66]&lt;&gt;&quot;&quot;;IF(AND([.B366]&lt;&gt;&quot;&quot;;[.C36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67]&lt;&gt;&quot;&quot;;IF(AND([.B367]&lt;&gt;&quot;&quot;;[.C3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68]&lt;&gt;&quot;&quot;;IF(AND([.B368]&lt;&gt;&quot;&quot;;[.C3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69]&lt;&gt;&quot;&quot;;IF(AND([.B369]&lt;&gt;&quot;&quot;;[.C36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70]&lt;&gt;&quot;&quot;;IF(AND([.B370]&lt;&gt;&quot;&quot;;[.C37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71]&lt;&gt;&quot;&quot;;IF(AND([.B371]&lt;&gt;&quot;&quot;;[.C37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72]&lt;&gt;&quot;&quot;;IF(AND([.B372]&lt;&gt;&quot;&quot;;[.C37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73]&lt;&gt;&quot;&quot;;IF(AND([.B373]&lt;&gt;&quot;&quot;;[.C3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74]&lt;&gt;&quot;&quot;;IF(AND([.B374]&lt;&gt;&quot;&quot;;[.C37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75]&lt;&gt;&quot;&quot;;IF(AND([.B375]&lt;&gt;&quot;&quot;;[.C37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76]&lt;&gt;&quot;&quot;;IF(AND([.B376]&lt;&gt;&quot;&quot;;[.C37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77]&lt;&gt;&quot;&quot;;IF(AND([.B377]&lt;&gt;&quot;&quot;;[.C37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78]&lt;&gt;&quot;&quot;;IF(AND([.B378]&lt;&gt;&quot;&quot;;[.C37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9]&lt;&gt;&quot;&quot;;IF(AND([.B379]&lt;&gt;&quot;&quot;;[.C37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0]&lt;&gt;&quot;&quot;;IF(AND([.B380]&lt;&gt;&quot;&quot;;[.C38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81]&lt;&gt;&quot;&quot;;IF(AND([.B381]&lt;&gt;&quot;&quot;;[.C38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82]&lt;&gt;&quot;&quot;;IF(AND([.B382]&lt;&gt;&quot;&quot;;[.C38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83]&lt;&gt;&quot;&quot;;IF(AND([.B383]&lt;&gt;&quot;&quot;;[.C38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84]&lt;&gt;&quot;&quot;;IF(AND([.B384]&lt;&gt;&quot;&quot;;[.C38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85]&lt;&gt;&quot;&quot;;IF(AND([.B385]&lt;&gt;&quot;&quot;;[.C38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86]&lt;&gt;&quot;&quot;;IF(AND([.B386]&lt;&gt;&quot;&quot;;[.C38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87]&lt;&gt;&quot;&quot;;IF(AND([.B387]&lt;&gt;&quot;&quot;;[.C38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88]&lt;&gt;&quot;&quot;;IF(AND([.B388]&lt;&gt;&quot;&quot;;[.C38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89]&lt;&gt;&quot;&quot;;IF(AND([.B389]&lt;&gt;&quot;&quot;;[.C38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90]&lt;&gt;&quot;&quot;;IF(AND([.B390]&lt;&gt;&quot;&quot;;[.C3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91]&lt;&gt;&quot;&quot;;IF(AND([.B391]&lt;&gt;&quot;&quot;;[.C391]&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92]&lt;&gt;&quot;&quot;;IF(AND([.B392]&lt;&gt;&quot;&quot;;[.C392]&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93]&lt;&gt;&quot;&quot;;IF(AND([.B393]&lt;&gt;&quot;&quot;;[.C39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94]&lt;&gt;&quot;&quot;;IF(AND([.B394]&lt;&gt;&quot;&quot;;[.C39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95]&lt;&gt;&quot;&quot;;IF(AND([.B395]&lt;&gt;&quot;&quot;;[.C395]&lt;&gt;&quot;&quot;);&quot;&quot;;&quot;ERR&quot;);&quot;&quot;)">
            <text:p/>
          </table:table-cell>
          <table:table-cell table:style-name="ce43" table:number-columns-repeated="20"/>
          <table:table-cell table:number-columns-repeated="39"/>
        </table:table-row>
        <table:table-row table:style-name="ro27" table:number-rows-repeated="399">
          <table:table-cell/>
          <table:table-cell table:style-name="ce165"/>
          <table:table-cell table:style-name="ce43"/>
          <table:table-cell table:style-name="ce297"/>
          <table:table-cell table:style-name="ce43"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office:forms form:automatic-focus="false" form:apply-design-mode="false"/>
        <table:shapes>
          <draw:frame draw:z-index="0" draw:style-name="gr29" draw:text-style-name="P10" svg:width="6.5in" svg:height="3.25in" svg:x="7.9508in" svg:y="6.2244in">
            <draw:text-box>
              <text:p><text:span text:style-name="T6">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6"/></text:p>
              <text:p><text:span text:style-name="T6">Nota: Las etiquetas de apertura y cierre a las que les falte un carácter crítico para su formación, como un signo de "mayor qué", o en las que falten las comillas de apertura o cierre en el valor de un atributo, no se consideran completas.</text:span></text:p>
              <text:p><text:span text:style-name="T6"/></text:p>
              <text:p><text:span text:style-name="T7"><text:a xlink:href="https://www.w3.org/TR/WCAG/#parsing" xlink:type="simple">https://www.w3.org/TR/WCAG/#parsing</text:a></text:span></text:p>
            </draw:text-box>
          </draw:frame>
          <draw:frame draw:z-index="1" draw:style-name="gr44" draw:text-style-name="P15" svg:width="6.5in" svg:height="1.9406in" svg:x="7.9508in" svg:y="19.4697in">
            <draw:text-box>
              <text:p text:style-name="P13"><text:span text:style-name="T14">En el contenido implementado utilizando lenguajes de marcado, los mensajes de estado se pueden determinar mediante roles o propiedades, de modo que se puedan presentar al usuario mediante tecnologías de asistencia sin recibir atención.</text:span></text:p>
              <text:p text:style-name="P13"><text:span text:style-name="T14"/></text:p>
              <text:p text:style-name="P13"><text:span text:style-name="T14"/></text:p>
              <text:p text:style-name="P13"><text:span text:style-name="T17"><text:a xlink:href="https://www.w3.org/TR/WCAG/#status-messages" xlink:type="simple">https://www.w3.org/TR/WCAG/#status-messages</text:a></text:span></text:p>
            </draw:text-box>
          </draw:frame>
          <draw:frame draw:z-index="2" draw:style-name="gr45" draw:text-style-name="P10" svg:width="6.5in" svg:height="4.3657in" svg:x="8in" svg:y="12.5705in">
            <draw:text-box>
              <text:p><text:span text:style-name="T18">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18"/></text:p>
              <text:p><text:span text:style-name="T18">Nota: Este criterio de conformidad se dirige principalmente a los autores web que desarrollan o programan sus propios</text:span><text:span text:style-name="T6"> componentes de interfaz de usuario. Por ejemplo, los controles estándar de HTML satisfacen automáticamente este criterio cuando se emplean de acuerdo con su especificación.</text:span></text:p>
              <text:p><text:span text:style-name="T6"/></text:p>
              <text:p><text:span text:style-name="T10"/></text:p>
              <text:p><text:span text:style-name="T7"><text:a xlink:href="https://www.w3.org/TR/WCAG/#name-role-value" xlink:type="simple">https://www.w3.org/TR/WCAG/#name-role-value</text:a></text:span></text:p>
            </draw:text-box>
          </draw:frame>
          <draw:frame draw:z-index="3" draw:name="Image 1" draw:style-name="gr13" draw:text-style-name="P7" svg:width="0.6791in" svg:height="0.7579in" svg:x="10.8626in" svg:y="5.4547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4" draw:name="Image 1" draw:style-name="gr13" draw:text-style-name="P7" svg:width="0.6791in" svg:height="0.7579in" svg:x="10.8209in" svg:y="11.75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draw:frame draw:z-index="5" draw:name="Image 1" draw:style-name="gr13" draw:text-style-name="P7" svg:width="0.6791in" svg:height="0.7579in" svg:x="10.7717in" svg:y="18.5547in">
            <draw:image xlink:href="Pictures/1000112B00000B0F00000B0F847FCFB5700C6F86.svg" xlink:type="simple" xlink:show="embed" xlink:actuate="onLoad" loext:mime-type="image/svg+xml">
              <text:p/>
            </draw:image>
            <draw:image xlink:href="Pictures/100002010000006B0000006BB88C1583500BCB62.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16"/>
          <table:table-cell table:style-name="ce43" table:number-columns-repeated="23"/>
          <table:table-cell table:number-columns-repeated="38"/>
        </table:table-row>
        <table:table-row table:style-name="ro2">
          <table:table-cell/>
          <table:table-cell table:style-name="ce17" office:value-type="string" calcext:value-type="string">
            <text:p>Informe de revisión de la accesibilidad</text:p>
          </table:table-cell>
          <table:table-cell/>
          <table:table-cell table:style-name="ce43" table:number-columns-repeated="2"/>
          <table:table-cell table:number-columns-repeated="10"/>
          <table:table-cell table:style-name="ce43" table:number-columns-repeated="11"/>
          <table:table-cell table:number-columns-repeated="38"/>
        </table:table-row>
        <table:table-row table:style-name="ro3">
          <table:table-cell/>
          <table:table-cell table:style-name="ce18" office:value-type="string" calcext:value-type="string">
            <text:p>Análisis de accesibilidad en profundidad de un sitio web</text:p>
          </table:table-cell>
          <table:table-cell/>
          <table:table-cell table:style-name="ce43" table:number-columns-repeated="2"/>
          <table:table-cell table:number-columns-repeated="20"/>
          <table:table-cell table:style-name="ce43"/>
          <table:table-cell table:number-columns-repeated="38"/>
        </table:table-row>
        <table:table-row table:style-name="ro3">
          <table:table-cell/>
          <table:table-cell table:style-name="ce176"/>
          <table:table-cell/>
          <table:table-cell table:style-name="ce43" table:number-columns-repeated="2"/>
          <table:table-cell table:number-columns-repeated="20"/>
          <table:table-cell table:style-name="ce43"/>
          <table:table-cell table:number-columns-repeated="38"/>
        </table:table-row>
        <table:table-row table:style-name="ro5">
          <table:table-cell/>
          <table:table-cell table:style-name="ce20" office:value-type="string" calcext:value-type="string">
            <text:p><text:s/>Revisión de la muestra</text:p>
          </table:table-cell>
          <table:table-cell table:style-name="ce20"/>
          <table:table-cell table:style-name="ce28" table:number-columns-repeated="10"/>
          <table:table-cell table:style-name="ce43" table:number-columns-repeated="2"/>
          <table:table-cell table:number-columns-repeated="49"/>
        </table:table-row>
        <table:table-row table:style-name="ro27">
          <table:table-cell/>
          <table:table-cell table:style-name="ce162" table:number-columns-repeated="12"/>
          <table:table-cell table:style-name="ce43" table:number-columns-repeated="2"/>
          <table:table-cell table:number-columns-repeated="49"/>
        </table:table-row>
        <table:table-row table:style-name="ro27">
          <table:table-cell table:style-name="ce43"/>
          <table:table-cell table:style-name="ce177"/>
          <table:table-cell table:style-name="ce43"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43"/>
          <table:table-cell table:style-name="ce297"/>
          <table:table-cell table:style-name="ce43"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43"/>
          <table:table-cell table:style-name="ce297"/>
          <table:table-cell table:style-name="ce43" table:number-columns-repeated="11"/>
          <table:table-cell table:number-columns-repeated="49"/>
        </table:table-row>
        <table:table-row table:style-name="ro37">
          <table:table-cell/>
          <table:table-cell table:style-name="ce177"/>
          <table:table-cell table:style-name="ce43"/>
          <table:table-cell table:style-name="ce297"/>
          <table:table-cell table:style-name="ce43"/>
          <table:table-cell table:number-columns-repeated="5"/>
          <table:table-cell table:style-name="ce43"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3"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3" table:number-columns-repeated="13"/>
          <table:table-cell table:number-columns-repeated="39"/>
        </table:table-row>
        <table:table-row table:style-name="ro27">
          <table:table-cell/>
          <table:table-cell table:style-name="ce126" table:number-columns-repeated="10"/>
          <table:table-cell table:style-name="ce43" table:number-columns-repeated="14"/>
          <table:table-cell table:number-columns-repeated="39"/>
        </table:table-row>
        <table:table-row table:style-name="ro27">
          <table:table-cell/>
          <table:table-cell table:style-name="ce165"/>
          <table:table-cell table:style-name="ce43"/>
          <table:table-cell table:style-name="ce297"/>
          <table:table-cell table:style-name="ce129"/>
          <table:table-cell table:number-columns-repeated="5"/>
          <table:table-cell table:style-name="ce43"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9" table:formula="of:=IF([.D19]&lt;&gt;&quot;&quot;;IF(AND([.B19]&lt;&gt;&quot;&quot;;[.C19]&lt;&gt;&quot;&quot;);&quot;&quot;;&quot;ERR&quot;);&quot;&quot;)">
            <text:p/>
          </table:table-cell>
          <table:table-cell table:style-name="ce340" table:number-matrix-columns-spanned="5" table:number-matrix-rows-spanned="1" table:formula="of:=TRANSPOSE([$'DATA - Oculta'.$U$9:$'DATA - Oculta'.$U$13])" office:value-type="string" office:string-value="N/T" calcext:value-type="string">
            <text:p>N/T</text:p>
          </table:table-cell>
          <table:table-cell table:style-name="ce341" office:value-type="string" office:string-value="N/D" calcext:value-type="string">
            <text:p>N/D</text:p>
          </table:table-cell>
          <table:table-cell table:style-name="ce343" office:value-type="string" office:string-value="N/A" calcext:value-type="string">
            <text:p>N/A</text:p>
          </table:table-cell>
          <table:table-cell table:style-name="ce344" office:value-type="string" office:string-value="Falla" calcext:value-type="string">
            <text:p>Falla</text:p>
          </table:table-cell>
          <table:table-cell table:style-name="ce345" office:value-type="string" office:string-value="Pasa" calcext:value-type="string">
            <text:p>Pasa</text:p>
          </table:table-cell>
          <table:table-cell table:style-name="ce157" office:value-type="string" calcext:value-type="string">
            <text:p>En blanco</text:p>
          </table:table-cell>
          <table:table-cell table:number-columns-repeated="12"/>
          <table:table-cell table:style-name="ce43"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3"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9" table:formula="of:=IF([.D21]&lt;&gt;&quot;&quot;;IF(AND([.B21]&lt;&gt;&quot;&quot;;[.C21]&lt;&gt;&quot;&quot;);&quot;&quot;;&quot;ERR&quot;);&quot;&quot;)">
            <text:p/>
          </table:table-cell>
          <table:table-cell table:style-name="ce43" table:number-columns-repeated="6"/>
          <table:table-cell table:number-columns-repeated="12"/>
          <table:table-cell table:style-name="ce43"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9" table:formula="of:=IF([.D22]&lt;&gt;&quot;&quot;;IF(AND([.B22]&lt;&gt;&quot;&quot;;[.C22]&lt;&gt;&quot;&quot;);&quot;&quot;;&quot;ERR&quot;);&quot;&quot;)">
            <text:p/>
          </table:table-cell>
          <table:table-cell table:style-name="ce43"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3"/>
          <table:table-cell table:number-columns-repeated="10"/>
          <table:table-cell table:style-name="ce43"/>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9" table:formula="of:=IF([.D23]&lt;&gt;&quot;&quot;;IF(AND([.B23]&lt;&gt;&quot;&quot;;[.C23]&lt;&gt;&quot;&quot;);&quot;&quot;;&quot;ERR&quot;);&quot;&quot;)">
            <text:p/>
          </table:table-cell>
          <table:table-cell table:style-name="ce145"/>
          <table:table-cell table:style-name="ce43" table:number-columns-repeated="4"/>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3.9508in" svg:y="5.4319in" draw:caption-point-x="1.1472in" draw:caption-point-y="-0.4059in">
              <dc:date>2020-04-22T00:00:00</dc:date>
              <text:p text:style-name="P3"><text:span text:style-name="T12">No tiene elementos sobre los que realizar la comprobación</text:span></text:p>
            </office:annotation>
            <text:p>No Aplica</text:p>
          </table:table-cell>
          <table:table-cell table:number-columns-repeated="11"/>
          <table:table-cell table:style-name="ce43"/>
          <table:table-cell table:number-columns-repeated="10"/>
          <table:table-cell table:style-name="ce43"/>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9" table:formula="of:=IF([.D24]&lt;&gt;&quot;&quot;;IF(AND([.B24]&lt;&gt;&quot;&quot;;[.C24]&lt;&gt;&quot;&quot;);&quot;&quot;;&quot;ERR&quot;);&quot;&quot;)">
            <text:p/>
          </table:table-cell>
          <table:table-cell table:style-name="ce43" table:number-columns-repeated="5"/>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3.9638in" svg:y="5.9335in" draw:caption-point-x="1.1343in" draw:caption-point-y="-0.7409in">
              <dc:date>2020-04-22T00:00:00</dc:date>
              <text:p text:style-name="P3"><text:span text:style-name="T12">Pendiente de revisión manual. La comprobación automática es correcta pero falta realizar comprobación manual</text:span></text:p>
            </office:annotation>
            <text:p>No Decide</text:p>
          </table:table-cell>
          <table:table-cell table:number-columns-repeated="11"/>
          <table:table-cell table:style-name="ce43"/>
          <table:table-cell table:number-columns-repeated="10"/>
          <table:table-cell table:style-name="ce43"/>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9" table:formula="of:=IF([.D25]&lt;&gt;&quot;&quot;;IF(AND([.B25]&lt;&gt;&quot;&quot;;[.C25]&lt;&gt;&quot;&quot;);&quot;&quot;;&quot;ERR&quot;);&quot;&quot;)">
            <text:p/>
          </table:table-cell>
          <table:table-cell table:style-name="ce43" table:number-columns-repeated="19"/>
          <table:table-cell table:number-columns-repeated="10"/>
          <table:table-cell table:style-name="ce43"/>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9" table:formula="of:=IF([.D26]&lt;&gt;&quot;&quot;;IF(AND([.B26]&lt;&gt;&quot;&quot;;[.C26]&lt;&gt;&quot;&quot;);&quot;&quot;;&quot;ERR&quot;);&quot;&quot;)">
            <text:p/>
          </table:table-cell>
          <table:table-cell table:style-name="ce43" table:number-columns-repeated="19"/>
          <table:table-cell table:number-columns-repeated="10"/>
          <table:table-cell table:style-name="ce43"/>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9" table:formula="of:=IF([.D27]&lt;&gt;&quot;&quot;;IF(AND([.B27]&lt;&gt;&quot;&quot;;[.C27]&lt;&gt;&quot;&quot;);&quot;&quot;;&quot;ERR&quot;);&quot;&quot;)">
            <text:p/>
          </table:table-cell>
          <table:table-cell table:style-name="ce43" table:number-columns-repeated="6"/>
          <table:table-cell/>
          <table:table-cell table:style-name="ce43"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9" table:formula="of:=IF([.D28]&lt;&gt;&quot;&quot;;IF(AND([.B28]&lt;&gt;&quot;&quot;;[.C28]&lt;&gt;&quot;&quot;);&quot;&quot;;&quot;ERR&quot;);&quot;&quot;)">
            <text:p/>
          </table:table-cell>
          <table:table-cell table:style-name="ce43" table:number-columns-repeated="6"/>
          <table:table-cell/>
          <table:table-cell table:style-name="ce43"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9" table:formula="of:=IF([.D29]&lt;&gt;&quot;&quot;;IF(AND([.B29]&lt;&gt;&quot;&quot;;[.C2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9" table:formula="of:=IF([.D30]&lt;&gt;&quot;&quot;;IF(AND([.B30]&lt;&gt;&quot;&quot;;[.C30]&lt;&gt;&quot;&quot;);&quot;&quot;;&quot;ERR&quot;);&quot;&quot;)">
            <text:p/>
          </table:table-cell>
          <table:table-cell table:style-name="ce43" table:number-columns-repeated="7"/>
          <table:table-cell table:style-name="ce159"/>
          <table:table-cell table:number-columns-repeated="4"/>
          <table:table-cell table:style-name="ce43"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9" table:formula="of:=IF([.D31]&lt;&gt;&quot;&quot;;IF(AND([.B31]&lt;&gt;&quot;&quot;;[.C31]&lt;&gt;&quot;&quot;);&quot;&quot;;&quot;ERR&quot;);&quot;&quot;)">
            <text:p/>
          </table:table-cell>
          <table:table-cell table:style-name="ce43" table:number-columns-repeated="7"/>
          <table:table-cell table:style-name="ce159"/>
          <table:table-cell table:style-name="ce43"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9" table:formula="of:=IF([.D32]&lt;&gt;&quot;&quot;;IF(AND([.B32]&lt;&gt;&quot;&quot;;[.C32]&lt;&gt;&quot;&quot;);&quot;&quot;;&quot;ERR&quot;);&quot;&quot;)">
            <text:p/>
          </table:table-cell>
          <table:table-cell table:style-name="ce43" table:number-columns-repeated="7"/>
          <table:table-cell table:style-name="ce159"/>
          <table:table-cell table:style-name="ce43"/>
          <table:table-cell table:number-columns-repeated="2"/>
          <table:table-cell table:style-name="ce43"/>
          <table:table-cell table:style-name="ce159" table:number-columns-repeated="2"/>
          <table:table-cell table:style-name="ce43"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9" table:formula="of:=IF([.D33]&lt;&gt;&quot;&quot;;IF(AND([.B33]&lt;&gt;&quot;&quot;;[.C3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9" table:formula="of:=IF([.D34]&lt;&gt;&quot;&quot;;IF(AND([.B34]&lt;&gt;&quot;&quot;;[.C3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9" table:formula="of:=IF([.D35]&lt;&gt;&quot;&quot;;IF(AND([.B35]&lt;&gt;&quot;&quot;;[.C3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9" table:formula="of:=IF([.D36]&lt;&gt;&quot;&quot;;IF(AND([.B36]&lt;&gt;&quot;&quot;;[.C3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9" table:formula="of:=IF([.D37]&lt;&gt;&quot;&quot;;IF(AND([.B37]&lt;&gt;&quot;&quot;;[.C3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9" table:formula="of:=IF([.D38]&lt;&gt;&quot;&quot;;IF(AND([.B38]&lt;&gt;&quot;&quot;;[.C3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9" table:formula="of:=IF([.D39]&lt;&gt;&quot;&quot;;IF(AND([.B39]&lt;&gt;&quot;&quot;;[.C3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9" table:formula="of:=IF([.D40]&lt;&gt;&quot;&quot;;IF(AND([.B40]&lt;&gt;&quot;&quot;;[.C4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9" table:formula="of:=IF([.D41]&lt;&gt;&quot;&quot;;IF(AND([.B41]&lt;&gt;&quot;&quot;;[.C4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9" table:formula="of:=IF([.D42]&lt;&gt;&quot;&quot;;IF(AND([.B42]&lt;&gt;&quot;&quot;;[.C4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9" table:formula="of:=IF([.D43]&lt;&gt;&quot;&quot;;IF(AND([.B43]&lt;&gt;&quot;&quot;;[.C4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9" table:formula="of:=IF([.D44]&lt;&gt;&quot;&quot;;IF(AND([.B44]&lt;&gt;&quot;&quot;;[.C4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9" table:formula="of:=IF([.D45]&lt;&gt;&quot;&quot;;IF(AND([.B45]&lt;&gt;&quot;&quot;;[.C4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9" table:formula="of:=IF([.D46]&lt;&gt;&quot;&quot;;IF(AND([.B46]&lt;&gt;&quot;&quot;;[.C4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9" table:formula="of:=IF([.D47]&lt;&gt;&quot;&quot;;IF(AND([.B47]&lt;&gt;&quot;&quot;;[.C4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9" table:formula="of:=IF([.D48]&lt;&gt;&quot;&quot;;IF(AND([.B48]&lt;&gt;&quot;&quot;;[.C4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9" table:formula="of:=IF([.D49]&lt;&gt;&quot;&quot;;IF(AND([.B49]&lt;&gt;&quot;&quot;;[.C4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9" table:formula="of:=IF([.D50]&lt;&gt;&quot;&quot;;IF(AND([.B50]&lt;&gt;&quot;&quot;;[.C5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9" table:formula="of:=IF([.D51]&lt;&gt;&quot;&quot;;IF(AND([.B51]&lt;&gt;&quot;&quot;;[.C5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9" table:formula="of:=IF([.D52]&lt;&gt;&quot;&quot;;IF(AND([.B52]&lt;&gt;&quot;&quot;;[.C5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9" table:formula="of:=IF([.D53]&lt;&gt;&quot;&quot;;IF(AND([.B53]&lt;&gt;&quot;&quot;;[.C53]&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9" table:formula="of:=IF([.D57]&lt;&gt;&quot;&quot;;IF(AND([.B57]&lt;&gt;&quot;&quot;;[.C57]&lt;&gt;&quot;&quot;);&quot;&quot;;&quot;ERR&quot;);&quot;&quot;)">
            <text:p/>
          </table:table-cell>
          <table:table-cell table:style-name="ce340" table:number-matrix-columns-spanned="5" table:number-matrix-rows-spanned="1" table:formula="of:=TRANSPOSE([$'DATA - Oculta'.$U$9:$'DATA - Oculta'.$U$13])" office:value-type="string" office:string-value="N/T" calcext:value-type="string">
            <text:p>N/T</text:p>
          </table:table-cell>
          <table:table-cell table:style-name="ce341" office:value-type="string" office:string-value="N/D" calcext:value-type="string">
            <text:p>N/D</text:p>
          </table:table-cell>
          <table:table-cell table:style-name="ce343" office:value-type="string" office:string-value="N/A" calcext:value-type="string">
            <text:p>N/A</text:p>
          </table:table-cell>
          <table:table-cell table:style-name="ce344" office:value-type="string" office:string-value="Falla" calcext:value-type="string">
            <text:p>Falla</text:p>
          </table:table-cell>
          <table:table-cell table:style-name="ce345"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9" table:formula="of:=IF([.D59]&lt;&gt;&quot;&quot;;IF(AND([.B59]&lt;&gt;&quot;&quot;;[.C5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9" table:formula="of:=IF([.D60]&lt;&gt;&quot;&quot;;IF(AND([.B60]&lt;&gt;&quot;&quot;;[.C60]&lt;&gt;&quot;&quot;);&quot;&quot;;&quot;ERR&quot;);&quot;&quot;)">
            <text:p/>
          </table:table-cell>
          <table:table-cell/>
          <table:table-cell table:style-name="ce43" table:number-columns-repeated="6"/>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9" table:formula="of:=IF([.D61]&lt;&gt;&quot;&quot;;IF(AND([.B61]&lt;&gt;&quot;&quot;;[.C61]&lt;&gt;&quot;&quot;);&quot;&quot;;&quot;ERR&quot;);&quot;&quot;)">
            <text:p/>
          </table:table-cell>
          <table:table-cell/>
          <table:table-cell table:style-name="ce43" table:number-columns-repeated="6"/>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9" table:formula="of:=IF([.D62]&lt;&gt;&quot;&quot;;IF(AND([.B62]&lt;&gt;&quot;&quot;;[.C62]&lt;&gt;&quot;&quot;);&quot;&quot;;&quot;ERR&quot;);&quot;&quot;)">
            <text:p/>
          </table:table-cell>
          <table:table-cell/>
          <table:table-cell table:style-name="ce43" table:number-columns-repeated="6"/>
          <table:table-cell table:number-columns-repeated="2"/>
          <table:table-cell table:style-name="ce43"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9" table:formula="of:=IF([.D63]&lt;&gt;&quot;&quot;;IF(AND([.B63]&lt;&gt;&quot;&quot;;[.C6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9" table:formula="of:=IF([.D64]&lt;&gt;&quot;&quot;;IF(AND([.B64]&lt;&gt;&quot;&quot;;[.C6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9" table:formula="of:=IF([.D65]&lt;&gt;&quot;&quot;;IF(AND([.B65]&lt;&gt;&quot;&quot;;[.C6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9" table:formula="of:=IF([.D66]&lt;&gt;&quot;&quot;;IF(AND([.B66]&lt;&gt;&quot;&quot;;[.C6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9" table:formula="of:=IF([.D67]&lt;&gt;&quot;&quot;;IF(AND([.B67]&lt;&gt;&quot;&quot;;[.C67]&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9" table:formula="of:=IF([.D68]&lt;&gt;&quot;&quot;;IF(AND([.B68]&lt;&gt;&quot;&quot;;[.C6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9" table:formula="of:=IF([.D69]&lt;&gt;&quot;&quot;;IF(AND([.B69]&lt;&gt;&quot;&quot;;[.C6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9" table:formula="of:=IF([.D70]&lt;&gt;&quot;&quot;;IF(AND([.B70]&lt;&gt;&quot;&quot;;[.C7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9" table:formula="of:=IF([.D71]&lt;&gt;&quot;&quot;;IF(AND([.B71]&lt;&gt;&quot;&quot;;[.C7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9" table:formula="of:=IF([.D72]&lt;&gt;&quot;&quot;;IF(AND([.B72]&lt;&gt;&quot;&quot;;[.C7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9" table:formula="of:=IF([.D73]&lt;&gt;&quot;&quot;;IF(AND([.B73]&lt;&gt;&quot;&quot;;[.C7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9" table:formula="of:=IF([.D74]&lt;&gt;&quot;&quot;;IF(AND([.B74]&lt;&gt;&quot;&quot;;[.C7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9" table:formula="of:=IF([.D75]&lt;&gt;&quot;&quot;;IF(AND([.B75]&lt;&gt;&quot;&quot;;[.C7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9" table:formula="of:=IF([.D76]&lt;&gt;&quot;&quot;;IF(AND([.B76]&lt;&gt;&quot;&quot;;[.C7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9" table:formula="of:=IF([.D77]&lt;&gt;&quot;&quot;;IF(AND([.B77]&lt;&gt;&quot;&quot;;[.C7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9" table:formula="of:=IF([.D78]&lt;&gt;&quot;&quot;;IF(AND([.B78]&lt;&gt;&quot;&quot;;[.C7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9" table:formula="of:=IF([.D79]&lt;&gt;&quot;&quot;;IF(AND([.B79]&lt;&gt;&quot;&quot;;[.C7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9" table:formula="of:=IF([.D80]&lt;&gt;&quot;&quot;;IF(AND([.B80]&lt;&gt;&quot;&quot;;[.C8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9" table:formula="of:=IF([.D81]&lt;&gt;&quot;&quot;;IF(AND([.B81]&lt;&gt;&quot;&quot;;[.C8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9" table:formula="of:=IF([.D82]&lt;&gt;&quot;&quot;;IF(AND([.B82]&lt;&gt;&quot;&quot;;[.C8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9" table:formula="of:=IF([.D83]&lt;&gt;&quot;&quot;;IF(AND([.B83]&lt;&gt;&quot;&quot;;[.C8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9" table:formula="of:=IF([.D84]&lt;&gt;&quot;&quot;;IF(AND([.B84]&lt;&gt;&quot;&quot;;[.C84]&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9" table:formula="of:=IF([.D85]&lt;&gt;&quot;&quot;;IF(AND([.B85]&lt;&gt;&quot;&quot;;[.C85]&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9" table:formula="of:=IF([.D86]&lt;&gt;&quot;&quot;;IF(AND([.B86]&lt;&gt;&quot;&quot;;[.C86]&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9" table:formula="of:=IF([.D87]&lt;&gt;&quot;&quot;;IF(AND([.B87]&lt;&gt;&quot;&quot;;[.C8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9" table:formula="of:=IF([.D88]&lt;&gt;&quot;&quot;;IF(AND([.B88]&lt;&gt;&quot;&quot;;[.C8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9" table:formula="of:=IF([.D89]&lt;&gt;&quot;&quot;;IF(AND([.B89]&lt;&gt;&quot;&quot;;[.C89]&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9" table:formula="of:=IF([.D90]&lt;&gt;&quot;&quot;;IF(AND([.B90]&lt;&gt;&quot;&quot;;[.C90]&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9" table:formula="of:=IF([.D91]&lt;&gt;&quot;&quot;;IF(AND([.B91]&lt;&gt;&quot;&quot;;[.C91]&lt;&gt;&quot;&quot;);&quot;&quot;;&quot;ERR&quot;);&quot;&quot;)">
            <text:p/>
          </table:table-cell>
          <table:table-cell table:style-name="ce43" table:number-columns-repeated="20"/>
          <table:table-cell table:number-columns-repeated="39"/>
        </table:table-row>
        <table:table-row table:style-name="ro27">
          <table:table-cell/>
          <table:table-cell table:style-name="ce165"/>
          <table:table-cell table:style-name="ce43"/>
          <table:table-cell table:style-name="ce297"/>
          <table:table-cell table:style-name="ce43" table:number-columns-repeated="21"/>
          <table:table-cell table:number-columns-repeated="39"/>
        </table:table-row>
        <table:table-row table:style-name="ro27">
          <table:table-cell/>
          <table:table-cell table:style-name="ce165"/>
          <table:table-cell table:style-name="ce43"/>
          <table:table-cell table:style-name="ce297"/>
          <table:table-cell table:style-name="ce129"/>
          <table:table-cell table:style-name="ce43"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3"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9" table:formula="of:=IF([.D95]&lt;&gt;&quot;&quot;;IF(AND([.B95]&lt;&gt;&quot;&quot;;[.C95]&lt;&gt;&quot;&quot;);&quot;&quot;;&quot;ERR&quot;);&quot;&quot;)">
            <text:p/>
          </table:table-cell>
          <table:table-cell table:style-name="ce340" table:number-matrix-columns-spanned="5" table:number-matrix-rows-spanned="1" table:formula="of:=TRANSPOSE([$'DATA - Oculta'.$U$9:$'DATA - Oculta'.$U$13])" office:value-type="string" office:string-value="N/T" calcext:value-type="string">
            <text:p>N/T</text:p>
          </table:table-cell>
          <table:table-cell table:style-name="ce341" office:value-type="string" office:string-value="N/D" calcext:value-type="string">
            <text:p>N/D</text:p>
          </table:table-cell>
          <table:table-cell table:style-name="ce343" office:value-type="string" office:string-value="N/A" calcext:value-type="string">
            <text:p>N/A</text:p>
          </table:table-cell>
          <table:table-cell table:style-name="ce344" office:value-type="string" office:string-value="Falla" calcext:value-type="string">
            <text:p>Falla</text:p>
          </table:table-cell>
          <table:table-cell table:style-name="ce345" office:value-type="string" office:string-value="Pasa" calcext:value-type="string">
            <text:p>Pasa</text:p>
          </table:table-cell>
          <table:table-cell table:style-name="ce157" office:value-type="string" calcext:value-type="string">
            <text:p>En blanco</text:p>
          </table:table-cell>
          <table:table-cell table:style-name="ce43"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3"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9" table:formula="of:=IF([.D97]&lt;&gt;&quot;&quot;;IF(AND([.B97]&lt;&gt;&quot;&quot;;[.C97]&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9" table:formula="of:=IF([.D98]&lt;&gt;&quot;&quot;;IF(AND([.B98]&lt;&gt;&quot;&quot;;[.C98]&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9" table:formula="of:=IF([.D99]&lt;&gt;&quot;&quot;;IF(AND([.B99]&lt;&gt;&quot;&quot;;[.C99]&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9" table:formula="of:=IF([.D100]&lt;&gt;&quot;&quot;;IF(AND([.B100]&lt;&gt;&quot;&quot;;[.C100]&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9" table:formula="of:=IF([.D101]&lt;&gt;&quot;&quot;;IF(AND([.B101]&lt;&gt;&quot;&quot;;[.C10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9" table:formula="of:=IF([.D102]&lt;&gt;&quot;&quot;;IF(AND([.B102]&lt;&gt;&quot;&quot;;[.C102]&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9" table:formula="of:=IF([.D103]&lt;&gt;&quot;&quot;;IF(AND([.B103]&lt;&gt;&quot;&quot;;[.C103]&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9" table:formula="of:=IF([.D104]&lt;&gt;&quot;&quot;;IF(AND([.B104]&lt;&gt;&quot;&quot;;[.C104]&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9" table:formula="of:=IF([.D105]&lt;&gt;&quot;&quot;;IF(AND([.B105]&lt;&gt;&quot;&quot;;[.C105]&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9" table:formula="of:=IF([.D106]&lt;&gt;&quot;&quot;;IF(AND([.B106]&lt;&gt;&quot;&quot;;[.C106]&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9" table:formula="of:=IF([.D107]&lt;&gt;&quot;&quot;;IF(AND([.B107]&lt;&gt;&quot;&quot;;[.C10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9" table:formula="of:=IF([.D108]&lt;&gt;&quot;&quot;;IF(AND([.B108]&lt;&gt;&quot;&quot;;[.C108]&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9" table:formula="of:=IF([.D109]&lt;&gt;&quot;&quot;;IF(AND([.B109]&lt;&gt;&quot;&quot;;[.C109]&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9" table:formula="of:=IF([.D110]&lt;&gt;&quot;&quot;;IF(AND([.B110]&lt;&gt;&quot;&quot;;[.C110]&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9" table:formula="of:=IF([.D111]&lt;&gt;&quot;&quot;;IF(AND([.B111]&lt;&gt;&quot;&quot;;[.C111]&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9" table:formula="of:=IF([.D112]&lt;&gt;&quot;&quot;;IF(AND([.B112]&lt;&gt;&quot;&quot;;[.C112]&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9" table:formula="of:=IF([.D113]&lt;&gt;&quot;&quot;;IF(AND([.B113]&lt;&gt;&quot;&quot;;[.C113]&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9" table:formula="of:=IF([.D114]&lt;&gt;&quot;&quot;;IF(AND([.B114]&lt;&gt;&quot;&quot;;[.C114]&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9" table:formula="of:=IF([.D115]&lt;&gt;&quot;&quot;;IF(AND([.B115]&lt;&gt;&quot;&quot;;[.C115]&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9" table:formula="of:=IF([.D116]&lt;&gt;&quot;&quot;;IF(AND([.B116]&lt;&gt;&quot;&quot;;[.C116]&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9" table:formula="of:=IF([.D117]&lt;&gt;&quot;&quot;;IF(AND([.B117]&lt;&gt;&quot;&quot;;[.C117]&lt;&gt;&quot;&quot;);&quot;&quot;;&quot;ERR&quot;);&quot;&quot;)">
            <text:p/>
          </table:table-cell>
          <table:table-cell table:style-name="ce43" table:number-columns-repeated="7"/>
          <table:table-cell table:number-columns-repeated="4"/>
          <table:table-cell table:style-name="ce43"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9" table:formula="of:=IF([.D118]&lt;&gt;&quot;&quot;;IF(AND([.B118]&lt;&gt;&quot;&quot;;[.C118]&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9" table:formula="of:=IF([.D119]&lt;&gt;&quot;&quot;;IF(AND([.B119]&lt;&gt;&quot;&quot;;[.C119]&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9" table:formula="of:=IF([.D120]&lt;&gt;&quot;&quot;;IF(AND([.B120]&lt;&gt;&quot;&quot;;[.C120]&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9" table:formula="of:=IF([.D121]&lt;&gt;&quot;&quot;;IF(AND([.B121]&lt;&gt;&quot;&quot;;[.C121]&lt;&gt;&quot;&quot;);&quot;&quot;;&quot;ERR&quot;);&quot;&quot;)">
            <text:p/>
          </table:table-cell>
          <table:table-cell table:style-name="ce43"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9" table:formula="of:=IF([.D122]&lt;&gt;&quot;&quot;;IF(AND([.B122]&lt;&gt;&quot;&quot;;[.C122]&lt;&gt;&quot;&quot;);&quot;&quot;;&quot;ERR&quot;);&quot;&quot;)">
            <text:p/>
          </table:table-cell>
          <table:table-cell/>
          <table:table-cell table:style-name="ce43"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9" table:formula="of:=IF([.D123]&lt;&gt;&quot;&quot;;IF(AND([.B123]&lt;&gt;&quot;&quot;;[.C123]&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9" table:formula="of:=IF([.D124]&lt;&gt;&quot;&quot;;IF(AND([.B124]&lt;&gt;&quot;&quot;;[.C124]&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9" table:formula="of:=IF([.D125]&lt;&gt;&quot;&quot;;IF(AND([.B125]&lt;&gt;&quot;&quot;;[.C125]&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9" table:formula="of:=IF([.D126]&lt;&gt;&quot;&quot;;IF(AND([.B126]&lt;&gt;&quot;&quot;;[.C126]&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9" table:formula="of:=IF([.D127]&lt;&gt;&quot;&quot;;IF(AND([.B127]&lt;&gt;&quot;&quot;;[.C127]&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9" table:formula="of:=IF([.D128]&lt;&gt;&quot;&quot;;IF(AND([.B128]&lt;&gt;&quot;&quot;;[.C128]&lt;&gt;&quot;&quot;);&quot;&quot;;&quot;ERR&quot;);&quot;&quot;)">
            <text:p/>
          </table:table-cell>
          <table:table-cell table:style-name="ce146"/>
          <table:table-cell table:style-name="ce43"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9" table:formula="of:=IF([.D129]&lt;&gt;&quot;&quot;;IF(AND([.B129]&lt;&gt;&quot;&quot;;[.C129]&lt;&gt;&quot;&quot;);&quot;&quot;;&quot;ERR&quot;);&quot;&quot;)">
            <text:p/>
          </table:table-cell>
          <table:table-cell table:style-name="ce43"/>
          <table:table-cell table:style-name="ce208"/>
          <table:table-cell table:style-name="ce43" table:number-columns-repeated="18"/>
          <table:table-cell table:number-columns-repeated="39"/>
        </table:table-row>
        <table:table-row table:style-name="ro27" table:number-rows-repeated="396">
          <table:table-cell/>
          <table:table-cell table:style-name="ce165"/>
          <table:table-cell table:style-name="ce43"/>
          <table:table-cell table:style-name="ce297"/>
          <table:table-cell table:style-name="ce43"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15"/>
          <table:table-cell table:style-name="ce16"/>
          <table:table-cell table:style-name="ce43" table:number-columns-repeated="24"/>
          <table:table-cell table:number-columns-repeated="38"/>
        </table:table-row>
        <table:table-row table:style-name="ro40">
          <table:table-cell table:style-name="ce15"/>
          <table:table-cell table:style-name="ce17" office:value-type="string" calcext:value-type="string">
            <text:p>Informe de revisión de la accesibilidad</text:p>
          </table:table-cell>
          <table:table-cell table:style-name="ce43" table:number-columns-repeated="24"/>
          <table:table-cell table:number-columns-repeated="38"/>
        </table:table-row>
        <table:table-row table:style-name="ro41">
          <table:table-cell table:style-name="ce15"/>
          <table:table-cell table:style-name="ce18" office:value-type="string" calcext:value-type="string">
            <text:p>Análisis de accesibilidad en profundidad de un sitio web</text:p>
          </table:table-cell>
          <table:table-cell table:style-name="ce43" table:number-columns-repeated="24"/>
          <table:table-cell table:number-columns-repeated="38"/>
        </table:table-row>
        <table:table-row table:style-name="ro41">
          <table:table-cell table:style-name="ce15"/>
          <table:table-cell table:style-name="ce161"/>
          <table:table-cell table:style-name="ce43"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20"/>
          <table:table-cell table:style-name="ce28" table:number-columns-repeated="30"/>
          <table:table-cell table:style-name="ce32" table:number-columns-repeated="31"/>
        </table:table-row>
        <table:table-row table:style-name="ro55">
          <table:table-cell table:style-name="ce31" table:number-columns-repeated="9"/>
          <table:table-cell table:style-name="ce235" office:value-type="string" calcext:value-type="string" table:number-columns-spanned="3" table:number-rows-spanned="1">
            <text:p>EVALUADO</text:p>
          </table:table-cell>
          <table:covered-table-cell table:number-columns-repeated="2" table:style-name="ce31"/>
          <table:table-cell table:style-name="ce31"/>
          <table:table-cell table:style-name="ce235" office:value-type="string" calcext:value-type="string" table:number-columns-spanned="3" table:number-rows-spanned="1">
            <text:p>PENDIENTE DE EVALUAR</text:p>
          </table:table-cell>
          <table:covered-table-cell table:number-columns-repeated="2" table:style-name="ce31"/>
          <table:table-cell table:style-name="ce31" table:number-columns-repeated="10"/>
          <table:table-cell table:style-name="ce32"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31" table:number-columns-repeated="7"/>
          <table:table-cell table:style-name="ce32" table:number-columns-repeated="38"/>
        </table:table-row>
        <table:table-row table:style-name="ro55">
          <table:table-cell/>
          <table:table-cell table:style-name="ce349" office:value-type="string" calcext:value-type="string" table:number-columns-spanned="2" table:number-rows-spanned="1">
            <text:p>A</text:p>
          </table:table-cell>
          <table:covered-table-cell table:style-name="ce349"/>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31" table:number-columns-repeated="7"/>
          <table:table-cell table:style-name="ce32" table:number-columns-repeated="38"/>
        </table:table-row>
        <table:table-row table:style-name="ro55">
          <table:table-cell/>
          <table:table-cell table:style-name="ce349" office:value-type="string" calcext:value-type="string" table:number-columns-spanned="2" table:number-rows-spanned="1">
            <text:p>AA</text:p>
          </table:table-cell>
          <table:covered-table-cell table:style-name="ce349"/>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31" table:number-columns-repeated="7"/>
          <table:table-cell table:style-name="ce32" table:number-columns-repeated="38"/>
        </table:table-row>
        <table:table-row table:style-name="ro55">
          <table:table-cell/>
          <table:table-cell table:style-name="ce349" office:value-type="string" calcext:value-type="string" table:number-columns-spanned="2" table:number-rows-spanned="1">
            <text:p>TOTAL</text:p>
          </table:table-cell>
          <table:covered-table-cell table:style-name="ce349"/>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31" table:number-columns-repeated="7"/>
          <table:table-cell table:style-name="ce32"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31" table:number-columns-repeated="7"/>
          <table:table-cell table:style-name="ce32"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32"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2]);&quot;&quot;;[$'P1.Perceptible'.D742])">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3]);&quot;&quot;;[$'P1.Perceptible'.D743])">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4]);&quot;&quot;;[$'P1.Perceptible'.D744])">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5]);&quot;&quot;;[$'P1.Perceptible'.D745])">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6]);&quot;&quot;;[$'P1.Perceptible'.D746])">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7]);&quot;&quot;;[$'P1.Perceptible'.D747])">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8]);&quot;&quot;;[$'P1.Perceptible'.D748])">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9]);&quot;&quot;;[$'P1.Perceptible'.D749])">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50]);&quot;&quot;;[$'P1.Perceptible'.D750])">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1]);&quot;&quot;;[$'P1.Perceptible'.D751])">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2]);&quot;&quot;;[$'P1.Perceptible'.D752])">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3]);&quot;&quot;;[$'P1.Perceptible'.D753])">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4]);&quot;&quot;;[$'P1.Perceptible'.D754])">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5]);&quot;&quot;;[$'P1.Perceptible'.D755])">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6]);&quot;&quot;;[$'P1.Perceptible'.D756])">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7]);&quot;&quot;;[$'P1.Perceptible'.D757])">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8]);&quot;&quot;;[$'P1.Perceptible'.D758])">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9]);&quot;&quot;;[$'P1.Perceptible'.D759])">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60]);&quot;&quot;;[$'P1.Perceptible'.D760])">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1]);&quot;&quot;;[$'P1.Perceptible'.D761])">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2]);&quot;&quot;;[$'P1.Perceptible'.D762])">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3]);&quot;&quot;;[$'P1.Perceptible'.D763])">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4]);&quot;&quot;;[$'P1.Perceptible'.D764])">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5]);&quot;&quot;;[$'P1.Perceptible'.D765])">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6]);&quot;&quot;;[$'P1.Perceptible'.D766])">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7]);&quot;&quot;;[$'P1.Perceptible'.D767])">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8]);&quot;&quot;;[$'P1.Perceptible'.D768])">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9]);&quot;&quot;;[$'P1.Perceptible'.D769])">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70]);&quot;&quot;;[$'P1.Perceptible'.D770])">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1]);&quot;&quot;;[$'P1.Perceptible'.D771])">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2]);&quot;&quot;;[$'P1.Perceptible'.D772])">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3]);&quot;&quot;;[$'P1.Perceptible'.D773])">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4]);&quot;&quot;;[$'P1.Perceptible'.D774])">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5]);&quot;&quot;;[$'P1.Perceptible'.D775])">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6]);&quot;&quot;;[$'P1.Perceptible'.D776])">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2:$'P1.Perceptible'.$E776];&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14"/>
        <table:table-column table:style-name="co83" table:default-cell-style-name="ce414"/>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15" office:value-type="string" calcext:value-type="string">
            <text:p>Ambito geográfico</text:p>
          </table:table-cell>
          <table:table-cell/>
          <table:table-cell table:style-name="ce415" office:value-type="string" calcext:value-type="string">
            <text:p>Ambito temático</text:p>
          </table:table-cell>
          <table:table-cell/>
          <table:table-cell table:style-name="ce415" office:value-type="string" calcext:value-type="string">
            <text:p>Tipo de evaluación</text:p>
          </table:table-cell>
          <table:table-cell/>
          <table:table-cell table:style-name="ce415" office:value-type="string" calcext:value-type="string">
            <text:p>Nivel compliance</text:p>
          </table:table-cell>
          <table:table-cell/>
          <table:table-cell table:style-name="ce415" office:value-type="string" calcext:value-type="string">
            <text:p>V/F</text:p>
          </table:table-cell>
          <table:table-cell/>
          <table:table-cell table:style-name="ce415" office:value-type="string" calcext:value-type="string">
            <text:p>V/F</text:p>
          </table:table-cell>
          <table:table-cell/>
          <table:table-cell table:style-name="ce415" office:value-type="string" calcext:value-type="string">
            <text:p>Tipos de página</text:p>
          </table:table-cell>
          <table:table-cell/>
          <table:table-cell table:style-name="ce415" office:value-type="string" calcext:value-type="string">
            <text:p>Tipo de sitio</text:p>
          </table:table-cell>
          <table:table-cell/>
          <table:table-cell table:style-name="ce415" office:value-type="string" calcext:value-type="string">
            <text:p>Tipo de sitio web</text:p>
          </table:table-cell>
          <table:table-cell/>
          <table:table-cell table:style-name="ce415"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3" office:value-type="string" calcext:value-type="string">
            <text:p>AGE</text:p>
          </table:table-cell>
          <table:table-cell/>
          <table:table-cell table:style-name="ce173"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7" office:value-type="string" calcext:value-type="string">
            <text:p>N/T</text:p>
          </table:table-cell>
          <table:table-cell table:style-name="ce297" office:value-type="string" calcext:value-type="string">
            <text:p>NT</text:p>
          </table:table-cell>
        </table:table-row>
        <table:table-row table:style-name="ro54">
          <table:table-cell/>
          <table:table-cell table:style-name="Default"/>
          <table:table-cell table:style-name="ce43" office:value-type="string" calcext:value-type="string">
            <text:p>CCAA</text:p>
          </table:table-cell>
          <table:table-cell/>
          <table:table-cell table:style-name="ce173"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7" office:value-type="string" calcext:value-type="string">
            <text:p>N/D</text:p>
          </table:table-cell>
        </table:table-row>
        <table:table-row table:style-name="ro54">
          <table:table-cell/>
          <table:table-cell table:style-name="Default"/>
          <table:table-cell table:style-name="ce43" office:value-type="string" calcext:value-type="string">
            <text:p>EELL</text:p>
          </table:table-cell>
          <table:table-cell/>
          <table:table-cell table:style-name="ce173"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7" office:value-type="string" calcext:value-type="string">
            <text:p>N/A</text:p>
          </table:table-cell>
        </table:table-row>
        <table:table-row table:style-name="ro54">
          <table:table-cell/>
          <table:table-cell table:style-name="Default"/>
          <table:table-cell table:style-name="ce43" office:value-type="string" calcext:value-type="string">
            <text:p>Otros</text:p>
          </table:table-cell>
          <table:table-cell/>
          <table:table-cell table:style-name="ce173"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7" office:value-type="string" calcext:value-type="string">
            <text:p>Falla</text:p>
          </table:table-cell>
        </table:table-row>
        <table:table-row table:style-name="ro54">
          <table:table-cell/>
          <table:table-cell table:style-name="Default" table:number-columns-repeated="2"/>
          <table:table-cell/>
          <table:table-cell table:style-name="ce173"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7" office:value-type="string" calcext:value-type="string">
            <text:p>Pasa</text:p>
          </table:table-cell>
        </table:table-row>
        <table:table-row table:style-name="ro6">
          <table:table-cell/>
          <table:table-cell table:style-name="Default" table:number-columns-repeated="2"/>
          <table:table-cell/>
          <table:table-cell table:style-name="ce173"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173"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173"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173"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19"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174"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1"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12" office:value-type="string" calcext:value-type="string">
            <text:p>Porcentaje fallos por criterio para OK</text:p>
          </table:table-cell>
          <table:table-cell table:style-name="ce416" office:value-type="percentage" office:value="0.1" calcext:value-type="percentage">
            <text:p>10.00 %</text:p>
          </table:table-cell>
          <table:table-cell table:number-columns-repeated="19"/>
        </table:table-row>
        <table:table-row table:style-name="ro7">
          <table:table-cell/>
          <table:table-cell table:style-name="ce412" office:value-type="string" calcext:value-type="string">
            <text:p>Límite para Situación Cumplimiento = No Conforme</text:p>
          </table:table-cell>
          <table:table-cell table:style-name="ce416" office:value-type="percentage" office:value="0.5" calcext:value-type="percentage">
            <text:p>50.00 %</text:p>
          </table:table-cell>
          <table:table-cell table:number-columns-repeated="19"/>
        </table:table-row>
        <table:table-row table:style-name="ro7">
          <table:table-cell/>
          <table:table-cell table:style-name="ce412" office:value-type="string" calcext:value-type="string">
            <text:p>Límite para Situación Cumplimiento = Plenamente Conforme</text:p>
          </table:table-cell>
          <table:table-cell table:style-name="ce416"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17" table:number-columns-repeated="2"/>
          <table:table-cell table:number-columns-repeated="18"/>
        </table:table-row>
        <table:table-row table:style-name="ro54">
          <table:table-cell/>
          <table:table-cell table:style-name="ce413" office:value-type="string" calcext:value-type="string">
            <text:p>CÁLCULOS INTERMEDIOS</text:p>
          </table:table-cell>
          <table:table-cell table:style-name="ce418" table:number-columns-repeated="2"/>
          <table:table-cell table:number-columns-repeated="18"/>
        </table:table-row>
        <table:table-row table:style-name="ro54">
          <table:table-cell table:number-columns-repeated="2"/>
          <table:table-cell table:style-name="ce418"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14"/>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14"/>
          <table:table-cell table:number-columns-repeated="18"/>
        </table:table-row>
        <table:table-row table:style-name="ro54" table:number-rows-repeated="6">
          <table:table-cell table:number-columns-repeated="3"/>
          <table:table-cell table:style-name="ce414"/>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6" draw:text-style-name="P4" svg:width="6.5287in" svg:height="6.6319in" svg:x="2.9028in" svg:y="0in" draw:caption-point-x="-0.2402in" draw:caption-point-y="0.1815in">
              <dc:date>2019-03-04T00:00:00</dc:date>
              <text:p text:style-name="P3"><text:span text:style-name="T11">Todo contenido no textual que se presenta al usuario tiene una alternativa </text:span><text:span text:style-name="T11">textual que cumple el mismo propósito, excepto en las situaciones </text:span><text:span text:style-name="T11">enumeradas a continuación.</text:span></text:p>
              <text:p text:style-name="P3"><text:span text:style-name="T11">All non-text content that is presented to the user has a text alternative that </text:span><text:span text:style-name="T11">serves the equivalent purpose, except for the situations listed below. </text:span></text:p>
              <text:p text:style-name="P3"><text:span text:style-name="T11"/></text:p>
              <text:p text:style-name="P3"><text:span text:style-name="T11">Controls, Input: If non-text content is a control or accepts user input, then it </text:span><text:span text:style-name="T11">has a name that describes its purpose. (Refer to Guideline 4.1 for additional </text:span><text:span text:style-name="T11">requirements for controls and content that accepts user input.)</text:span></text:p>
              <text:p text:style-name="P3"><text:span text:style-name="T11"/></text:p>
              <text:p text:style-name="P3"><text:span text:style-name="T11">Time-Based Media: If non-text content is time-based media, then text </text:span><text:span text:style-name="T11">alternatives at least provide descriptive identification of the non-text </text:span><text:span text:style-name="T11">content. (Refer to Guideline 1.2 for additional requirements for media.)</text:span></text:p>
              <text:p text:style-name="P3"><text:span text:style-name="T11"/></text:p>
              <text:p text:style-name="P3"><text:span text:style-name="T11">Test: If non-text content is a test or exercise that would be invalid if </text:span><text:span text:style-name="T11">presented in text, then text alternatives at least provide descriptive </text:span><text:span text:style-name="T11">identification of the non-text content.</text:span></text:p>
              <text:p text:style-name="P3"><text:span text:style-name="T11"/></text:p>
              <text:p text:style-name="P3"><text:span text:style-name="T11">Sensory: If non-text content is primarily intended to create a specific sensory </text:span><text:span text:style-name="T11">experience, then text alternatives at least provide descriptive identification </text:span><text:span text:style-name="T11">of the non-text content.</text:span></text:p>
              <text:p text:style-name="P3"><text:span text:style-name="T11"/></text:p>
              <text:p text:style-name="P3"><text:span text:style-name="T11">CAPTCHA: If the purpose of non-text content is to confirm that content is </text:span><text:span text:style-name="T11">being accessed by a person rather than a computer, then text alternatives </text:span><text:span text:style-name="T11">that identify and describe the purpose of the non-text content are provided, </text:span><text:span text:style-name="T11">and alternative forms of CAPTCHA using output modes for different types of </text:span><text:span text:style-name="T11">sensory perception are provided to accommodate different disabilities.</text:span></text:p>
              <text:p text:style-name="P3"><text:span text:style-name="T11"/></text:p>
              <text:p text:style-name="P3"><text:span text:style-name="T11">Decoration, Formatting, Invisible: If non-text content is pure decoration, is </text:span><text:span text:style-name="T11">used only for visual formatting, or is not presented to users, then it is </text:span><text:span text:style-name="T11">implemented in a way that it can be ignored by assistive technology.</text:span></text:p>
              <text:p text:style-name="P3"><text:span text:style-name="T11"/></text:p>
              <text:p text:style-name="P3"><text:span text:style-name="T11">https://www.w3.org/WAI/WCAG21/Understanding/non-text-content.html</text:span></text:p>
              <text:p text:style-name="P3"><text:span text:style-name="T11"/></text:p>
              <text:p text:style-name="P3"><text:span text:style-name="T11"/></text:p>
              <text:p text:style-name="P3"><text:span text:style-name="T11"/></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table-column table:style-name="co2" table:number-columns-repeated="14" table:default-cell-style-name="Default"/>
        <table:table-row table:style-name="ro58">
          <table:table-cell/>
          <table:table-cell table:style-name="ce17" office:value-type="string" calcext:value-type="string">
            <text:p>Informe de revisión de la accesibilidad</text:p>
          </table:table-cell>
          <table:table-cell table:number-columns-repeated="12"/>
        </table:table-row>
        <table:table-row table:style-name="ro62">
          <table:table-cell/>
          <table:table-cell table:style-name="ce18"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20" office:value-type="string" calcext:value-type="string">
            <text:p>Change Log</text:p>
          </table:table-cell>
          <table:table-cell table:style-name="ce415" table:number-columns-repeated="12"/>
        </table:table-row>
        <table:table-row table:style-name="ro6">
          <table:table-cell table:number-columns-repeated="14"/>
        </table:table-row>
        <table:table-row table:style-name="ro64">
          <table:table-cell/>
          <table:table-cell table:style-name="ce409" office:value-type="string" calcext:value-type="string" table:number-columns-spanned="13" table:number-rows-spanned="1">
            <text:p><text:span text:style-name="T31">Versión 1.0.1</text:span></text:p>
            <text:p/>
            <text:p><text:span text:style-name="T31">- 01. Definición de ámbito</text:span>. Campo <text:span text:style-name="T31">"Soporte de accesibilidad mínimo"</text:span>. Se ha actualizado la descripción del campo en el comentario.</text:p>
            <text:p><text:span text:style-name="T31">- 02. Tecnologías.</text:span> Campo <text:span text:style-name="T31">"Indicar las tecnologías web en las que se basa la conformidad de la accesibilidad"</text:span>. Se ha modificado la descripción de lo que se pide en esta pestaña en el comentario </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0138in"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in"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in"/>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17:22:37.972348650">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4.2$Linux_X86_64 LibreOffice_project/60da17e045e08f1793c57c00ba83cdfce946d0aa</meta:generator>
    <meta:editing-duration>P1DT6H31M47S</meta:editing-duration>
    <meta:editing-cycles>134</meta:editing-cycles>
    <meta:creation-date>2020-03-26T13:14:48.679000000</meta:creation-date>
    <dc:date>2020-10-06T17:23:11.165978996</dc:date>
    <dc:creator>Álvaro Peláez Piñera</dc:creator>
    <meta:document-statistic meta:table-count="12" meta:cell-count="10094" meta:object-count="101"/>
  </office:meta>
</office:document-meta>
</file>